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1.463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9075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9583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0.3354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38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14.7921in" svg:y="125.3571in">
            <draw:object draw:notify-on-update-of-ranges="Hoja1.O835:Hoja1.O841 Hoja1.P834:Hoja1.P834 Hoja1.P835:Hoja1.P841 Hoja1.Q834:Hoja1.Q834 Hoja1.Q835:Hoja1.Q841 Hoja1.R834:Hoja1.R834 Hoja1.R835:Hoja1.R841 Hoja1.S834:Hoja1.S834 Hoja1.S835:Hoja1.S8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7642in" svg:height="3.5335in" svg:x="13.2244in" svg:y="95.2402in">
            <draw:object draw:notify-on-update-of-ranges="Hoja1.O602:Hoja1.O602 Hoja1.O603:Hoja1.O609 Hoja1.P602:Hoja1.P602 Hoja1.P603:Hoja1.P609 Hoja1.Q602:Hoja1.Q602 Hoja1.Q603:Hoja1.Q609 Hoja1.R602:Hoja1.R602 Hoja1.R603:Hoja1.R60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2677in" svg:height="3.5429in" svg:x="14.8535in" svg:y="17.5031in">
            <draw:object draw:notify-on-update-of-ranges="Hoja1.O134:Hoja1.O134 Hoja1.O135:Hoja1.O141 Hoja1.P134:Hoja1.P134 Hoja1.P135:Hoja1.P141 Hoja1.Q134:Hoja1.Q134 Hoja1.Q135:Hoja1.Q141 Hoja1.R134:Hoja1.R134 Hoja1.R135:Hoja1.R141 Hoja1.S134:Hoja1.S134 Hoja1.S135:Hoja1.S141 Hoja1.T134:Hoja1.T134 Hoja1.T135:Hoja1.T1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1894in" svg:height="3.5465in" svg:x="13.3476in" svg:y="5.628in">
            <draw:object draw:notify-on-update-of-ranges="Hoja1.O24:Hoja1.O24 Hoja1.O25:Hoja1.O31 Hoja1.P24:Hoja1.P24 Hoja1.P25:Hoja1.P31 Hoja1.Q24:Hoja1.Q24 Hoja1.Q25:Hoja1.Q31 Hoja1.R24:Hoja1.R24 Hoja1.R25:Hoja1.R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227272727273">
            <text:p>0.0227272727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GOAP_G</text:p>
          </table:table-cell>
          <table:table-cell office:value-type="float" office:value="0.0227272727273">
            <text:p>0.0227272727</text:p>
          </table:table-cell>
          <table:table-cell office:value-type="float" office:value="0.0340909090909">
            <text:p>0.0340909091</text:p>
          </table:table-cell>
          <table:table-cell office:value-type="float" office:value="0.125">
            <text:p>0.125</text:p>
          </table:table-cell>
          <table:table-cell table:number-columns-repeated="12"/>
        </table:table-row>
        <table:table-row table:style-name="ro2">
          <table:table-cell office:value-type="string">
            <text:p>AP_GOAP_G</text:p>
          </table:table-cell>
          <table:table-cell office:value-type="float" office:value="0.0227272727273">
            <text:p>0.0227272727</text:p>
          </table:table-cell>
          <table:table-cell office:value-type="float" office:value="0.0340909090909">
            <text:p>0.0340909091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WENG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164772727273">
            <text:p>0.1647727273</text:p>
          </table:table-cell>
          <table:table-cell table:number-columns-repeated="12"/>
        </table:table-row>
        <table:table-row table:style-name="ro2">
          <table:table-cell office:value-type="string">
            <text:p>AP_WENG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164772727273">
            <text:p>0.1647727273</text:p>
          </table:table-cell>
          <table:table-cell office:value-type="float" office:value="0.534090909091">
            <text:p>0.5340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LOCAL_CB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142045454545">
            <text:p>0.1420454545</text:p>
          </table:table-cell>
          <table:table-cell table:number-columns-repeated="12"/>
        </table:table-row>
        <table:table-row table:style-name="ro2">
          <table:table-cell office:value-type="string">
            <text:p>CP_ZPAIR_CB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176136363636">
            <text:p>0.1761363636</text:p>
          </table:table-cell>
          <table:table-cell office:value-type="float" office:value="0.539772727273">
            <text:p>0.5397727273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3DC_CB</text:p>
          </table:table-cell>
          <table:table-cell office:value-type="float" office:value="0.0170454545455">
            <text:p>0.0170454545</text:p>
          </table:table-cell>
          <table:table-cell office:value-type="float" office:value="0.0397727272727">
            <text:p>0.0397727273</text:p>
          </table:table-cell>
          <table:table-cell office:value-type="float" office:value="0.164772727273">
            <text:p>0.1647727273</text:p>
          </table:table-cell>
          <table:table-cell table:number-columns-repeated="12"/>
        </table:table-row>
        <table:table-row table:style-name="ro2">
          <table:table-cell office:value-type="string">
            <text:p>CP_E3DC_CB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44318181818">
            <text:p>0.2443181818</text:p>
          </table:table-cell>
          <table:table-cell office:value-type="float" office:value="0.545454545455">
            <text:p>0.5454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PAIR_CB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176136363636">
            <text:p>0.1761363636</text:p>
          </table:table-cell>
          <table:table-cell table:number-columns-repeated="12"/>
        </table:table-row>
        <table:table-row table:style-name="ro2">
          <table:table-cell office:value-type="string">
            <text:p>DESOLV</text:p>
          </table:table-cell>
          <table:table-cell office:value-type="float" office:value="0.0511363636364">
            <text:p>0.0511363636</text:p>
          </table:table-cell>
          <table:table-cell office:value-type="float" office:value="0.102272727273">
            <text:p>0.1022727273</text:p>
          </table:table-cell>
          <table:table-cell office:value-type="float" office:value="0.215909090909">
            <text:p>0.2159090909</text:p>
          </table:table-cell>
          <table:table-cell office:value-type="float" office:value="0.545454545455">
            <text:p>0.5454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PAIR_MIN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272727272727">
            <text:p>0.2727272727</text:p>
          </table:table-cell>
          <table:table-cell table:number-columns-repeated="12"/>
        </table:table-row>
        <table:table-row table:style-name="ro2">
          <table:table-cell office:value-type="string">
            <text:p>CP_ZLOCAL_CB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142045454545">
            <text:p>0.1420454545</text:p>
          </table:table-cell>
          <table:table-cell office:value-type="float" office:value="0.551136363636">
            <text:p>0.5511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GOAP_ALL</text:p>
          </table:table-cell>
          <table:table-cell office:value-type="float" office:value="0.0227272727273">
            <text:p>0.0227272727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table:number-columns-repeated="12"/>
        </table:table-row>
        <table:table-row table:style-name="ro2">
          <table:table-cell office:value-type="string">
            <text:p>AP_DARS</text:p>
          </table:table-cell>
          <table:table-cell office:value-type="float" office:value="0.0625">
            <text:p>0.0625</text:p>
          </table:table-cell>
          <table:table-cell office:value-type="float" office:value="0.153409090909">
            <text:p>0.1534090909</text:p>
          </table:table-cell>
          <table:table-cell office:value-type="float" office:value="0.295454545455">
            <text:p>0.2954545455</text:p>
          </table:table-cell>
          <table:table-cell office:value-type="float" office:value="0.579545454545">
            <text:p>0.579545454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3DC_CB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44318181818">
            <text:p>0.2443181818</text:p>
          </table:table-cell>
          <table:table-cell table:number-columns-repeated="12"/>
        </table:table-row>
        <table:table-row table:style-name="ro2">
          <table:table-cell office:value-type="string">
            <text:p>PROPNSTS</text:p>
          </table:table-cell>
          <table:table-cell office:value-type="float" office:value="0.0625">
            <text:p>0.0625</text:p>
          </table:table-cell>
          <table:table-cell office:value-type="float" office:value="0.159090909091">
            <text:p>0.1590909091</text:p>
          </table:table-cell>
          <table:table-cell office:value-type="float" office:value="0.403409090909">
            <text:p>0.4034090909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LOCAL_MIN</text:p>
          </table:table-cell>
          <table:table-cell office:value-type="float" office:value="0.0113636363636">
            <text:p>0.0113636364</text:p>
          </table:table-cell>
          <table:table-cell office:value-type="float" office:value="0.0795454545455">
            <text:p>0.0795454545</text:p>
          </table:table-cell>
          <table:table-cell office:value-type="float" office:value="0.227272727273">
            <text:p>0.2272727273</text:p>
          </table:table-cell>
          <table:table-cell table:number-columns-repeated="12"/>
        </table:table-row>
        <table:table-row table:style-name="ro2">
          <table:table-cell office:value-type="string">
            <text:p>CP_MJ1</text:p>
          </table:table-cell>
          <table:table-cell office:value-type="float" office:value="0.0340909090909">
            <text:p>0.0340909091</text:p>
          </table:table-cell>
          <table:table-cell office:value-type="float" office:value="0.0852272727273">
            <text:p>0.0852272727</text:p>
          </table:table-cell>
          <table:table-cell office:value-type="float" office:value="0.278409090909">
            <text:p>0.2784090909</text:p>
          </table:table-cell>
          <table:table-cell office:value-type="float" office:value="0.596590909091">
            <text:p>0.5965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J1</text:p>
          </table:table-cell>
          <table:table-cell office:value-type="float" office:value="0.0340909090909">
            <text:p>0.0340909091</text:p>
          </table:table-cell>
          <table:table-cell office:value-type="float" office:value="0.0852272727273">
            <text:p>0.0852272727</text:p>
          </table:table-cell>
          <table:table-cell office:value-type="float" office:value="0.278409090909">
            <text:p>0.2784090909</text:p>
          </table:table-cell>
          <table:table-cell table:number-columns-repeated="12"/>
        </table:table-row>
        <table:table-row table:style-name="ro3">
          <table:table-cell office:value-type="string">
            <text:p>SIPPER</text:p>
          </table:table-cell>
          <table:table-cell office:value-type="float" office:value="0.0568181818182">
            <text:p>0.0568181818</text:p>
          </table:table-cell>
          <table:table-cell office:value-type="float" office:value="0.215909090909">
            <text:p>0.2159090909</text:p>
          </table:table-cell>
          <table:table-cell office:value-type="float" office:value="0.403409090909">
            <text:p>0.4034090909</text:p>
          </table:table-cell>
          <table:table-cell office:value-type="float" office:value="0.642045454545">
            <text:p>0.642045454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Qa</text:p>
          </table:table-cell>
          <table:table-cell office:value-type="float" office:value="0.0340909090909">
            <text:p>0.0340909091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table:number-columns-repeated="12"/>
        </table:table-row>
        <table:table-row table:style-name="ro2">
          <table:table-cell office:value-type="string">
            <text:p>CP_EPAIR_CB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3125">
            <text:p>0.3125</text:p>
          </table:table-cell>
          <table:table-cell office:value-type="float" office:value="0.607954545455">
            <text:p>0.6079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RO</text:p>
          </table:table-cell>
          <table:table-cell office:value-type="float" office:value="0.0170454545455">
            <text:p>0.0170454545</text:p>
          </table:table-cell>
          <table:table-cell office:value-type="float" office:value="0.0965909090909">
            <text:p>0.0965909091</text:p>
          </table:table-cell>
          <table:table-cell office:value-type="float" office:value="0.306818181818">
            <text:p>0.3068181818</text:p>
          </table:table-cell>
          <table:table-cell table:number-columns-repeated="12"/>
        </table:table-row>
        <table:table-row table:style-name="ro2">
          <table:table-cell office:value-type="string">
            <text:p>CP_SJKG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272727272727">
            <text:p>0.2727272727</text:p>
          </table:table-cell>
          <table:table-cell office:value-type="float" office:value="0.613636363636">
            <text:p>0.6136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3DC_MIN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3125">
            <text:p>0.3125</text:p>
          </table:table-cell>
          <table:table-cell table:number-columns-repeated="12"/>
        </table:table-row>
        <table:table-row table:style-name="ro3">
          <table:table-cell office:value-type="string">
            <text:p>CP_Qa</text:p>
          </table:table-cell>
          <table:table-cell office:value-type="float" office:value="0.0340909090909">
            <text:p>0.0340909091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office:value-type="float" office:value="0.619318181818">
            <text:p>0.6193181818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DESOLV</text:p>
          </table:table-cell>
          <table:table-cell office:value-type="float" office:value="0.0511363636364">
            <text:p>0.0511363636</text:p>
          </table:table-cell>
          <table:table-cell office:value-type="float" office:value="0.102272727273">
            <text:p>0.1022727273</text:p>
          </table:table-cell>
          <table:table-cell office:value-type="float" office:value="0.215909090909">
            <text:p>0.2159090909</text:p>
          </table:table-cell>
          <table:table-cell table:number-columns-repeated="12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113636363636">
            <text:p>0.0113636364</text:p>
          </table:table-cell>
          <table:table-cell office:value-type="float" office:value="0.0795454545455">
            <text:p>0.0795454545</text:p>
          </table:table-cell>
          <table:table-cell office:value-type="float" office:value="0.227272727273">
            <text:p>0.2272727273</text:p>
          </table:table-cell>
          <table:table-cell office:value-type="float" office:value="0.619318181818">
            <text:p>0.6193181818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S3DC_CB</text:p>
          </table:table-cell>
          <table:table-cell office:value-type="float" office:value="0.0397727272727">
            <text:p>0.0397727273</text:p>
          </table:table-cell>
          <table:table-cell office:value-type="float" office:value="0.113636363636">
            <text:p>0.1136363636</text:p>
          </table:table-cell>
          <table:table-cell office:value-type="float" office:value="0.301136363636">
            <text:p>0.3011363636</text:p>
          </table:table-cell>
          <table:table-cell table:number-columns-repeated="12"/>
        </table:table-row>
        <table:table-row table:style-name="ro2">
          <table:table-cell office:value-type="string">
            <text:p>CP_Z3DC_MIN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3125">
            <text:p>0.3125</text:p>
          </table:table-cell>
          <table:table-cell office:value-type="float" office:value="0.619318181818">
            <text:p>0.6193181818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J2</text:p>
          </table:table-cell>
          <table:table-cell office:value-type="float" office:value="0.0284090909091">
            <text:p>0.0284090909</text:p>
          </table:table-cell>
          <table:table-cell office:value-type="float" office:value="0.119318181818">
            <text:p>0.1193181818</text:p>
          </table:table-cell>
          <table:table-cell office:value-type="float" office:value="0.4375">
            <text:p>0.4375</text:p>
          </table:table-cell>
          <table:table-cell table:number-columns-repeated="12"/>
        </table:table-row>
        <table:table-row table:style-name="ro2">
          <table:table-cell office:value-type="string">
            <text:p>CP_BFKV</text:p>
          </table:table-cell>
          <table:table-cell office:value-type="float" office:value="0.0738636363636">
            <text:p>0.0738636364</text:p>
          </table:table-cell>
          <table:table-cell office:value-type="float" office:value="0.176136363636">
            <text:p>0.1761363636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GKS</text:p>
          </table:table-cell>
          <table:table-cell office:value-type="float" office:value="0.0340909090909">
            <text:p>0.0340909091</text:p>
          </table:table-cell>
          <table:table-cell office:value-type="float" office:value="0.119318181818">
            <text:p>0.1193181818</text:p>
          </table:table-cell>
          <table:table-cell office:value-type="float" office:value="0.426136363636">
            <text:p>0.4261363636</text:p>
          </table:table-cell>
          <table:table-cell table:number-columns-repeated="12"/>
        </table:table-row>
        <table:table-row table:style-name="ro3">
          <table:table-cell office:value-type="string">
            <text:p>CP_SKOa</text:p>
          </table:table-cell>
          <table:table-cell office:value-type="float" office:value="0.0340909090909">
            <text:p>0.0340909091</text:p>
          </table:table-cell>
          <table:table-cell office:value-type="float" office:value="0.147727272727">
            <text:p>0.1477272727</text:p>
          </table:table-cell>
          <table:table-cell office:value-type="float" office:value="0.295454545455">
            <text:p>0.2954545455</text:p>
          </table:table-cell>
          <table:table-cell office:value-type="float" office:value="0.625">
            <text:p>0.62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S</text:p>
          </table:table-cell>
          <table:table-cell office:value-type="float" office:value="0.0511363636364">
            <text:p>0.0511363636</text:p>
          </table:table-cell>
          <table:table-cell office:value-type="float" office:value="0.130681818182">
            <text:p>0.1306818182</text:p>
          </table:table-cell>
          <table:table-cell office:value-type="float" office:value="0.409090909091">
            <text:p>0.4090909091</text:p>
          </table:table-cell>
          <table:table-cell table:number-columns-repeated="12"/>
        </table:table-row>
        <table:table-row table:style-name="ro2">
          <table:table-cell office:value-type="string">
            <text:p>CP_Z3DC_CB</text:p>
          </table:table-cell>
          <table:table-cell office:value-type="float" office:value="0.0170454545455">
            <text:p>0.0170454545</text:p>
          </table:table-cell>
          <table:table-cell office:value-type="float" office:value="0.0397727272727">
            <text:p>0.0397727273</text:p>
          </table:table-cell>
          <table:table-cell office:value-type="float" office:value="0.164772727273">
            <text:p>0.1647727273</text:p>
          </table:table-cell>
          <table:table-cell office:value-type="float" office:value="0.625">
            <text:p>0.62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MPS</text:p>
          </table:table-cell>
          <table:table-cell office:value-type="float" office:value="0.0568181818182">
            <text:p>0.0568181818</text:p>
          </table:table-cell>
          <table:table-cell office:value-type="float" office:value="0.130681818182">
            <text:p>0.1306818182</text:p>
          </table:table-cell>
          <table:table-cell office:value-type="float" office:value="0.352272727273">
            <text:p>0.3522727273</text:p>
          </table:table-cell>
          <table:table-cell table:number-columns-repeated="12"/>
        </table:table-row>
        <table:table-row table:style-name="ro3">
          <table:table-cell office:value-type="string">
            <text:p>CP_RO</text:p>
          </table:table-cell>
          <table:table-cell office:value-type="float" office:value="0.0170454545455">
            <text:p>0.0170454545</text:p>
          </table:table-cell>
          <table:table-cell office:value-type="float" office:value="0.0965909090909">
            <text:p>0.0965909091</text:p>
          </table:table-cell>
          <table:table-cell office:value-type="float" office:value="0.306818181818">
            <text:p>0.3068181818</text:p>
          </table:table-cell>
          <table:table-cell office:value-type="float" office:value="0.630681818182">
            <text:p>0.6306818182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TEs</text:p>
          </table:table-cell>
          <table:table-cell office:value-type="float" office:value="0.0340909090909">
            <text:p>0.0340909091</text:p>
          </table:table-cell>
          <table:table-cell office:value-type="float" office:value="0.136363636364">
            <text:p>0.1363636364</text:p>
          </table:table-cell>
          <table:table-cell office:value-type="float" office:value="0.357954545455">
            <text:p>0.3579545455</text:p>
          </table:table-cell>
          <table:table-cell table:number-columns-repeated="12"/>
        </table:table-row>
        <table:table-row table:style-name="ro2">
          <table:table-cell office:value-type="string">
            <text:p>CP_ZPAIR_MIN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272727272727">
            <text:p>0.2727272727</text:p>
          </table:table-cell>
          <table:table-cell office:value-type="float" office:value="0.636363636364">
            <text:p>0.6363636364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ZS3DC_MIN</text:p>
          </table:table-cell>
          <table:table-cell office:value-type="float" office:value="0.0397727272727">
            <text:p>0.0397727273</text:p>
          </table:table-cell>
          <table:table-cell office:value-type="float" office:value="0.136363636364">
            <text:p>0.1363636364</text:p>
          </table:table-cell>
          <table:table-cell office:value-type="float" office:value="0.363636363636">
            <text:p>0.3636363636</text:p>
          </table:table-cell>
          <table:table-cell table:number-columns-repeated="12"/>
        </table:table-row>
        <table:table-row table:style-name="ro3">
          <table:table-cell office:value-type="string">
            <text:p>ODA</text:p>
          </table:table-cell>
          <table:table-cell office:value-type="float" office:value="0.0795454545455">
            <text:p>0.0795454545</text:p>
          </table:table-cell>
          <table:table-cell office:value-type="float" office:value="0.170454545455">
            <text:p>0.1704545455</text:p>
          </table:table-cell>
          <table:table-cell office:value-type="float" office:value="0.3125">
            <text:p>0.3125</text:p>
          </table:table-cell>
          <table:table-cell office:value-type="float" office:value="0.636363636364">
            <text:p>0.6363636364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Qm</text:p>
          </table:table-cell>
          <table:table-cell office:value-type="float" office:value="0.0340909090909">
            <text:p>0.0340909091</text:p>
          </table:table-cell>
          <table:table-cell office:value-type="float" office:value="0.142045454545">
            <text:p>0.1420454545</text:p>
          </table:table-cell>
          <table:table-cell office:value-type="float" office:value="0.340909090909">
            <text:p>0.3409090909</text:p>
          </table:table-cell>
          <table:table-cell table:number-columns-repeated="3"/>
          <table:table-cell/>
          <table:table-cell office:value-type="string">
            <text:p>Top1 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table:number-columns-repeated="5"/>
        </table:table-row>
        <table:table-row table:style-name="ro3">
          <table:table-cell office:value-type="string">
            <text:p>CP_SKOb</text:p>
          </table:table-cell>
          <table:table-cell office:value-type="float" office:value="0.0284090909091">
            <text:p>0.0284090909</text:p>
          </table:table-cell>
          <table:table-cell office:value-type="float" office:value="0.181818181818">
            <text:p>0.1818181818</text:p>
          </table:table-cell>
          <table:table-cell office:value-type="float" office:value="0.431818181818">
            <text:p>0.4318181818</text:p>
          </table:table-cell>
          <table:table-cell office:value-type="float" office:value="0.642045454545">
            <text:p>0.642045454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BL</text:p>
          </table:table-cell>
          <table:table-cell office:value-type="float" office:value="0.0397727272727">
            <text:p>0.0397727273</text:p>
          </table:table-cell>
          <table:table-cell office:value-type="float" office:value="0.142045454545">
            <text:p>0.1420454545</text:p>
          </table:table-cell>
          <table:table-cell office:value-type="float" office:value="0.403409090909">
            <text:p>0.4034090909</text:p>
          </table:table-cell>
          <table:table-cell table:number-columns-repeated="3"/>
          <table:table-cell office:value-type="string">
            <text:p>CP_Qp</text:p>
          </table:table-cell>
          <table:table-cell office:value-type="float" office:value="0.0795454545455">
            <text:p>0.0795454545</text:p>
          </table:table-cell>
          <table:table-cell office:value-type="float" office:value="0.261363636364">
            <text:p>0.2613636364</text:p>
          </table:table-cell>
          <table:table-cell office:value-type="float" office:value="0.511363636364">
            <text:p>0.5113636364</text:p>
          </table:table-cell>
          <table:table-cell table:number-columns-repeated="5"/>
        </table:table-row>
        <table:table-row table:style-name="ro3">
          <table:table-cell office:value-type="string">
            <text:p>CP_Qm</text:p>
          </table:table-cell>
          <table:table-cell office:value-type="float" office:value="0.0340909090909">
            <text:p>0.0340909091</text:p>
          </table:table-cell>
          <table:table-cell office:value-type="float" office:value="0.142045454545">
            <text:p>0.1420454545</text:p>
          </table:table-cell>
          <table:table-cell office:value-type="float" office:value="0.340909090909">
            <text:p>0.3409090909</text:p>
          </table:table-cell>
          <table:table-cell office:value-type="float" office:value="0.653409090909">
            <text:p>0.6534090909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SBM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352272727273">
            <text:p>0.3522727273</text:p>
          </table:table-cell>
          <table:table-cell table:number-columns-repeated="3"/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94318181818">
            <text:p>0.4943181818</text:p>
          </table:table-cell>
          <table:table-cell table:number-columns-repeated="5"/>
        </table:table-row>
        <table:table-row table:style-name="ro2">
          <table:table-cell office:value-type="string">
            <text:p>PYDOCK_TOT</text:p>
          </table:table-cell>
          <table:table-cell office:value-type="float" office:value="0.0965909090909">
            <text:p>0.0965909091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office:value-type="float" office:value="0.653409090909">
            <text:p>0.6534090909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SJKG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272727272727">
            <text:p>0.2727272727</text:p>
          </table:table-cell>
          <table:table-cell table:number-columns-repeated="3"/>
          <table:table-cell office:value-type="string">
            <text:p>CP_HLPL</text:p>
          </table:table-cell>
          <table:table-cell office:value-type="float" office:value="0.102272727273">
            <text:p>0.1022727273</text:p>
          </table:table-cell>
          <table:table-cell office:value-type="float" office:value="0.272727272727">
            <text:p>0.2727272727</text:p>
          </table:table-cell>
          <table:table-cell office:value-type="float" office:value="0.505681818182">
            <text:p>0.5056818182</text:p>
          </table:table-cell>
          <table:table-cell table:number-columns-repeated="5"/>
        </table:table-row>
        <table:table-row table:style-name="ro3">
          <table:table-cell office:value-type="string">
            <text:p>CP_TEs</text:p>
          </table:table-cell>
          <table:table-cell office:value-type="float" office:value="0.0340909090909">
            <text:p>0.0340909091</text:p>
          </table:table-cell>
          <table:table-cell office:value-type="float" office:value="0.136363636364">
            <text:p>0.1363636364</text:p>
          </table:table-cell>
          <table:table-cell office:value-type="float" office:value="0.357954545455">
            <text:p>0.3579545455</text:p>
          </table:table-cell>
          <table:table-cell office:value-type="float" office:value="0.659090909091">
            <text:p>0.6590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PAIR_CB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3125">
            <text:p>0.3125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.113636363636">
            <text:p>0.1136363636</text:p>
          </table:table-cell>
          <table:table-cell office:value-type="float" office:value="0.272727272727">
            <text:p>0.2727272727</text:p>
          </table:table-cell>
          <table:table-cell office:value-type="float" office:value="0.585227272727">
            <text:p>0.5852272727</text:p>
          </table:table-cell>
          <table:table-cell table:number-columns-repeated="5"/>
        </table:table-row>
        <table:table-row table:style-name="ro2">
          <table:table-cell office:value-type="string">
            <text:p>CP_SKOIP</text:p>
          </table:table-cell>
          <table:table-cell office:value-type="float" office:value="0.102272727273">
            <text:p>0.1022727273</text:p>
          </table:table-cell>
          <table:table-cell office:value-type="float" office:value="0.238636363636">
            <text:p>0.2386363636</text:p>
          </table:table-cell>
          <table:table-cell office:value-type="float" office:value="0.409090909091">
            <text:p>0.4090909091</text:p>
          </table:table-cell>
          <table:table-cell office:value-type="float" office:value="0.659090909091">
            <text:p>0.6590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S3DC_MIN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363636363636">
            <text:p>0.3636363636</text:p>
          </table:table-cell>
          <table:table-cell table:number-columns-repeated="3"/>
          <table:table-cell office:value-type="string">
            <text:p>AP_T1</text:p>
          </table:table-cell>
          <table:table-cell office:value-type="float" office:value="0.0738636363636">
            <text:p>0.0738636364</text:p>
          </table:table-cell>
          <table:table-cell office:value-type="float" office:value="0.272727272727">
            <text:p>0.2727272727</text:p>
          </table:table-cell>
          <table:table-cell office:value-type="float" office:value="0.488636363636">
            <text:p>0.4886363636</text:p>
          </table:table-cell>
          <table:table-cell table:number-columns-repeated="5"/>
        </table:table-row>
        <table:table-row table:style-name="ro3">
          <table:table-cell office:value-type="string">
            <text:p>CP_DECK</text:p>
          </table:table-cell>
          <table:table-cell office:value-type="float" office:value="0.119318181818">
            <text:p>0.1193181818</text:p>
          </table:table-cell>
          <table:table-cell office:value-type="float" office:value="0.204545454545">
            <text:p>0.2045454545</text:p>
          </table:table-cell>
          <table:table-cell office:value-type="float" office:value="0.375">
            <text:p>0.375</text:p>
          </table:table-cell>
          <table:table-cell office:value-type="float" office:value="0.659090909091">
            <text:p>0.6590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SKOa</text:p>
          </table:table-cell>
          <table:table-cell office:value-type="float" office:value="0.0340909090909">
            <text:p>0.0340909091</text:p>
          </table:table-cell>
          <table:table-cell office:value-type="float" office:value="0.147727272727">
            <text:p>0.1477272727</text:p>
          </table:table-cell>
          <table:table-cell office:value-type="float" office:value="0.295454545455">
            <text:p>0.2954545455</text:p>
          </table:table-cell>
          <table:table-cell table:number-columns-repeated="3"/>
          <table:table-cell office:value-type="string">
            <text:p>AP_T2</text:p>
          </table:table-cell>
          <table:table-cell office:value-type="float" office:value="0.0681818181818">
            <text:p>0.0681818182</text:p>
          </table:table-cell>
          <table:table-cell office:value-type="float" office:value="0.272727272727">
            <text:p>0.2727272727</text:p>
          </table:table-cell>
          <table:table-cell office:value-type="float" office:value="0.534090909091">
            <text:p>0.5340909091</text:p>
          </table:table-cell>
          <table:table-cell table:number-columns-repeated="5"/>
        </table:table-row>
        <table:table-row table:style-name="ro2">
          <table:table-cell office:value-type="string">
            <text:p>CP_ZS3DC_MIN</text:p>
          </table:table-cell>
          <table:table-cell office:value-type="float" office:value="0.0397727272727">
            <text:p>0.0397727273</text:p>
          </table:table-cell>
          <table:table-cell office:value-type="float" office:value="0.136363636364">
            <text:p>0.1363636364</text:p>
          </table:table-cell>
          <table:table-cell office:value-type="float" office:value="0.363636363636">
            <text:p>0.3636363636</text:p>
          </table:table-cell>
          <table:table-cell office:value-type="float" office:value="0.659090909091">
            <text:p>0.6590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DOPE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69318181818">
            <text:p>0.3693181818</text:p>
          </table:table-cell>
          <table:table-cell table:number-columns-repeated="3"/>
          <table:table-cell office:value-type="string">
            <text:p>AP_PISA</text:p>
          </table:table-cell>
          <table:table-cell office:value-type="float" office:value="0.153409090909">
            <text:p>0.1534090909</text:p>
          </table:table-cell>
          <table:table-cell office:value-type="float" office:value="0.352272727273">
            <text:p>0.3522727273</text:p>
          </table:table-cell>
          <table:table-cell office:value-type="float" office:value="0.551136363636">
            <text:p>0.5511363636</text:p>
          </table:table-cell>
          <table:table-cell table:number-columns-repeated="5"/>
        </table:table-row>
        <table:table-row table:style-name="ro2">
          <table:table-cell office:value-type="string">
            <text:p>AP_MPS</text:p>
          </table:table-cell>
          <table:table-cell office:value-type="float" office:value="0.0568181818182">
            <text:p>0.0568181818</text:p>
          </table:table-cell>
          <table:table-cell office:value-type="float" office:value="0.130681818182">
            <text:p>0.1306818182</text:p>
          </table:table-cell>
          <table:table-cell office:value-type="float" office:value="0.352272727273">
            <text:p>0.3522727273</text:p>
          </table:table-cell>
          <table:table-cell office:value-type="float" office:value="0.670454545455">
            <text:p>0.6704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S3DC_CB</text:p>
          </table:table-cell>
          <table:table-cell office:value-type="float" office:value="0.0454545454545">
            <text:p>0.0454545455</text:p>
          </table:table-cell>
          <table:table-cell office:value-type="float" office:value="0.153409090909">
            <text:p>0.1534090909</text:p>
          </table:table-cell>
          <table:table-cell office:value-type="float" office:value="0.323863636364">
            <text:p>0.3238636364</text:p>
          </table:table-cell>
          <table:table-cell table:number-columns-repeated="3"/>
          <table:table-cell office:value-type="string">
            <text:p>PYDOCK_TOT</text:p>
          </table:table-cell>
          <table:table-cell office:value-type="float" office:value="0.0965909090909">
            <text:p>0.0965909091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table:number-columns-repeated="5"/>
        </table:table-row>
        <table:table-row table:style-name="ro2">
          <table:table-cell office:value-type="string">
            <text:p>CP_ES3DC_CB</text:p>
          </table:table-cell>
          <table:table-cell office:value-type="float" office:value="0.0454545454545">
            <text:p>0.0454545455</text:p>
          </table:table-cell>
          <table:table-cell office:value-type="float" office:value="0.153409090909">
            <text:p>0.1534090909</text:p>
          </table:table-cell>
          <table:table-cell office:value-type="float" office:value="0.323863636364">
            <text:p>0.3238636364</text:p>
          </table:table-cell>
          <table:table-cell office:value-type="float" office:value="0.670454545455">
            <text:p>0.6704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VD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92045454545">
            <text:p>0.3920454545</text:p>
          </table:table-cell>
          <table:table-cell table:number-columns-repeated="12"/>
        </table:table-row>
        <table:table-row table:style-name="ro2">
          <table:table-cell office:value-type="string">
            <text:p>CP_EPAIR_MIN</text:p>
          </table:table-cell>
          <table:table-cell office:value-type="float" office:value="0.0795454545455">
            <text:p>0.079545454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office:value-type="float" office:value="0.670454545455">
            <text:p>0.6704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DOPE_HR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75">
            <text:p>0.375</text:p>
          </table:table-cell>
          <table:table-cell table:number-columns-repeated="12"/>
        </table:table-row>
        <table:table-row table:style-name="ro2">
          <table:table-cell office:value-type="string">
            <text:p>CP_ES3DC_MIN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363636363636">
            <text:p>0.3636363636</text:p>
          </table:table-cell>
          <table:table-cell office:value-type="float" office:value="0.670454545455">
            <text:p>0.6704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DARS</text:p>
          </table:table-cell>
          <table:table-cell office:value-type="float" office:value="0.0625">
            <text:p>0.0625</text:p>
          </table:table-cell>
          <table:table-cell office:value-type="float" office:value="0.153409090909">
            <text:p>0.1534090909</text:p>
          </table:table-cell>
          <table:table-cell office:value-type="float" office:value="0.295454545455">
            <text:p>0.2954545455</text:p>
          </table:table-cell>
          <table:table-cell table:number-columns-repeated="12"/>
        </table:table-row>
        <table:table-row table:style-name="ro2">
          <table:table-cell office:value-type="string">
            <text:p>AP_URS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369318181818">
            <text:p>0.3693181818</text:p>
          </table:table-cell>
          <table:table-cell office:value-type="float" office:value="0.676136363636">
            <text:p>0.6761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PROPNSTS</text:p>
          </table:table-cell>
          <table:table-cell office:value-type="float" office:value="0.0625">
            <text:p>0.0625</text:p>
          </table:table-cell>
          <table:table-cell office:value-type="float" office:value="0.159090909091">
            <text:p>0.1590909091</text:p>
          </table:table-cell>
          <table:table-cell office:value-type="float" office:value="0.403409090909">
            <text:p>0.4034090909</text:p>
          </table:table-cell>
          <table:table-cell table:number-columns-repeated="12"/>
        </table:table-row>
        <table:table-row table:style-name="ro2">
          <table:table-cell office:value-type="string">
            <text:p>CP_E3DC_MIN</text:p>
          </table:table-cell>
          <table:table-cell office:value-type="float" office:value="0.0625">
            <text:p>0.0625</text:p>
          </table:table-cell>
          <table:table-cell office:value-type="float" office:value="0.164772727273">
            <text:p>0.1647727273</text:p>
          </table:table-cell>
          <table:table-cell office:value-type="float" office:value="0.346590909091">
            <text:p>0.3465909091</text:p>
          </table:table-cell>
          <table:table-cell office:value-type="float" office:value="0.676136363636">
            <text:p>0.6761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3D_CB</text:p>
          </table:table-cell>
          <table:table-cell office:value-type="float" office:value="0.0738636363636">
            <text:p>0.0738636364</text:p>
          </table:table-cell>
          <table:table-cell office:value-type="float" office:value="0.159090909091">
            <text:p>0.1590909091</text:p>
          </table:table-cell>
          <table:table-cell office:value-type="float" office:value="0.375">
            <text:p>0.375</text:p>
          </table:table-cell>
          <table:table-cell table:number-columns-repeated="12"/>
        </table:table-row>
        <table:table-row table:style-name="ro2">
          <table:table-cell office:value-type="string">
            <text:p>CP_MSBM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352272727273">
            <text:p>0.3522727273</text:p>
          </table:table-cell>
          <table:table-cell office:value-type="float" office:value="0.681818181818">
            <text:p>0.6818181818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LOCAL_CB</text:p>
          </table:table-cell>
          <table:table-cell office:value-type="float" office:value="0.0625">
            <text:p>0.0625</text:p>
          </table:table-cell>
          <table:table-cell office:value-type="float" office:value="0.164772727273">
            <text:p>0.1647727273</text:p>
          </table:table-cell>
          <table:table-cell office:value-type="float" office:value="0.357954545455">
            <text:p>0.3579545455</text:p>
          </table:table-cell>
          <table:table-cell table:number-columns-repeated="12"/>
        </table:table-row>
        <table:table-row table:style-name="ro2"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94318181818">
            <text:p>0.4943181818</text:p>
          </table:table-cell>
          <table:table-cell office:value-type="float" office:value="0.681818181818">
            <text:p>0.6818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E3DC_MIN</text:p>
          </table:table-cell>
          <table:table-cell office:value-type="float" office:value="0.0625">
            <text:p>0.0625</text:p>
          </table:table-cell>
          <table:table-cell office:value-type="float" office:value="0.164772727273">
            <text:p>0.1647727273</text:p>
          </table:table-cell>
          <table:table-cell office:value-type="float" office:value="0.346590909091">
            <text:p>0.3465909091</text:p>
          </table:table-cell>
          <table:table-cell table:number-columns-repeated="12"/>
        </table:table-row>
        <table:table-row table:style-name="ro2">
          <table:table-cell office:value-type="string">
            <text:p>CP_MJ3h</text:p>
          </table:table-cell>
          <table:table-cell office:value-type="float" office:value="0.0852272727273">
            <text:p>0.0852272727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URS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369318181818">
            <text:p>0.3693181818</text:p>
          </table:table-cell>
          <table:table-cell table:number-columns-repeated="12"/>
        </table:table-row>
        <table:table-row table:style-name="ro3">
          <table:table-cell office:value-type="string">
            <text:p>CP_TEl</text:p>
          </table:table-cell>
          <table:table-cell office:value-type="float" office:value="0.0511363636364">
            <text:p>0.0511363636</text:p>
          </table:table-cell>
          <table:table-cell office:value-type="float" office:value="0.193181818182">
            <text:p>0.1931818182</text:p>
          </table:table-cell>
          <table:table-cell office:value-type="float" office:value="0.386363636364">
            <text:p>0.3863636364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VDW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488636363636">
            <text:p>0.4886363636</text:p>
          </table:table-cell>
          <table:table-cell table:number-columns-repeated="12"/>
        </table:table-row>
        <table:table-row table:style-name="ro2">
          <table:table-cell office:value-type="string">
            <text:p>CP_BL</text:p>
          </table:table-cell>
          <table:table-cell office:value-type="float" office:value="0.0397727272727">
            <text:p>0.0397727273</text:p>
          </table:table-cell>
          <table:table-cell office:value-type="float" office:value="0.142045454545">
            <text:p>0.1420454545</text:p>
          </table:table-cell>
          <table:table-cell office:value-type="float" office:value="0.403409090909">
            <text:p>0.4034090909</text:p>
          </table:table-cell>
          <table:table-cell office:value-type="float" office:value="0.693181818182">
            <text:p>0.6931818182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ODA</text:p>
          </table:table-cell>
          <table:table-cell office:value-type="float" office:value="0.0795454545455">
            <text:p>0.0795454545</text:p>
          </table:table-cell>
          <table:table-cell office:value-type="float" office:value="0.170454545455">
            <text:p>0.1704545455</text:p>
          </table:table-cell>
          <table:table-cell office:value-type="float" office:value="0.3125">
            <text:p>0.3125</text:p>
          </table:table-cell>
          <table:table-cell table:number-columns-repeated="12"/>
        </table:table-row>
        <table:table-row table:style-name="ro2">
          <table:table-cell office:value-type="string">
            <text:p>CP_BT</text:p>
          </table:table-cell>
          <table:table-cell office:value-type="float" office:value="0.0568181818182">
            <text:p>0.0568181818</text:p>
          </table:table-cell>
          <table:table-cell office:value-type="float" office:value="0.193181818182">
            <text:p>0.1931818182</text:p>
          </table:table-cell>
          <table:table-cell office:value-type="float" office:value="0.380681818182">
            <text:p>0.3806818182</text:p>
          </table:table-cell>
          <table:table-cell office:value-type="float" office:value="0.693181818182">
            <text:p>0.6931818182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ELE</text:p>
          </table:table-cell>
          <table:table-cell office:value-type="float" office:value="0.0681818181818">
            <text:p>0.0681818182</text:p>
          </table:table-cell>
          <table:table-cell office:value-type="float" office:value="0.176136363636">
            <text:p>0.1761363636</text:p>
          </table:table-cell>
          <table:table-cell office:value-type="float" office:value="0.403409090909">
            <text:p>0.4034090909</text:p>
          </table:table-cell>
          <table:table-cell table:number-columns-repeated="12"/>
        </table:table-row>
        <table:table-row table:style-name="ro2">
          <table:table-cell office:value-type="string">
            <text:p>CP_TD</text:p>
          </table:table-cell>
          <table:table-cell office:value-type="float" office:value="0.0965909090909">
            <text:p>0.0965909091</text:p>
          </table:table-cell>
          <table:table-cell office:value-type="float" office:value="0.232954545455">
            <text:p>0.2329545455</text:p>
          </table:table-cell>
          <table:table-cell office:value-type="float" office:value="0.443181818182">
            <text:p>0.4431818182</text:p>
          </table:table-cell>
          <table:table-cell office:value-type="float" office:value="0.693181818182">
            <text:p>0.6931818182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BFKV</text:p>
          </table:table-cell>
          <table:table-cell office:value-type="float" office:value="0.0738636363636">
            <text:p>0.0738636364</text:p>
          </table:table-cell>
          <table:table-cell office:value-type="float" office:value="0.176136363636">
            <text:p>0.1761363636</text:p>
          </table:table-cell>
          <table:table-cell office:value-type="float" office:value="0.375">
            <text:p>0.375</text:p>
          </table:table-cell>
          <table:table-cell table:number-columns-repeated="12"/>
        </table:table-row>
        <table:table-row table:style-name="ro3">
          <table:table-cell office:value-type="string">
            <text:p>AP_GOAP_DF</text:p>
          </table:table-cell>
          <table:table-cell office:value-type="float" office:value="0.0852272727273">
            <text:p>0.0852272727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office:value-type="float" office:value="0.693181818182">
            <text:p>0.6931818182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SKOb</text:p>
          </table:table-cell>
          <table:table-cell office:value-type="float" office:value="0.0284090909091">
            <text:p>0.0284090909</text:p>
          </table:table-cell>
          <table:table-cell office:value-type="float" office:value="0.181818181818">
            <text:p>0.1818181818</text:p>
          </table:table-cell>
          <table:table-cell office:value-type="float" office:value="0.431818181818">
            <text:p>0.4318181818</text:p>
          </table:table-cell>
          <table:table-cell table:number-columns-repeated="12"/>
        </table:table-row>
        <table:table-row table:style-name="ro3">
          <table:table-cell office:value-type="string">
            <text:p>AP_dDFIRE</text:p>
          </table:table-cell>
          <table:table-cell office:value-type="float" office:value="0.0909090909091">
            <text:p>0.0909090909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98863636364">
            <text:p>0.6988636364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TEl</text:p>
          </table:table-cell>
          <table:table-cell office:value-type="float" office:value="0.0511363636364">
            <text:p>0.0511363636</text:p>
          </table:table-cell>
          <table:table-cell office:value-type="float" office:value="0.193181818182">
            <text:p>0.1931818182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AP_DOPE_HR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75">
            <text:p>0.375</text:p>
          </table:table-cell>
          <table:table-cell office:value-type="float" office:value="0.698863636364">
            <text:p>0.6988636364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BT</text:p>
          </table:table-cell>
          <table:table-cell office:value-type="float" office:value="0.0568181818182">
            <text:p>0.0568181818</text:p>
          </table:table-cell>
          <table:table-cell office:value-type="float" office:value="0.193181818182">
            <text:p>0.1931818182</text:p>
          </table:table-cell>
          <table:table-cell office:value-type="float" office:value="0.380681818182">
            <text:p>0.3806818182</text:p>
          </table:table-cell>
          <table:table-cell table:number-columns-repeated="12"/>
        </table:table-row>
        <table:table-row table:style-name="ro2">
          <table:table-cell office:value-type="string">
            <text:p>CP_ELOCAL_CB</text:p>
          </table:table-cell>
          <table:table-cell office:value-type="float" office:value="0.0625">
            <text:p>0.0625</text:p>
          </table:table-cell>
          <table:table-cell office:value-type="float" office:value="0.164772727273">
            <text:p>0.1647727273</text:p>
          </table:table-cell>
          <table:table-cell office:value-type="float" office:value="0.357954545455">
            <text:p>0.3579545455</text:p>
          </table:table-cell>
          <table:table-cell office:value-type="float" office:value="0.698863636364">
            <text:p>0.6988636364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JPL</text:p>
          </table:table-cell>
          <table:table-cell office:value-type="float" office:value="0.0738636363636">
            <text:p>0.0738636364</text:p>
          </table:table-cell>
          <table:table-cell office:value-type="float" office:value="0.193181818182">
            <text:p>0.1931818182</text:p>
          </table:table-cell>
          <table:table-cell office:value-type="float" office:value="0.471590909091">
            <text:p>0.4715909091</text:p>
          </table:table-cell>
          <table:table-cell table:number-columns-repeated="12"/>
        </table:table-row>
        <table:table-row table:style-name="ro2">
          <table:table-cell office:value-type="string">
            <text:p>AP_DOPE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69318181818">
            <text:p>0.3693181818</text:p>
          </table:table-cell>
          <table:table-cell office:value-type="float" office:value="0.704545454545">
            <text:p>0.704545454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DFIRE2</text:p>
          </table:table-cell>
          <table:table-cell office:value-type="float" office:value="0.0795454545455">
            <text:p>0.0795454545</text:p>
          </table:table-cell>
          <table:table-cell office:value-type="float" office:value="0.193181818182">
            <text:p>0.1931818182</text:p>
          </table:table-cell>
          <table:table-cell office:value-type="float" office:value="0.420454545455">
            <text:p>0.4204545455</text:p>
          </table:table-cell>
          <table:table-cell table:number-columns-repeated="12"/>
        </table:table-row>
        <table:table-row table:style-name="ro2">
          <table:table-cell office:value-type="string">
            <text:p>CP_ZS3DC_CB</text:p>
          </table:table-cell>
          <table:table-cell office:value-type="float" office:value="0.0397727272727">
            <text:p>0.0397727273</text:p>
          </table:table-cell>
          <table:table-cell office:value-type="float" office:value="0.113636363636">
            <text:p>0.1136363636</text:p>
          </table:table-cell>
          <table:table-cell office:value-type="float" office:value="0.301136363636">
            <text:p>0.3011363636</text:p>
          </table:table-cell>
          <table:table-cell office:value-type="float" office:value="0.710227272727">
            <text:p>0.7102272727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PAIR_MIN</text:p>
          </table:table-cell>
          <table:table-cell office:value-type="float" office:value="0.0795454545455">
            <text:p>0.079545454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12"/>
        </table:table-row>
        <table:table-row table:style-name="ro2">
          <table:table-cell office:value-type="string">
            <text:p>CP_VD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92045454545">
            <text:p>0.3920454545</text:p>
          </table:table-cell>
          <table:table-cell office:value-type="float" office:value="0.715909090909">
            <text:p>0.7159090909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J3h</text:p>
          </table:table-cell>
          <table:table-cell office:value-type="float" office:value="0.0852272727273">
            <text:p>0.0852272727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CP_TB</text:p>
          </table:table-cell>
          <table:table-cell office:value-type="float" office:value="0.0909090909091">
            <text:p>0.0909090909</text:p>
          </table:table-cell>
          <table:table-cell office:value-type="float" office:value="0.238636363636">
            <text:p>0.2386363636</text:p>
          </table:table-cell>
          <table:table-cell office:value-type="float" office:value="0.494318181818">
            <text:p>0.4943181818</text:p>
          </table:table-cell>
          <table:table-cell office:value-type="float" office:value="0.715909090909">
            <text:p>0.7159090909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GOAP_DF</text:p>
          </table:table-cell>
          <table:table-cell office:value-type="float" office:value="0.0852272727273">
            <text:p>0.0852272727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ELE</text:p>
          </table:table-cell>
          <table:table-cell office:value-type="float" office:value="0.0681818181818">
            <text:p>0.0681818182</text:p>
          </table:table-cell>
          <table:table-cell office:value-type="float" office:value="0.176136363636">
            <text:p>0.1761363636</text:p>
          </table:table-cell>
          <table:table-cell office:value-type="float" office:value="0.403409090909">
            <text:p>0.4034090909</text:p>
          </table:table-cell>
          <table:table-cell office:value-type="float" office:value="0.715909090909">
            <text:p>0.7159090909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PYDOCK_TOT</text:p>
          </table:table-cell>
          <table:table-cell office:value-type="float" office:value="0.0965909090909">
            <text:p>0.0965909091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table:number-columns-repeated="12"/>
        </table:table-row>
        <table:table-row table:style-name="ro2">
          <table:table-cell office:value-type="string">
            <text:p>VDW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488636363636">
            <text:p>0.4886363636</text:p>
          </table:table-cell>
          <table:table-cell office:value-type="float" office:value="0.715909090909">
            <text:p>0.7159090909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RMFCA</text:p>
          </table:table-cell>
          <table:table-cell office:value-type="float" office:value="0.113636363636">
            <text:p>0.1136363636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table:number-columns-repeated="12"/>
        </table:table-row>
        <table:table-row table:style-name="ro2">
          <table:table-cell office:value-type="string">
            <text:p>CP_GKS</text:p>
          </table:table-cell>
          <table:table-cell office:value-type="float" office:value="0.0340909090909">
            <text:p>0.0340909091</text:p>
          </table:table-cell>
          <table:table-cell office:value-type="float" office:value="0.119318181818">
            <text:p>0.1193181818</text:p>
          </table:table-cell>
          <table:table-cell office:value-type="float" office:value="0.426136363636">
            <text:p>0.4261363636</text:p>
          </table:table-cell>
          <table:table-cell office:value-type="float" office:value="0.721590909091">
            <text:p>0.7215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DECK</text:p>
          </table:table-cell>
          <table:table-cell office:value-type="float" office:value="0.119318181818">
            <text:p>0.1193181818</text:p>
          </table:table-cell>
          <table:table-cell office:value-type="float" office:value="0.204545454545">
            <text:p>0.2045454545</text:p>
          </table:table-cell>
          <table:table-cell office:value-type="float" office:value="0.375">
            <text:p>0.375</text:p>
          </table:table-cell>
          <table:table-cell table:number-columns-repeated="12"/>
        </table:table-row>
        <table:table-row table:style-name="ro2">
          <table:table-cell office:value-type="string">
            <text:p>AP_DFIRE2</text:p>
          </table:table-cell>
          <table:table-cell office:value-type="float" office:value="0.0795454545455">
            <text:p>0.0795454545</text:p>
          </table:table-cell>
          <table:table-cell office:value-type="float" office:value="0.193181818182">
            <text:p>0.1931818182</text:p>
          </table:table-cell>
          <table:table-cell office:value-type="float" office:value="0.420454545455">
            <text:p>0.4204545455</text:p>
          </table:table-cell>
          <table:table-cell office:value-type="float" office:value="0.721590909091">
            <text:p>0.7215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3D_MIN</text:p>
          </table:table-cell>
          <table:table-cell office:value-type="float" office:value="0.0795454545455">
            <text:p>0.0795454545</text:p>
          </table:table-cell>
          <table:table-cell office:value-type="float" office:value="0.210227272727">
            <text:p>0.2102272727</text:p>
          </table:table-cell>
          <table:table-cell office:value-type="float" office:value="0.454545454545">
            <text:p>0.4545454545</text:p>
          </table:table-cell>
          <table:table-cell table:number-columns-repeated="12"/>
        </table:table-row>
        <table:table-row table:style-name="ro2">
          <table:table-cell office:value-type="string">
            <text:p>CP_TSC</text:p>
          </table:table-cell>
          <table:table-cell office:value-type="float" office:value="0.113636363636">
            <text:p>0.1136363636</text:p>
          </table:table-cell>
          <table:table-cell office:value-type="float" office:value="0.272727272727">
            <text:p>0.2727272727</text:p>
          </table:table-cell>
          <table:table-cell office:value-type="float" office:value="0.585227272727">
            <text:p>0.5852272727</text:p>
          </table:table-cell>
          <table:table-cell office:value-type="float" office:value="0.721590909091">
            <text:p>0.7215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SIPPER</text:p>
          </table:table-cell>
          <table:table-cell office:value-type="float" office:value="0.0568181818182">
            <text:p>0.0568181818</text:p>
          </table:table-cell>
          <table:table-cell office:value-type="float" office:value="0.215909090909">
            <text:p>0.2159090909</text:p>
          </table:table-cell>
          <table:table-cell office:value-type="float" office:value="0.403409090909">
            <text:p>0.4034090909</text:p>
          </table:table-cell>
          <table:table-cell table:number-columns-repeated="12"/>
        </table:table-row>
        <table:table-row table:style-name="ro2">
          <table:table-cell office:value-type="string">
            <text:p>AP_T2</text:p>
          </table:table-cell>
          <table:table-cell office:value-type="float" office:value="0.0681818181818">
            <text:p>0.0681818182</text:p>
          </table:table-cell>
          <table:table-cell office:value-type="float" office:value="0.272727272727">
            <text:p>0.2727272727</text:p>
          </table:table-cell>
          <table:table-cell office:value-type="float" office:value="0.534090909091">
            <text:p>0.5340909091</text:p>
          </table:table-cell>
          <table:table-cell office:value-type="float" office:value="0.721590909091">
            <text:p>0.7215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ELOCAL_MIN</text:p>
          </table:table-cell>
          <table:table-cell office:value-type="float" office:value="0.0738636363636">
            <text:p>0.0738636364</text:p>
          </table:table-cell>
          <table:table-cell office:value-type="float" office:value="0.215909090909">
            <text:p>0.2159090909</text:p>
          </table:table-cell>
          <table:table-cell office:value-type="float" office:value="0.443181818182">
            <text:p>0.4431818182</text:p>
          </table:table-cell>
          <table:table-cell table:number-columns-repeated="12"/>
        </table:table-row>
        <table:table-row table:style-name="ro2">
          <table:table-cell office:value-type="string">
            <text:p>CP_E3D_CB</text:p>
          </table:table-cell>
          <table:table-cell office:value-type="float" office:value="0.0738636363636">
            <text:p>0.0738636364</text:p>
          </table:table-cell>
          <table:table-cell office:value-type="float" office:value="0.159090909091">
            <text:p>0.1590909091</text:p>
          </table:table-cell>
          <table:table-cell office:value-type="float" office:value="0.375">
            <text:p>0.375</text:p>
          </table:table-cell>
          <table:table-cell office:value-type="float" office:value="0.721590909091">
            <text:p>0.7215909091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227272727273">
            <text:p>0.2272727273</text:p>
          </table:table-cell>
          <table:table-cell office:value-type="float" office:value="0.471590909091">
            <text:p>0.4715909091</text:p>
          </table:table-cell>
          <table:table-cell table:number-columns-repeated="12"/>
        </table:table-row>
        <table:table-row table:style-name="ro2">
          <table:table-cell office:value-type="string">
            <text:p>CP_HLPL</text:p>
          </table:table-cell>
          <table:table-cell office:value-type="float" office:value="0.102272727273">
            <text:p>0.1022727273</text:p>
          </table:table-cell>
          <table:table-cell office:value-type="float" office:value="0.272727272727">
            <text:p>0.2727272727</text:p>
          </table:table-cell>
          <table:table-cell office:value-type="float" office:value="0.505681818182">
            <text:p>0.5056818182</text:p>
          </table:table-cell>
          <table:table-cell office:value-type="float" office:value="0.727272727273">
            <text:p>0.7272727273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DCOMPLEX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477272727273">
            <text:p>0.4772727273</text:p>
          </table:table-cell>
          <table:table-cell table:number-columns-repeated="12"/>
        </table:table-row>
        <table:table-row table:style-name="ro2">
          <table:table-cell office:value-type="string">
            <text:p>CP_MJ2h</text:p>
          </table:table-cell>
          <table:table-cell office:value-type="float" office:value="0.0795454545455">
            <text:p>0.0795454545</text:p>
          </table:table-cell>
          <table:table-cell office:value-type="float" office:value="0.238636363636">
            <text:p>0.2386363636</text:p>
          </table:table-cell>
          <table:table-cell office:value-type="float" office:value="0.5">
            <text:p>0.5</text:p>
          </table:table-cell>
          <table:table-cell office:value-type="float" office:value="0.727272727273">
            <text:p>0.7272727273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TD</text:p>
          </table:table-cell>
          <table:table-cell office:value-type="float" office:value="0.0965909090909">
            <text:p>0.0965909091</text:p>
          </table:table-cell>
          <table:table-cell office:value-type="float" office:value="0.232954545455">
            <text:p>0.2329545455</text:p>
          </table:table-cell>
          <table:table-cell office:value-type="float" office:value="0.443181818182">
            <text:p>0.4431818182</text:p>
          </table:table-cell>
          <table:table-cell table:number-columns-repeated="12"/>
        </table:table-row>
        <table:table-row table:style-name="ro2">
          <table:table-cell office:value-type="string">
            <text:p>CP_MJ2</text:p>
          </table:table-cell>
          <table:table-cell office:value-type="float" office:value="0.0284090909091">
            <text:p>0.0284090909</text:p>
          </table:table-cell>
          <table:table-cell office:value-type="float" office:value="0.119318181818">
            <text:p>0.1193181818</text:p>
          </table:table-cell>
          <table:table-cell office:value-type="float" office:value="0.4375">
            <text:p>0.4375</text:p>
          </table:table-cell>
          <table:table-cell office:value-type="float" office:value="0.727272727273">
            <text:p>0.7272727273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RMFCEN1</text:p>
          </table:table-cell>
          <table:table-cell office:value-type="float" office:value="0.0965909090909">
            <text:p>0.0965909091</text:p>
          </table:table-cell>
          <table:table-cell office:value-type="float" office:value="0.232954545455">
            <text:p>0.2329545455</text:p>
          </table:table-cell>
          <table:table-cell office:value-type="float" office:value="0.488636363636">
            <text:p>0.4886363636</text:p>
          </table:table-cell>
          <table:table-cell table:number-columns-repeated="12"/>
        </table:table-row>
        <table:table-row table:style-name="ro2">
          <table:table-cell office:value-type="string">
            <text:p>CP_RMFCA</text:p>
          </table:table-cell>
          <table:table-cell office:value-type="float" office:value="0.113636363636">
            <text:p>0.1136363636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office:value-type="float" office:value="0.727272727273">
            <text:p>0.7272727273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MJ2h</text:p>
          </table:table-cell>
          <table:table-cell office:value-type="float" office:value="0.0795454545455">
            <text:p>0.0795454545</text:p>
          </table:table-cell>
          <table:table-cell office:value-type="float" office:value="0.238636363636">
            <text:p>0.2386363636</text:p>
          </table:table-cell>
          <table:table-cell office:value-type="float" office:value="0.5">
            <text:p>0.5</text:p>
          </table:table-cell>
          <table:table-cell table:number-columns-repeated="12"/>
        </table:table-row>
        <table:table-row table:style-name="ro2">
          <table:table-cell office:value-type="string">
            <text:p>AP_PISA</text:p>
          </table:table-cell>
          <table:table-cell office:value-type="float" office:value="0.153409090909">
            <text:p>0.1534090909</text:p>
          </table:table-cell>
          <table:table-cell office:value-type="float" office:value="0.352272727273">
            <text:p>0.3522727273</text:p>
          </table:table-cell>
          <table:table-cell office:value-type="float" office:value="0.551136363636">
            <text:p>0.5511363636</text:p>
          </table:table-cell>
          <table:table-cell office:value-type="float" office:value="0.727272727273">
            <text:p>0.7272727273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TB</text:p>
          </table:table-cell>
          <table:table-cell office:value-type="float" office:value="0.0909090909091">
            <text:p>0.0909090909</text:p>
          </table:table-cell>
          <table:table-cell office:value-type="float" office:value="0.238636363636">
            <text:p>0.2386363636</text:p>
          </table:table-cell>
          <table:table-cell office:value-type="float" office:value="0.494318181818">
            <text:p>0.4943181818</text:p>
          </table:table-cell>
          <table:table-cell table:number-columns-repeated="12"/>
        </table:table-row>
        <table:table-row table:style-name="ro2">
          <table:table-cell office:value-type="string">
            <text:p>CP_MS</text:p>
          </table:table-cell>
          <table:table-cell office:value-type="float" office:value="0.0511363636364">
            <text:p>0.0511363636</text:p>
          </table:table-cell>
          <table:table-cell office:value-type="float" office:value="0.130681818182">
            <text:p>0.1306818182</text:p>
          </table:table-cell>
          <table:table-cell office:value-type="float" office:value="0.409090909091">
            <text:p>0.4090909091</text:p>
          </table:table-cell>
          <table:table-cell office:value-type="float" office:value="0.732954545455">
            <text:p>0.7329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SKOIP</text:p>
          </table:table-cell>
          <table:table-cell office:value-type="float" office:value="0.102272727273">
            <text:p>0.1022727273</text:p>
          </table:table-cell>
          <table:table-cell office:value-type="float" office:value="0.238636363636">
            <text:p>0.2386363636</text:p>
          </table:table-cell>
          <table:table-cell office:value-type="float" office:value="0.409090909091">
            <text:p>0.4090909091</text:p>
          </table:table-cell>
          <table:table-cell table:number-columns-repeated="12"/>
        </table:table-row>
        <table:table-row table:style-name="ro3">
          <table:table-cell office:value-type="string">
            <text:p>CP_Qp</text:p>
          </table:table-cell>
          <table:table-cell office:value-type="float" office:value="0.0795454545455">
            <text:p>0.0795454545</text:p>
          </table:table-cell>
          <table:table-cell office:value-type="float" office:value="0.261363636364">
            <text:p>0.2613636364</text:p>
          </table:table-cell>
          <table:table-cell office:value-type="float" office:value="0.511363636364">
            <text:p>0.5113636364</text:p>
          </table:table-cell>
          <table:table-cell office:value-type="float" office:value="0.732954545455">
            <text:p>0.7329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calRW</text:p>
          </table:table-cell>
          <table:table-cell office:value-type="float" office:value="0.0284090909091">
            <text:p>0.0284090909</text:p>
          </table:table-cell>
          <table:table-cell office:value-type="float" office:value="0.25">
            <text:p>0.25</text:p>
          </table:table-cell>
          <table:table-cell office:value-type="float" office:value="0.534090909091">
            <text:p>0.5340909091</text:p>
          </table:table-cell>
          <table:table-cell table:number-columns-repeated="12"/>
        </table:table-row>
        <table:table-row table:style-name="ro2">
          <table:table-cell office:value-type="string">
            <text:p>AP_T1</text:p>
          </table:table-cell>
          <table:table-cell office:value-type="float" office:value="0.0738636363636">
            <text:p>0.0738636364</text:p>
          </table:table-cell>
          <table:table-cell office:value-type="float" office:value="0.272727272727">
            <text:p>0.2727272727</text:p>
          </table:table-cell>
          <table:table-cell office:value-type="float" office:value="0.488636363636">
            <text:p>0.4886363636</text:p>
          </table:table-cell>
          <table:table-cell office:value-type="float" office:value="0.732954545455">
            <text:p>0.732954545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TS</text:p>
          </table:table-cell>
          <table:table-cell office:value-type="float" office:value="0.0852272727273">
            <text:p>0.0852272727</text:p>
          </table:table-cell>
          <table:table-cell office:value-type="float" office:value="0.25">
            <text:p>0.25</text:p>
          </table:table-cell>
          <table:table-cell office:value-type="float" office:value="0.465909090909">
            <text:p>0.4659090909</text:p>
          </table:table-cell>
          <table:table-cell table:number-columns-repeated="12"/>
        </table:table-row>
        <table:table-row table:style-name="ro3">
          <table:table-cell office:value-type="string">
            <text:p>CP_MJPL</text:p>
          </table:table-cell>
          <table:table-cell office:value-type="float" office:value="0.0738636363636">
            <text:p>0.0738636364</text:p>
          </table:table-cell>
          <table:table-cell office:value-type="float" office:value="0.193181818182">
            <text:p>0.1931818182</text:p>
          </table:table-cell>
          <table:table-cell office:value-type="float" office:value="0.471590909091">
            <text:p>0.4715909091</text:p>
          </table:table-cell>
          <table:table-cell office:value-type="float" office:value="0.738636363636">
            <text:p>0.7386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dDFIRE</text:p>
          </table:table-cell>
          <table:table-cell office:value-type="float" office:value="0.0909090909091">
            <text:p>0.0909090909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table:number-columns-repeated="12"/>
        </table:table-row>
        <table:table-row table:style-name="ro3">
          <table:table-cell office:value-type="string">
            <text:p>CP_ELOCAL_MIN</text:p>
          </table:table-cell>
          <table:table-cell office:value-type="float" office:value="0.0738636363636">
            <text:p>0.0738636364</text:p>
          </table:table-cell>
          <table:table-cell office:value-type="float" office:value="0.215909090909">
            <text:p>0.2159090909</text:p>
          </table:table-cell>
          <table:table-cell office:value-type="float" office:value="0.443181818182">
            <text:p>0.4431818182</text:p>
          </table:table-cell>
          <table:table-cell office:value-type="float" office:value="0.738636363636">
            <text:p>0.7386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calRWp</text:p>
          </table:table-cell>
          <table:table-cell office:value-type="float" office:value="0.0625">
            <text:p>0.0625</text:p>
          </table:table-cell>
          <table:table-cell office:value-type="float" office:value="0.255681818182">
            <text:p>0.2556818182</text:p>
          </table:table-cell>
          <table:table-cell office:value-type="float" office:value="0.528409090909">
            <text:p>0.5284090909</text:p>
          </table:table-cell>
          <table:table-cell table:number-columns-repeated="12"/>
        </table:table-row>
        <table:table-row table:style-name="ro3">
          <table:table-cell office:value-type="string">
            <text:p>AP_calRW</text:p>
          </table:table-cell>
          <table:table-cell office:value-type="float" office:value="0.0284090909091">
            <text:p>0.0284090909</text:p>
          </table:table-cell>
          <table:table-cell office:value-type="float" office:value="0.25">
            <text:p>0.25</text:p>
          </table:table-cell>
          <table:table-cell office:value-type="float" office:value="0.534090909091">
            <text:p>0.5340909091</text:p>
          </table:table-cell>
          <table:table-cell office:value-type="float" office:value="0.738636363636">
            <text:p>0.7386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Qp</text:p>
          </table:table-cell>
          <table:table-cell office:value-type="float" office:value="0.0795454545455">
            <text:p>0.0795454545</text:p>
          </table:table-cell>
          <table:table-cell office:value-type="float" office:value="0.261363636364">
            <text:p>0.2613636364</text:p>
          </table:table-cell>
          <table:table-cell office:value-type="float" office:value="0.511363636364">
            <text:p>0.5113636364</text:p>
          </table:table-cell>
          <table:table-cell table:number-columns-repeated="12"/>
        </table:table-row>
        <table:table-row table:style-name="ro3">
          <table:table-cell office:value-type="string">
            <text:p>AP_calRWp</text:p>
          </table:table-cell>
          <table:table-cell office:value-type="float" office:value="0.0625">
            <text:p>0.0625</text:p>
          </table:table-cell>
          <table:table-cell office:value-type="float" office:value="0.255681818182">
            <text:p>0.2556818182</text:p>
          </table:table-cell>
          <table:table-cell office:value-type="float" office:value="0.528409090909">
            <text:p>0.5284090909</text:p>
          </table:table-cell>
          <table:table-cell office:value-type="float" office:value="0.738636363636">
            <text:p>0.7386363636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94318181818">
            <text:p>0.4943181818</text:p>
          </table:table-cell>
          <table:table-cell table:number-columns-repeated="12"/>
        </table:table-row>
        <table:table-row table:style-name="ro2">
          <table:table-cell office:value-type="string">
            <text:p>CP_TS</text:p>
          </table:table-cell>
          <table:table-cell office:value-type="float" office:value="0.0852272727273">
            <text:p>0.0852272727</text:p>
          </table:table-cell>
          <table:table-cell office:value-type="float" office:value="0.25">
            <text:p>0.25</text:p>
          </table:table-cell>
          <table:table-cell office:value-type="float" office:value="0.465909090909">
            <text:p>0.4659090909</text:p>
          </table:table-cell>
          <table:table-cell office:value-type="float" office:value="0.744318181818">
            <text:p>0.7443181818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T2</text:p>
          </table:table-cell>
          <table:table-cell office:value-type="float" office:value="0.0681818181818">
            <text:p>0.0681818182</text:p>
          </table:table-cell>
          <table:table-cell office:value-type="float" office:value="0.272727272727">
            <text:p>0.2727272727</text:p>
          </table:table-cell>
          <table:table-cell office:value-type="float" office:value="0.534090909091">
            <text:p>0.5340909091</text:p>
          </table:table-cell>
          <table:table-cell table:number-columns-repeated="12"/>
        </table:table-row>
        <table:table-row table:style-name="ro2">
          <table:table-cell office:value-type="string">
            <text:p>CP_E3D_MIN</text:p>
          </table:table-cell>
          <table:table-cell office:value-type="float" office:value="0.0795454545455">
            <text:p>0.0795454545</text:p>
          </table:table-cell>
          <table:table-cell office:value-type="float" office:value="0.210227272727">
            <text:p>0.2102272727</text:p>
          </table:table-cell>
          <table:table-cell office:value-type="float" office:value="0.454545454545">
            <text:p>0.4545454545</text:p>
          </table:table-cell>
          <table:table-cell office:value-type="float" office:value="0.744318181818">
            <text:p>0.7443181818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T1</text:p>
          </table:table-cell>
          <table:table-cell office:value-type="float" office:value="0.0738636363636">
            <text:p>0.0738636364</text:p>
          </table:table-cell>
          <table:table-cell office:value-type="float" office:value="0.272727272727">
            <text:p>0.2727272727</text:p>
          </table:table-cell>
          <table:table-cell office:value-type="float" office:value="0.488636363636">
            <text:p>0.4886363636</text:p>
          </table:table-cell>
          <table:table-cell table:number-columns-repeated="12"/>
        </table:table-row>
        <table:table-row table:style-name="ro2">
          <table:table-cell office:value-type="string">
            <text:p>AP_DCOMPLEX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477272727273">
            <text:p>0.4772727273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HLPL</text:p>
          </table:table-cell>
          <table:table-cell office:value-type="float" office:value="0.102272727273">
            <text:p>0.1022727273</text:p>
          </table:table-cell>
          <table:table-cell office:value-type="float" office:value="0.272727272727">
            <text:p>0.2727272727</text:p>
          </table:table-cell>
          <table:table-cell office:value-type="float" office:value="0.505681818182">
            <text:p>0.5056818182</text:p>
          </table:table-cell>
          <table:table-cell table:number-columns-repeated="12"/>
        </table:table-row>
        <table:table-row table:style-name="ro2"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227272727273">
            <text:p>0.2272727273</text:p>
          </table:table-cell>
          <table:table-cell office:value-type="float" office:value="0.471590909091">
            <text:p>0.4715909091</text:p>
          </table:table-cell>
          <table:table-cell office:value-type="float" office:value="0.755681818182">
            <text:p>0.7556818182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CP_TSC</text:p>
          </table:table-cell>
          <table:table-cell office:value-type="float" office:value="0.113636363636">
            <text:p>0.1136363636</text:p>
          </table:table-cell>
          <table:table-cell office:value-type="float" office:value="0.272727272727">
            <text:p>0.2727272727</text:p>
          </table:table-cell>
          <table:table-cell office:value-type="float" office:value="0.585227272727">
            <text:p>0.5852272727</text:p>
          </table:table-cell>
          <table:table-cell table:number-columns-repeated="12"/>
        </table:table-row>
        <table:table-row table:style-name="ro2">
          <table:table-cell office:value-type="string">
            <text:p>CP_RMFCEN1</text:p>
          </table:table-cell>
          <table:table-cell office:value-type="float" office:value="0.0965909090909">
            <text:p>0.0965909091</text:p>
          </table:table-cell>
          <table:table-cell office:value-type="float" office:value="0.232954545455">
            <text:p>0.2329545455</text:p>
          </table:table-cell>
          <table:table-cell office:value-type="float" office:value="0.488636363636">
            <text:p>0.4886363636</text:p>
          </table:table-cell>
          <table:table-cell office:value-type="float" office:value="0.767045454545">
            <text:p>0.7670454545</text:p>
          </table:table-cell>
          <table:table-cell office:value-type="float" office:value="0.8125">
            <text:p>0.8125</text:p>
          </table:table-cell>
          <table:table-cell/>
          <table:table-cell office:value-type="string">
            <text:p>AP_PISA</text:p>
          </table:table-cell>
          <table:table-cell office:value-type="float" office:value="0.153409090909">
            <text:p>0.1534090909</text:p>
          </table:table-cell>
          <table:table-cell office:value-type="float" office:value="0.352272727273">
            <text:p>0.3522727273</text:p>
          </table:table-cell>
          <table:table-cell office:value-type="float" office:value="0.551136363636">
            <text:p>0.5511363636</text:p>
          </table:table-cell>
          <table:table-cell table:number-columns-repeated="12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19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4">
          <table:table-cell office:value-type="string">
            <text:p>CP_BFKV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calRW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220338983051">
            <text:p>0.2203389831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BL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calRWp</text:p>
          </table:table-cell>
          <table:table-cell office:value-type="float" office:value="0.333333333333">
            <text:p>0.3333333333</text:p>
          </table:table-cell>
          <table:table-cell office:value-type="float" office:value="0.339285714286">
            <text:p>0.3392857143</text:p>
          </table:table-cell>
          <table:table-cell office:value-type="float" office:value="0.271186440678">
            <text:p>0.271186440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BT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416666666667">
            <text:p>0.4166666667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DARS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office:value-type="float" office:value="0.181818181818">
            <text:p>0.1818181818</text:p>
          </table:table-cell>
          <table:table-cell table:number-columns-repeated="10"/>
        </table:table-row>
        <table:table-row table:style-name="ro2">
          <table:table-cell office:value-type="string">
            <text:p>CP_GKS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83333333333">
            <text:p>0.5833333333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DCOMPLEX</text:p>
          </table:table-cell>
          <table:table-cell office:value-type="float" office:value="0.333333333333">
            <text:p>0.3333333333</text:p>
          </table:table-cell>
          <table:table-cell office:value-type="float" office:value="0.303571428571">
            <text:p>0.3035714286</text:p>
          </table:table-cell>
          <table:table-cell office:value-type="float" office:value="0.237288135593">
            <text:p>0.237288135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dDFIRE</text:p>
          </table:table-cell>
          <table:table-cell office:value-type="float" office:value="0.416666666667">
            <text:p>0.4166666667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JPL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DFIRE2</text:p>
          </table:table-cell>
          <table:table-cell office:value-type="float" office:value="0.291666666667">
            <text:p>0.2916666667</text:p>
          </table:table-cell>
          <table:table-cell office:value-type="float" office:value="0.267857142857">
            <text:p>0.2678571429</text:p>
          </table:table-cell>
          <table:table-cell office:value-type="float" office:value="0.203389830508">
            <text:p>0.2033898305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J3h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DOPE</text:p>
          </table:table-cell>
          <table:table-cell office:value-type="float" office:value="0.208333333333">
            <text:p>0.2083333333</text:p>
          </table:table-cell>
          <table:table-cell office:value-type="float" office:value="0.232142857143">
            <text:p>0.2321428571</text:p>
          </table:table-cell>
          <table:table-cell office:value-type="float" office:value="0.135593220339">
            <text:p>0.1355932203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J2h</text:p>
          </table:table-cell>
          <table:table-cell office:value-type="float" office:value="0.208333333333">
            <text:p>0.2083333333</text:p>
          </table:table-cell>
          <table:table-cell office:value-type="float" office:value="0.458333333333">
            <text:p>0.4583333333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DOPE_HR</text:p>
          </table:table-cell>
          <table:table-cell office:value-type="float" office:value="0.25">
            <text:p>0.25</text:p>
          </table:table-cell>
          <table:table-cell office:value-type="float" office:value="0.196428571429">
            <text:p>0.1964285714</text:p>
          </table:table-cell>
          <table:table-cell office:value-type="float" office:value="0.169491525424">
            <text:p>0.169491525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GOAP_ALL</text:p>
          </table:table-cell>
          <table:table-cell office:value-type="float" office:value="0.0416666666667">
            <text:p>0.0416666667</text:p>
          </table:table-cell>
          <table:table-cell office:value-type="float" office:value="0.0714285714286">
            <text:p>0.0714285714</text:p>
          </table:table-cell>
          <table:table-cell office:value-type="float" office:value="0.0508474576271">
            <text:p>0.0508474576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J2</text:p>
          </table:table-cell>
          <table:table-cell office:value-type="float" office:value="0.0416666666667">
            <text:p>0.0416666667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GOAP_DF</text:p>
          </table:table-cell>
          <table:table-cell office:value-type="float" office:value="0.25">
            <text:p>0.25</text:p>
          </table:table-cell>
          <table:table-cell office:value-type="float" office:value="0.267857142857">
            <text:p>0.2678571429</text:p>
          </table:table-cell>
          <table:table-cell office:value-type="float" office:value="0.237288135593">
            <text:p>0.237288135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SBM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MS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MPS</text:p>
          </table:table-cell>
          <table:table-cell office:value-type="float" office:value="0.166666666667">
            <text:p>0.1666666667</text:p>
          </table:table-cell>
          <table:table-cell office:value-type="float" office:value="0.142857142857">
            <text:p>0.1428571429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Qa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PISA</text:p>
          </table:table-cell>
          <table:table-cell office:value-type="float" office:value="0.583333333333">
            <text:p>0.5833333333</text:p>
          </table:table-cell>
          <table:table-cell office:value-type="float" office:value="0.392857142857">
            <text:p>0.3928571429</text:p>
          </table:table-cell>
          <table:table-cell office:value-type="float" office:value="0.305084745763">
            <text:p>0.3050847458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Qm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T1</text:p>
          </table:table-cell>
          <table:table-cell office:value-type="float" office:value="0.416666666667">
            <text:p>0.4166666667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Qp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T2</text:p>
          </table:table-cell>
          <table:table-cell office:value-type="float" office:value="0.5">
            <text:p>0.5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URS</text:p>
          </table:table-cell>
          <table:table-cell office:value-type="float" office:value="0.208333333333">
            <text:p>0.2083333333</text:p>
          </table:table-cell>
          <table:table-cell office:value-type="float" office:value="0.267857142857">
            <text:p>0.2678571429</text:p>
          </table:table-cell>
          <table:table-cell office:value-type="float" office:value="0.135593220339">
            <text:p>0.1355932203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SKOb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58333333333">
            <text:p>0.4583333333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4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BFKV</text:p>
          </table:table-cell>
          <table:table-cell office:value-type="float" office:value="0.208333333333">
            <text:p>0.2083333333</text:p>
          </table:table-cell>
          <table:table-cell office:value-type="float" office:value="0.232142857143">
            <text:p>0.2321428571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BL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118644067797">
            <text:p>0.1186440678</text:p>
          </table:table-cell>
          <table:table-cell office:value-type="float" office:value="0.0384615384615">
            <text:p>0.0384615385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CP_TD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625">
            <text:p>0.625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BT</text:p>
          </table:table-cell>
          <table:table-cell office:value-type="float" office:value="0.291666666667">
            <text:p>0.2916666667</text:p>
          </table:table-cell>
          <table:table-cell office:value-type="float" office:value="0.214285714286">
            <text:p>0.2142857143</text:p>
          </table:table-cell>
          <table:table-cell office:value-type="float" office:value="0.220338983051">
            <text:p>0.220338983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TEl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DECK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TEs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3D_CB</text:p>
          </table:table-cell>
          <table:table-cell office:value-type="float" office:value="0.291666666667">
            <text:p>0.2916666667</text:p>
          </table:table-cell>
          <table:table-cell office:value-type="float" office:value="0.214285714286">
            <text:p>0.2142857143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TS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3D_MIN</text:p>
          </table:table-cell>
          <table:table-cell office:value-type="float" office:value="0.416666666667">
            <text:p>0.4166666667</text:p>
          </table:table-cell>
          <table:table-cell office:value-type="float" office:value="0.232142857143">
            <text:p>0.2321428571</text:p>
          </table:table-cell>
          <table:table-cell office:value-type="float" office:value="0.220338983051">
            <text:p>0.220338983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VD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416666666667">
            <text:p>0.4166666667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3DC_CB</text:p>
          </table:table-cell>
          <table:table-cell office:value-type="float" office:value="0.0833333333333">
            <text:p>0.0833333333</text:p>
          </table:table-cell>
          <table:table-cell office:value-type="float" office:value="0.107142857143">
            <text:p>0.1071428571</text:p>
          </table:table-cell>
          <table:table-cell office:value-type="float" office:value="0.0338983050847">
            <text:p>0.033898305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SKOIP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458333333333">
            <text:p>0.4583333333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3DC_MIN</text:p>
          </table:table-cell>
          <table:table-cell office:value-type="float" office:value="0.291666666667">
            <text:p>0.2916666667</text:p>
          </table:table-cell>
          <table:table-cell office:value-type="float" office:value="0.214285714286">
            <text:p>0.2142857143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AP_DCOMPLEX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LOCAL_CB</text:p>
          </table:table-cell>
          <table:table-cell office:value-type="float" office:value="0.25">
            <text:p>0.25</text:p>
          </table:table-cell>
          <table:table-cell office:value-type="float" office:value="0.232142857143">
            <text:p>0.2321428571</text:p>
          </table:table-cell>
          <table:table-cell office:value-type="float" office:value="0.169491525424">
            <text:p>0.1694915254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AP_dDFIRE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5">
            <text:p>0.5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LOCAL_MIN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220338983051">
            <text:p>0.220338983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DFIRE2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PAIR_CB</text:p>
          </table:table-cell>
          <table:table-cell office:value-type="float" office:value="0.291666666667">
            <text:p>0.2916666667</text:p>
          </table:table-cell>
          <table:table-cell office:value-type="float" office:value="0.232142857143">
            <text:p>0.2321428571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RMFCEN1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PAIR_MIN</text:p>
          </table:table-cell>
          <table:table-cell office:value-type="float" office:value="0.333333333333">
            <text:p>0.3333333333</text:p>
          </table:table-cell>
          <table:table-cell office:value-type="float" office:value="0.267857142857">
            <text:p>0.2678571429</text:p>
          </table:table-cell>
          <table:table-cell office:value-type="float" office:value="0.186440677966">
            <text:p>0.186440678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RMFCEN2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83333333333">
            <text:p>0.5833333333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S3DC_CB</text:p>
          </table:table-cell>
          <table:table-cell office:value-type="float" office:value="0.166666666667">
            <text:p>0.1666666667</text:p>
          </table:table-cell>
          <table:table-cell office:value-type="float" office:value="0.196428571429">
            <text:p>0.1964285714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ES3DC_MIN</text:p>
          </table:table-cell>
          <table:table-cell office:value-type="float" office:value="0.25">
            <text:p>0.25</text:p>
          </table:table-cell>
          <table:table-cell office:value-type="float" office:value="0.160714285714">
            <text:p>0.1607142857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TB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GKS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169491525424">
            <text:p>0.169491525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TSC</text:p>
          </table:table-cell>
          <table:table-cell office:value-type="float" office:value="0.333333333333">
            <text:p>0.3333333333</text:p>
          </table:table-cell>
          <table:table-cell office:value-type="float" office:value="0.416666666667">
            <text:p>0.4166666667</text:p>
          </table:table-cell>
          <table:table-cell office:value-type="float" office:value="0.708333333333">
            <text:p>0.708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HLPL</text:p>
          </table:table-cell>
          <table:table-cell office:value-type="float" office:value="0.416666666667">
            <text:p>0.4166666667</text:p>
          </table:table-cell>
          <table:table-cell office:value-type="float" office:value="0.339285714286">
            <text:p>0.3392857143</text:p>
          </table:table-cell>
          <table:table-cell office:value-type="float" office:value="0.237288135593">
            <text:p>0.2372881356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AP_T1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J1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118644067797">
            <text:p>0.1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J2</text:p>
          </table:table-cell>
          <table:table-cell office:value-type="float" office:value="0.208333333333">
            <text:p>0.2083333333</text:p>
          </table:table-cell>
          <table:table-cell office:value-type="float" office:value="0.125">
            <text:p>0.125</text:p>
          </table:table-cell>
          <table:table-cell office:value-type="float" office:value="0.152542372881">
            <text:p>0.15254237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DOPE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458333333333">
            <text:p>0.458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J2h</text:p>
          </table:table-cell>
          <table:table-cell office:value-type="float" office:value="0.458333333333">
            <text:p>0.4583333333</text:p>
          </table:table-cell>
          <table:table-cell office:value-type="float" office:value="0.285714285714">
            <text:p>0.2857142857</text:p>
          </table:table-cell>
          <table:table-cell office:value-type="float" office:value="0.237288135593">
            <text:p>0.2372881356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DOPE_HR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J3h</text:p>
          </table:table-cell>
          <table:table-cell office:value-type="float" office:value="0.416666666667">
            <text:p>0.4166666667</text:p>
          </table:table-cell>
          <table:table-cell office:value-type="float" office:value="0.214285714286">
            <text:p>0.2142857143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AP_DARS</text:p>
          </table:table-cell>
          <table:table-cell table:number-columns-repeated="2"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JPL</text:p>
          </table:table-cell>
          <table:table-cell office:value-type="float" office:value="0.291666666667">
            <text:p>0.2916666667</text:p>
          </table:table-cell>
          <table:table-cell office:value-type="float" office:value="0.25">
            <text:p>0.25</text:p>
          </table:table-cell>
          <table:table-cell office:value-type="float" office:value="0.220338983051">
            <text:p>0.220338983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URS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S</text:p>
          </table:table-cell>
          <table:table-cell office:value-type="float" office:value="0.166666666667">
            <text:p>0.1666666667</text:p>
          </table:table-cell>
          <table:table-cell office:value-type="float" office:value="0.196428571429">
            <text:p>0.1964285714</text:p>
          </table:table-cell>
          <table:table-cell office:value-type="float" office:value="0.152542372881">
            <text:p>0.15254237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MPS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MSBM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52542372881">
            <text:p>0.1525423729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Qa</text:p>
          </table:table-cell>
          <table:table-cell office:value-type="float" office:value="0.0416666666667">
            <text:p>0.0416666667</text:p>
          </table:table-cell>
          <table:table-cell office:value-type="float" office:value="0.0892857142857">
            <text:p>0.0892857143</text:p>
          </table:table-cell>
          <table:table-cell office:value-type="float" office:value="0.0847457627119">
            <text:p>0.0847457627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DECK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Qm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118644067797">
            <text:p>0.1186440678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ZPAIR_CB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Qp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237288135593">
            <text:p>0.2372881356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RMFCA</text:p>
          </table:table-cell>
          <table:table-cell office:value-type="float" office:value="0.208333333333">
            <text:p>0.2083333333</text:p>
          </table:table-cell>
          <table:table-cell office:value-type="float" office:value="0.303571428571">
            <text:p>0.3035714286</text:p>
          </table:table-cell>
          <table:table-cell office:value-type="float" office:value="0.220338983051">
            <text:p>0.220338983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ZS3DC_CB</text:p>
          </table:table-cell>
          <table:table-cell office:value-type="float" office:value="0.125">
            <text:p>0.125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RMFCEN1</text:p>
          </table:table-cell>
          <table:table-cell office:value-type="float" office:value="0.333333333333">
            <text:p>0.333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RMFCEN2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237288135593">
            <text:p>0.237288135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EPAIR_CB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RO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P_ELOCAL_CB</text:p>
          </table:table-cell>
          <table:table-cell office:value-type="float" office:value="0.208333333333">
            <text:p>0.2083333333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SJKG</text:p>
          </table:table-cell>
          <table:table-cell office:value-type="float" office:value="0">
            <text:p>0</text:p>
          </table:table-cell>
          <table:table-cell office:value-type="float" office:value="0.196428571429">
            <text:p>0.1964285714</text:p>
          </table:table-cell>
          <table:table-cell office:value-type="float" office:value="0.152542372881">
            <text:p>0.1525423729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4">
          <table:table-cell office:value-type="string">
            <text:p>CP_ES3DC_CB</text:p>
          </table:table-cell>
          <table:table-cell office:value-type="float" office:value="0.125">
            <text:p>0.125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SKOa</text:p>
          </table:table-cell>
          <table:table-cell office:value-type="float" office:value="0.125">
            <text:p>0.125</text:p>
          </table:table-cell>
          <table:table-cell office:value-type="float" office:value="0.196428571429">
            <text:p>0.1964285714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4">
          <table:table-cell office:value-type="string">
            <text:p>CP_E3DC_CB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SKOb</text:p>
          </table:table-cell>
          <table:table-cell office:value-type="float" office:value="0.0833333333333">
            <text:p>0.0833333333</text:p>
          </table:table-cell>
          <table:table-cell office:value-type="float" office:value="0.232142857143">
            <text:p>0.2321428571</text:p>
          </table:table-cell>
          <table:table-cell office:value-type="float" office:value="0.186440677966">
            <text:p>0.186440678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CP_E3D_CB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416666666667">
            <text:p>0.416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SKOIP</text:p>
          </table:table-cell>
          <table:table-cell office:value-type="float" office:value="0.333333333333">
            <text:p>0.3333333333</text:p>
          </table:table-cell>
          <table:table-cell office:value-type="float" office:value="0.267857142857">
            <text:p>0.2678571429</text:p>
          </table:table-cell>
          <table:table-cell office:value-type="float" office:value="0.254237288136">
            <text:p>0.2542372881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CP_ZPAIR_MIN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TB</text:p>
          </table:table-cell>
          <table:table-cell office:value-type="float" office:value="0.416666666667">
            <text:p>0.4166666667</text:p>
          </table:table-cell>
          <table:table-cell office:value-type="float" office:value="0.321428571429">
            <text:p>0.3214285714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TD</text:p>
          </table:table-cell>
          <table:table-cell office:value-type="float" office:value="0.458333333333">
            <text:p>0.4583333333</text:p>
          </table:table-cell>
          <table:table-cell office:value-type="float" office:value="0.232142857143">
            <text:p>0.2321428571</text:p>
          </table:table-cell>
          <table:table-cell office:value-type="float" office:value="0.220338983051">
            <text:p>0.2203389831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office:value-type="string">
            <text:p>CP_ZS3DC_MIN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541666666667">
            <text:p>0.54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TEl</text:p>
          </table:table-cell>
          <table:table-cell office:value-type="float" office:value="0.333333333333">
            <text:p>0.3333333333</text:p>
          </table:table-cell>
          <table:table-cell office:value-type="float" office:value="0.214285714286">
            <text:p>0.2142857143</text:p>
          </table:table-cell>
          <table:table-cell office:value-type="float" office:value="0.152542372881">
            <text:p>0.1525423729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10"/>
        </table:table-row>
        <table:table-row table:style-name="ro4">
          <table:table-cell office:value-type="string">
            <text:p>CP_Z3DC_MIN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TEs</text:p>
          </table:table-cell>
          <table:table-cell office:value-type="float" office:value="0.125">
            <text:p>0.125</text:p>
          </table:table-cell>
          <table:table-cell office:value-type="float" office:value="0.160714285714">
            <text:p>0.1607142857</text:p>
          </table:table-cell>
          <table:table-cell office:value-type="float" office:value="0.152542372881">
            <text:p>0.1525423729</text:p>
          </table:table-cell>
          <table:table-cell office:value-type="float" office:value="0.0769230769231">
            <text:p>0.0769230769</text:p>
          </table:table-cell>
          <table:table-cell office:value-type="float" office:value="0.0909090909091">
            <text:p>0.0909090909</text:p>
          </table:table-cell>
          <table:table-cell/>
          <table:table-cell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table:number-columns-repeated="3"/>
        </table:table-row>
        <table:table-row table:style-name="ro4">
          <table:table-cell office:value-type="string">
            <text:p>CP_EPAIR_MIN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TS</text:p>
          </table:table-cell>
          <table:table-cell office:value-type="float" office:value="0.416666666667">
            <text:p>0.4166666667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P_Qp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237288135593">
            <text:p>0.2372881356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3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TSC</text:p>
          </table:table-cell>
          <table:table-cell office:value-type="float" office:value="0.416666666667">
            <text:p>0.4166666667</text:p>
          </table:table-cell>
          <table:table-cell office:value-type="float" office:value="0.339285714286">
            <text:p>0.3392857143</text:p>
          </table:table-cell>
          <table:table-cell office:value-type="float" office:value="0.271186440678">
            <text:p>0.2711864407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DOCK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P_ES3DC_MIN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583333333333">
            <text:p>0.583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VD</text:p>
          </table:table-cell>
          <table:table-cell office:value-type="float" office:value="0.375">
            <text:p>0.375</text:p>
          </table:table-cell>
          <table:table-cell office:value-type="float" office:value="0.196428571429">
            <text:p>0.1964285714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P_HLPL</text:p>
          </table:table-cell>
          <table:table-cell office:value-type="float" office:value="0.416666666667">
            <text:p>0.4166666667</text:p>
          </table:table-cell>
          <table:table-cell office:value-type="float" office:value="0.339285714286">
            <text:p>0.3392857143</text:p>
          </table:table-cell>
          <table:table-cell office:value-type="float" office:value="0.237288135593">
            <text:p>0.2372881356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3"/>
        </table:table-row>
        <table:table-row table:style-name="ro2">
          <table:table-cell office:value-type="string">
            <text:p>CP_E3DC_MIN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3DC_CB</text:p>
          </table:table-cell>
          <table:table-cell office:value-type="float" office:value="0.0833333333333">
            <text:p>0.0833333333</text:p>
          </table:table-cell>
          <table:table-cell office:value-type="float" office:value="0.0357142857143">
            <text:p>0.0357142857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P_TSC</text:p>
          </table:table-cell>
          <table:table-cell office:value-type="float" office:value="0.416666666667">
            <text:p>0.4166666667</text:p>
          </table:table-cell>
          <table:table-cell office:value-type="float" office:value="0.339285714286">
            <text:p>0.3392857143</text:p>
          </table:table-cell>
          <table:table-cell office:value-type="float" office:value="0.271186440678">
            <text:p>0.2711864407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P_E3D_MIN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3DC_MIN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P_T1</text:p>
          </table:table-cell>
          <table:table-cell office:value-type="float" office:value="0.416666666667">
            <text:p>0.4166666667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LOCAL_CB</text:p>
          </table:table-cell>
          <table:table-cell office:value-type="float" office:value="0.0833333333333">
            <text:p>0.0833333333</text:p>
          </table:table-cell>
          <table:table-cell office:value-type="float" office:value="0.0178571428571">
            <text:p>0.0178571429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P_T2</text:p>
          </table:table-cell>
          <table:table-cell office:value-type="float" office:value="0.5">
            <text:p>0.5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LOCAL_MIN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P_PISA</text:p>
          </table:table-cell>
          <table:table-cell office:value-type="float" office:value="0.583333333333">
            <text:p>0.5833333333</text:p>
          </table:table-cell>
          <table:table-cell office:value-type="float" office:value="0.392857142857">
            <text:p>0.3928571429</text:p>
          </table:table-cell>
          <table:table-cell office:value-type="float" office:value="0.305084745763">
            <text:p>0.3050847458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P_PISA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office:value-type="float" office:value="0.666666666667">
            <text:p>0.666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PAIR_CB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0169491525424">
            <text:p>0.0169491525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YDOCK_TOT</text:p>
          </table:table-cell>
          <table:table-cell office:value-type="float" office:value="0.291666666667">
            <text:p>0.2916666667</text:p>
          </table:table-cell>
          <table:table-cell office:value-type="float" office:value="0.232142857143">
            <text:p>0.2321428571</text:p>
          </table:table-cell>
          <table:table-cell office:value-type="float" office:value="0.203389830508">
            <text:p>0.2033898305</text:p>
          </table:table-cell>
          <table:table-cell office:value-type="float" office:value="0.0769230769231">
            <text:p>0.0769230769</text:p>
          </table:table-cell>
          <table:table-cell table:number-columns-repeated="4"/>
        </table:table-row>
        <table:table-row table:style-name="ro2">
          <table:table-cell office:value-type="string">
            <text:p>SDOCK</text:p>
          </table:table-cell>
          <table:table-cell office:value-type="float" office:value="0.291666666667">
            <text:p>0.2916666667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PAIR_MIN</text:p>
          </table:table-cell>
          <table:table-cell office:value-type="float" office:value="0.125">
            <text:p>0.125</text:p>
          </table:table-cell>
          <table:table-cell office:value-type="float" office:value="0.0178571428571">
            <text:p>0.0178571429</text:p>
          </table:table-cell>
          <table:table-cell office:value-type="float" office:value="0.0508474576271">
            <text:p>0.0508474576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ELE</text:p>
          </table:table-cell>
          <table:table-cell office:value-type="float" office:value="0.0416666666667">
            <text:p>0.0416666667</text:p>
          </table:table-cell>
          <table:table-cell office:value-type="float" office:value="0.208333333333">
            <text:p>0.2083333333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S3DC_CB</text:p>
          </table:table-cell>
          <table:table-cell office:value-type="float" office:value="0.166666666667">
            <text:p>0.1666666667</text:p>
          </table:table-cell>
          <table:table-cell office:value-type="float" office:value="0.142857142857">
            <text:p>0.1428571429</text:p>
          </table:table-cell>
          <table:table-cell office:value-type="float" office:value="0.118644067797">
            <text:p>0.1186440678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DESOLV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CP_ZS3DC_MIN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VDW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91666666667">
            <text:p>0.791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DESOLV</text:p>
          </table:table-cell>
          <table:table-cell office:value-type="float" office:value="0.208333333333">
            <text:p>0.2083333333</text:p>
          </table:table-cell>
          <table:table-cell office:value-type="float" office:value="0.125">
            <text:p>0.125</text:p>
          </table:table-cell>
          <table:table-cell office:value-type="float" office:value="0.0338983050847">
            <text:p>0.0338983051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PYDOCK_TOT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541666666667">
            <text:p>0.541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ELE</text:p>
          </table:table-cell>
          <table:table-cell office:value-type="float" office:value="0.208333333333">
            <text:p>0.2083333333</text:p>
          </table:table-cell>
          <table:table-cell office:value-type="float" office:value="0.214285714286">
            <text:p>0.2142857143</text:p>
          </table:table-cell>
          <table:table-cell office:value-type="float" office:value="0.203389830508">
            <text:p>0.2033898305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ODA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ODA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PROPNSTS</text:p>
          </table:table-cell>
          <table:table-cell office:value-type="float" office:value="0.0416666666667">
            <text:p>0.0416666667</text:p>
          </table:table-cell>
          <table:table-cell office:value-type="float" office:value="0.0714285714286">
            <text:p>0.0714285714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PYDOCK_TOT</text:p>
          </table:table-cell>
          <table:table-cell office:value-type="float" office:value="0.291666666667">
            <text:p>0.2916666667</text:p>
          </table:table-cell>
          <table:table-cell office:value-type="float" office:value="0.232142857143">
            <text:p>0.2321428571</text:p>
          </table:table-cell>
          <table:table-cell office:value-type="float" office:value="0.203389830508">
            <text:p>0.2033898305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SDOCK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GOAP_DF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office:value-type="float" office:value="0.75">
            <text:p>0.75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/>
          <table:table-cell office:value-type="string">
            <text:p>VDW</text:p>
          </table:table-cell>
          <table:table-cell office:value-type="float" office:value="0.375">
            <text:p>0.375</text:p>
          </table:table-cell>
          <table:table-cell office:value-type="float" office:value="0.232142857143">
            <text:p>0.2321428571</text:p>
          </table:table-cell>
          <table:table-cell office:value-type="float" office:value="0.152542372881">
            <text:p>0.15254237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375">
            <text:p>0.375</text:p>
          </table:table-cell>
          <table:table-cell office:value-type="float" office:value="0.678571428571">
            <text:p>0.678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357142857143">
            <text:p>0.0357142857</text:p>
          </table:table-cell>
          <table:table-cell office:value-type="float" office:value="0.232142857143">
            <text:p>0.2321428571</text:p>
          </table:table-cell>
          <table:table-cell office:value-type="float" office:value="0.553571428571">
            <text:p>0.5535714286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office:value-type="float" office:value="0.464285714286">
            <text:p>0.4642857143</text:p>
          </table:table-cell>
          <table:table-cell office:value-type="float" office:value="0.839285714286">
            <text:p>0.839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office:value-type="float" office:value="0.553571428571">
            <text:p>0.5535714286</text:p>
          </table:table-cell>
          <table:table-cell office:value-type="float" office:value="0.785714285714">
            <text:p>0.78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892857142857">
            <text:p>0.0892857143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892857142857">
            <text:p>0.0892857143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89285714286">
            <text:p>0.5892857143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535714285714">
            <text:p>0.0535714286</text:p>
          </table:table-cell>
          <table:table-cell office:value-type="float" office:value="0.107142857143">
            <text:p>0.1071428571</text:p>
          </table:table-cell>
          <table:table-cell office:value-type="float" office:value="0.303571428571">
            <text:p>0.3035714286</text:p>
          </table:table-cell>
          <table:table-cell office:value-type="float" office:value="0.660714285714">
            <text:p>0.660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178571428571">
            <text:p>0.0178571429</text:p>
          </table:table-cell>
          <table:table-cell office:value-type="float" office:value="0.125">
            <text:p>0.125</text:p>
          </table:table-cell>
          <table:table-cell office:value-type="float" office:value="0.482142857143">
            <text:p>0.4821428571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5">
            <text:p>0.5</text:p>
          </table:table-cell>
          <table:table-cell office:value-type="float" office:value="0.839285714286">
            <text:p>0.839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357142857143">
            <text:p>0.0357142857</text:p>
          </table:table-cell>
          <table:table-cell office:value-type="float" office:value="0.0892857142857">
            <text:p>0.0892857143</text:p>
          </table:table-cell>
          <table:table-cell office:value-type="float" office:value="0.339285714286">
            <text:p>0.3392857143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535714285714">
            <text:p>0.0535714286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96428571429">
            <text:p>0.696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0892857142857">
            <text:p>0.0892857143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178571428571">
            <text:p>0.0178571429</text:p>
          </table:table-cell>
          <table:table-cell office:value-type="float" office:value="0.232142857143">
            <text:p>0.2321428571</text:p>
          </table:table-cell>
          <table:table-cell office:value-type="float" office:value="0.5">
            <text:p>0.5</text:p>
          </table:table-cell>
          <table:table-cell office:value-type="float" office:value="0.696428571429">
            <text:p>0.696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410714285714">
            <text:p>0.4107142857</text:p>
          </table:table-cell>
          <table:table-cell office:value-type="float" office:value="0.714285714286">
            <text:p>0.714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339285714286">
            <text:p>0.3392857143</text:p>
          </table:table-cell>
          <table:table-cell office:value-type="float" office:value="0.678571428571">
            <text:p>0.678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482142857143">
            <text:p>0.4821428571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339285714286">
            <text:p>0.3392857143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89285714286">
            <text:p>0.5892857143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714285714286">
            <text:p>0.0714285714</text:p>
          </table:table-cell>
          <table:table-cell office:value-type="float" office:value="0.196428571429">
            <text:p>0.1964285714</text:p>
          </table:table-cell>
          <table:table-cell office:value-type="float" office:value="0.517857142857">
            <text:p>0.5178571429</text:p>
          </table:table-cell>
          <table:table-cell office:value-type="float" office:value="0.839285714286">
            <text:p>0.839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office:value-type="float" office:value="0.392857142857">
            <text:p>0.3928571429</text:p>
          </table:table-cell>
          <table:table-cell office:value-type="float" office:value="0.714285714286">
            <text:p>0.714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42857142857">
            <text:p>0.1428571429</text:p>
          </table:table-cell>
          <table:table-cell office:value-type="float" office:value="0.303571428571">
            <text:p>0.3035714286</text:p>
          </table:table-cell>
          <table:table-cell office:value-type="float" office:value="0.571428571429">
            <text:p>0.5714285714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125">
            <text:p>0.125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07142857143">
            <text:p>0.1071428571</text:p>
          </table:table-cell>
          <table:table-cell office:value-type="float" office:value="0.267857142857">
            <text:p>0.2678571429</text:p>
          </table:table-cell>
          <table:table-cell office:value-type="float" office:value="0.482142857143">
            <text:p>0.4821428571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839285714286">
            <text:p>0.839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142857142857">
            <text:p>0.1428571429</text:p>
          </table:table-cell>
          <table:table-cell office:value-type="float" office:value="0.303571428571">
            <text:p>0.3035714286</text:p>
          </table:table-cell>
          <table:table-cell office:value-type="float" office:value="0.553571428571">
            <text:p>0.5535714286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107142857143">
            <text:p>0.1071428571</text:p>
          </table:table-cell>
          <table:table-cell office:value-type="float" office:value="0.339285714286">
            <text:p>0.3392857143</text:p>
          </table:table-cell>
          <table:table-cell office:value-type="float" office:value="0.696428571429">
            <text:p>0.6964285714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0892857142857">
            <text:p>0.0892857143</text:p>
          </table:table-cell>
          <table:table-cell office:value-type="float" office:value="0.303571428571">
            <text:p>0.3035714286</text:p>
          </table:table-cell>
          <table:table-cell office:value-type="float" office:value="0.625">
            <text:p>0.625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482142857143">
            <text:p>0.4821428571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535714285714">
            <text:p>0.0535714286</text:p>
          </table:table-cell>
          <table:table-cell office:value-type="float" office:value="0.160714285714">
            <text:p>0.1607142857</text:p>
          </table:table-cell>
          <table:table-cell office:value-type="float" office:value="0.339285714286">
            <text:p>0.3392857143</text:p>
          </table:table-cell>
          <table:table-cell office:value-type="float" office:value="0.607142857143">
            <text:p>0.607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714285714286">
            <text:p>0.0714285714</text:p>
          </table:table-cell>
          <table:table-cell office:value-type="float" office:value="0.267857142857">
            <text:p>0.2678571429</text:p>
          </table:table-cell>
          <table:table-cell office:value-type="float" office:value="0.428571428571">
            <text:p>0.4285714286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892857142857">
            <text:p>0.0892857143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160714285714">
            <text:p>0.1607142857</text:p>
          </table:table-cell>
          <table:table-cell office:value-type="float" office:value="0.517857142857">
            <text:p>0.51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410714285714">
            <text:p>0.4107142857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232142857143">
            <text:p>0.2321428571</text:p>
          </table:table-cell>
          <table:table-cell office:value-type="float" office:value="0.607142857143">
            <text:p>0.607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517857142857">
            <text:p>0.51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714285714286">
            <text:p>0.714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357142857143">
            <text:p>0.0357142857</text:p>
          </table:table-cell>
          <table:table-cell office:value-type="float" office:value="0.232142857143">
            <text:p>0.2321428571</text:p>
          </table:table-cell>
          <table:table-cell office:value-type="float" office:value="0.410714285714">
            <text:p>0.4107142857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410714285714">
            <text:p>0.4107142857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0178571428571">
            <text:p>0.0178571429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535714285714">
            <text:p>0.53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482142857143">
            <text:p>0.4821428571</text:p>
          </table:table-cell>
          <table:table-cell office:value-type="float" office:value="0.785714285714">
            <text:p>0.78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339285714286">
            <text:p>0.3392857143</text:p>
          </table:table-cell>
          <table:table-cell office:value-type="float" office:value="0.714285714286">
            <text:p>0.714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32142857143">
            <text:p>0.2321428571</text:p>
          </table:table-cell>
          <table:table-cell office:value-type="float" office:value="0.607142857143">
            <text:p>0.607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446428571429">
            <text:p>0.4464285714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553571428571">
            <text:p>0.5535714286</text:p>
          </table:table-cell>
          <table:table-cell office:value-type="float" office:value="0.785714285714">
            <text:p>0.78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office:value-type="float" office:value="0.785714285714">
            <text:p>0.78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892857142857">
            <text:p>0.0892857143</text:p>
          </table:table-cell>
          <table:table-cell office:value-type="float" office:value="0.160714285714">
            <text:p>0.1607142857</text:p>
          </table:table-cell>
          <table:table-cell office:value-type="float" office:value="0.446428571429">
            <text:p>0.4464285714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571428571429">
            <text:p>0.5714285714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0535714285714">
            <text:p>0.0535714286</text:p>
          </table:table-cell>
          <table:table-cell office:value-type="float" office:value="0.303571428571">
            <text:p>0.3035714286</text:p>
          </table:table-cell>
          <table:table-cell office:value-type="float" office:value="0.607142857143">
            <text:p>0.6071428571</text:p>
          </table:table-cell>
          <table:table-cell office:value-type="float" office:value="0.821428571429">
            <text:p>0.821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office:value-type="float" office:value="0.642857142857">
            <text:p>0.6428571429</text:p>
          </table:table-cell>
          <table:table-cell office:value-type="float" office:value="0.839285714286">
            <text:p>0.8392857143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42857142857">
            <text:p>0.1428571429</text:p>
          </table:table-cell>
          <table:table-cell office:value-type="float" office:value="0.303571428571">
            <text:p>0.3035714286</text:p>
          </table:table-cell>
          <table:table-cell office:value-type="float" office:value="0.553571428571">
            <text:p>0.5535714286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82142857143">
            <text:p>0.4821428571</text:p>
          </table:table-cell>
          <table:table-cell office:value-type="float" office:value="0.767857142857">
            <text:p>0.76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535714285714">
            <text:p>0.0535714286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553571428571">
            <text:p>0.55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589285714286">
            <text:p>0.5892857143</text:p>
          </table:table-cell>
          <table:table-cell office:value-type="float" office:value="0.803571428571">
            <text:p>0.803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446428571429">
            <text:p>0.4464285714</text:p>
          </table:table-cell>
          <table:table-cell office:value-type="float" office:value="0.678571428571">
            <text:p>0.678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714285714286">
            <text:p>0.0714285714</text:p>
          </table:table-cell>
          <table:table-cell office:value-type="float" office:value="0.267857142857">
            <text:p>0.2678571429</text:p>
          </table:table-cell>
          <table:table-cell office:value-type="float" office:value="0.410714285714">
            <text:p>0.4107142857</text:p>
          </table:table-cell>
          <table:table-cell office:value-type="float" office:value="0.696428571429">
            <text:p>0.6964285714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517857142857">
            <text:p>0.5178571429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42857142857">
            <text:p>0.1428571429</text:p>
          </table:table-cell>
          <table:table-cell office:value-type="float" office:value="0.267857142857">
            <text:p>0.2678571429</text:p>
          </table:table-cell>
          <table:table-cell office:value-type="float" office:value="0.464285714286">
            <text:p>0.4642857143</text:p>
          </table:table-cell>
          <table:table-cell office:value-type="float" office:value="0.732142857143">
            <text:p>0.7321428571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35593220339">
            <text:p>0.1355932203</text:p>
          </table:table-cell>
          <table:table-cell office:value-type="float" office:value="0.186440677966">
            <text:p>0.186440678</text:p>
          </table:table-cell>
          <table:table-cell office:value-type="float" office:value="0.389830508475">
            <text:p>0.3898305085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508474576271">
            <text:p>0.0508474576</text:p>
          </table:table-cell>
          <table:table-cell office:value-type="float" office:value="0.118644067797">
            <text:p>0.1186440678</text:p>
          </table:table-cell>
          <table:table-cell office:value-type="float" office:value="0.389830508475">
            <text:p>0.3898305085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0508474576271">
            <text:p>0.0508474576</text:p>
          </table:table-cell>
          <table:table-cell office:value-type="float" office:value="0.220338983051">
            <text:p>0.2203389831</text:p>
          </table:table-cell>
          <table:table-cell office:value-type="float" office:value="0.389830508475">
            <text:p>0.3898305085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0169491525424">
            <text:p>0.0169491525</text:p>
          </table:table-cell>
          <table:table-cell office:value-type="float" office:value="0.169491525424">
            <text:p>0.1694915254</text:p>
          </table:table-cell>
          <table:table-cell office:value-type="float" office:value="0.457627118644">
            <text:p>0.4576271186</text:p>
          </table:table-cell>
          <table:table-cell office:value-type="float" office:value="0.762711864407">
            <text:p>0.762711864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0847457627119">
            <text:p>0.0847457627</text:p>
          </table:table-cell>
          <table:table-cell office:value-type="float" office:value="0.237288135593">
            <text:p>0.2372881356</text:p>
          </table:table-cell>
          <table:table-cell office:value-type="float" office:value="0.542372881356">
            <text:p>0.5423728814</text:p>
          </table:table-cell>
          <table:table-cell office:value-type="float" office:value="0.762711864407">
            <text:p>0.762711864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847457627119">
            <text:p>0.0847457627</text:p>
          </table:table-cell>
          <table:table-cell office:value-type="float" office:value="0.220338983051">
            <text:p>0.2203389831</text:p>
          </table:table-cell>
          <table:table-cell office:value-type="float" office:value="0.457627118644">
            <text:p>0.4576271186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847457627119">
            <text:p>0.0847457627</text:p>
          </table:table-cell>
          <table:table-cell office:value-type="float" office:value="0.152542372881">
            <text:p>0.1525423729</text:p>
          </table:table-cell>
          <table:table-cell office:value-type="float" office:value="0.338983050847">
            <text:p>0.3389830508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508474576271">
            <text:p>0.0508474576</text:p>
          </table:table-cell>
          <table:table-cell office:value-type="float" office:value="0.237288135593">
            <text:p>0.2372881356</text:p>
          </table:table-cell>
          <table:table-cell office:value-type="float" office:value="0.525423728814">
            <text:p>0.5254237288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508474576271">
            <text:p>0.0508474576</text:p>
          </table:table-cell>
          <table:table-cell office:value-type="float" office:value="0.118644067797">
            <text:p>0.1186440678</text:p>
          </table:table-cell>
          <table:table-cell office:value-type="float" office:value="0.322033898305">
            <text:p>0.3220338983</text:p>
          </table:table-cell>
          <table:table-cell office:value-type="float" office:value="0.610169491525">
            <text:p>0.6101694915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457627118644">
            <text:p>0.4576271186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305084745763">
            <text:p>0.3050847458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372881355932">
            <text:p>0.3728813559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305084745763">
            <text:p>0.3050847458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">
            <text:p>0</text:p>
          </table:table-cell>
          <table:table-cell office:value-type="float" office:value="0.118644067797">
            <text:p>0.1186440678</text:p>
          </table:table-cell>
          <table:table-cell office:value-type="float" office:value="0.322033898305">
            <text:p>0.3220338983</text:p>
          </table:table-cell>
          <table:table-cell office:value-type="float" office:value="0.71186440678">
            <text:p>0.7118644068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0847457627119">
            <text:p>0.0847457627</text:p>
          </table:table-cell>
          <table:table-cell office:value-type="float" office:value="0.237288135593">
            <text:p>0.2372881356</text:p>
          </table:table-cell>
          <table:table-cell office:value-type="float" office:value="0.542372881356">
            <text:p>0.5423728814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338983050847">
            <text:p>0.3389830508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423728813559">
            <text:p>0.4237288136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271186440678">
            <text:p>0.2711864407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28813559322">
            <text:p>0.2881355932</text:p>
          </table:table-cell>
          <table:table-cell office:value-type="float" office:value="0.610169491525">
            <text:p>0.6101694915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152542372881">
            <text:p>0.1525423729</text:p>
          </table:table-cell>
          <table:table-cell office:value-type="float" office:value="0.220338983051">
            <text:p>0.2203389831</text:p>
          </table:table-cell>
          <table:table-cell office:value-type="float" office:value="0.440677966102">
            <text:p>0.4406779661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372881355932">
            <text:p>0.3728813559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office:value-type="float" office:value="0.406779661017">
            <text:p>0.406779661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0677966101695">
            <text:p>0.0677966102</text:p>
          </table:table-cell>
          <table:table-cell office:value-type="float" office:value="0.28813559322">
            <text:p>0.2881355932</text:p>
          </table:table-cell>
          <table:table-cell office:value-type="float" office:value="0.491525423729">
            <text:p>0.4915254237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389830508475">
            <text:p>0.3898305085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135593220339">
            <text:p>0.1355932203</text:p>
          </table:table-cell>
          <table:table-cell office:value-type="float" office:value="0.254237288136">
            <text:p>0.2542372881</text:p>
          </table:table-cell>
          <table:table-cell office:value-type="float" office:value="0.457627118644">
            <text:p>0.4576271186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474576271186">
            <text:p>0.4745762712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101694915254">
            <text:p>0.1016949153</text:p>
          </table:table-cell>
          <table:table-cell office:value-type="float" office:value="0.254237288136">
            <text:p>0.2542372881</text:p>
          </table:table-cell>
          <table:table-cell office:value-type="float" office:value="0.457627118644">
            <text:p>0.4576271186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01694915254">
            <text:p>0.1016949153</text:p>
          </table:table-cell>
          <table:table-cell office:value-type="float" office:value="0.203389830508">
            <text:p>0.2033898305</text:p>
          </table:table-cell>
          <table:table-cell office:value-type="float" office:value="0.440677966102">
            <text:p>0.4406779661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118644067797">
            <text:p>0.1186440678</text:p>
          </table:table-cell>
          <table:table-cell office:value-type="float" office:value="0.254237288136">
            <text:p>0.2542372881</text:p>
          </table:table-cell>
          <table:table-cell office:value-type="float" office:value="0.525423728814">
            <text:p>0.5254237288</text:p>
          </table:table-cell>
          <table:table-cell office:value-type="float" office:value="0.796610169492">
            <text:p>0.7966101695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847457627119">
            <text:p>0.0847457627</text:p>
          </table:table-cell>
          <table:table-cell office:value-type="float" office:value="0.237288135593">
            <text:p>0.2372881356</text:p>
          </table:table-cell>
          <table:table-cell office:value-type="float" office:value="0.525423728814">
            <text:p>0.5254237288</text:p>
          </table:table-cell>
          <table:table-cell office:value-type="float" office:value="0.796610169492">
            <text:p>0.7966101695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118644067797">
            <text:p>0.1186440678</text:p>
          </table:table-cell>
          <table:table-cell office:value-type="float" office:value="0.220338983051">
            <text:p>0.2203389831</text:p>
          </table:table-cell>
          <table:table-cell office:value-type="float" office:value="0.474576271186">
            <text:p>0.4745762712</text:p>
          </table:table-cell>
          <table:table-cell office:value-type="float" office:value="0.762711864407">
            <text:p>0.762711864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23728813559">
            <text:p>0.4237288136</text:p>
          </table:table-cell>
          <table:table-cell office:value-type="float" office:value="0.762711864407">
            <text:p>0.762711864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101694915254">
            <text:p>0.1016949153</text:p>
          </table:table-cell>
          <table:table-cell office:value-type="float" office:value="0.271186440678">
            <text:p>0.2711864407</text:p>
          </table:table-cell>
          <table:table-cell office:value-type="float" office:value="0.593220338983">
            <text:p>0.593220339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338983050847">
            <text:p>0.0338983051</text:p>
          </table:table-cell>
          <table:table-cell office:value-type="float" office:value="0.28813559322">
            <text:p>0.2881355932</text:p>
          </table:table-cell>
          <table:table-cell office:value-type="float" office:value="0.491525423729">
            <text:p>0.4915254237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0508474576271">
            <text:p>0.0508474576</text:p>
          </table:table-cell>
          <table:table-cell office:value-type="float" office:value="0.305084745763">
            <text:p>0.3050847458</text:p>
          </table:table-cell>
          <table:table-cell office:value-type="float" office:value="0.525423728814">
            <text:p>0.5254237288</text:p>
          </table:table-cell>
          <table:table-cell office:value-type="float" office:value="0.762711864407">
            <text:p>0.762711864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677966101695">
            <text:p>0.0677966102</text:p>
          </table:table-cell>
          <table:table-cell office:value-type="float" office:value="0.135593220339">
            <text:p>0.1355932203</text:p>
          </table:table-cell>
          <table:table-cell office:value-type="float" office:value="0.35593220339">
            <text:p>0.3559322034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389830508475">
            <text:p>0.3898305085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28813559322">
            <text:p>0.2881355932</text:p>
          </table:table-cell>
          <table:table-cell office:value-type="float" office:value="0.559322033898">
            <text:p>0.559322033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372881355932">
            <text:p>0.3728813559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338983050847">
            <text:p>0.0338983051</text:p>
          </table:table-cell>
          <table:table-cell office:value-type="float" office:value="0.135593220339">
            <text:p>0.1355932203</text:p>
          </table:table-cell>
          <table:table-cell office:value-type="float" office:value="0.35593220339">
            <text:p>0.3559322034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0169491525424">
            <text:p>0.0169491525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0677966101695">
            <text:p>0.0677966102</text:p>
          </table:table-cell>
          <table:table-cell office:value-type="float" office:value="0.169491525424">
            <text:p>0.1694915254</text:p>
          </table:table-cell>
          <table:table-cell office:value-type="float" office:value="0.35593220339">
            <text:p>0.3559322034</text:p>
          </table:table-cell>
          <table:table-cell office:value-type="float" office:value="0.610169491525">
            <text:p>0.6101694915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69491525424">
            <text:p>0.1694915254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338983050847">
            <text:p>0.3389830508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677966101695">
            <text:p>0.0677966102</text:p>
          </table:table-cell>
          <table:table-cell office:value-type="float" office:value="0.101694915254">
            <text:p>0.1016949153</text:p>
          </table:table-cell>
          <table:table-cell office:value-type="float" office:value="0.305084745763">
            <text:p>0.3050847458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69491525424">
            <text:p>0.1694915254</text:p>
          </table:table-cell>
          <table:table-cell office:value-type="float" office:value="0.372881355932">
            <text:p>0.3728813559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169491525424">
            <text:p>0.0169491525</text:p>
          </table:table-cell>
          <table:table-cell office:value-type="float" office:value="0.152542372881">
            <text:p>0.1525423729</text:p>
          </table:table-cell>
          <table:table-cell office:value-type="float" office:value="0.338983050847">
            <text:p>0.3389830508</text:p>
          </table:table-cell>
          <table:table-cell office:value-type="float" office:value="0.71186440678">
            <text:p>0.7118644068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271186440678">
            <text:p>0.2711864407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office:value-type="float" office:value="0.372881355932">
            <text:p>0.3728813559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169491525424">
            <text:p>0.0169491525</text:p>
          </table:table-cell>
          <table:table-cell office:value-type="float" office:value="0.0508474576271">
            <text:p>0.0508474576</text:p>
          </table:table-cell>
          <table:table-cell office:value-type="float" office:value="0.28813559322">
            <text:p>0.2881355932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220338983051">
            <text:p>0.2203389831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169491525424">
            <text:p>0.0169491525</text:p>
          </table:table-cell>
          <table:table-cell office:value-type="float" office:value="0.152542372881">
            <text:p>0.1525423729</text:p>
          </table:table-cell>
          <table:table-cell office:value-type="float" office:value="0.35593220339">
            <text:p>0.3559322034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338983050847">
            <text:p>0.3389830508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23728813559">
            <text:p>0.4237288136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847457627119">
            <text:p>0.0847457627</text:p>
          </table:table-cell>
          <table:table-cell office:value-type="float" office:value="0.220338983051">
            <text:p>0.2203389831</text:p>
          </table:table-cell>
          <table:table-cell office:value-type="float" office:value="0.457627118644">
            <text:p>0.4576271186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169491525424">
            <text:p>0.0169491525</text:p>
          </table:table-cell>
          <table:table-cell office:value-type="float" office:value="0.135593220339">
            <text:p>0.1355932203</text:p>
          </table:table-cell>
          <table:table-cell office:value-type="float" office:value="0.35593220339">
            <text:p>0.3559322034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305084745763">
            <text:p>0.3050847458</text:p>
          </table:table-cell>
          <table:table-cell office:value-type="float" office:value="0.71186440678">
            <text:p>0.7118644068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508474576271">
            <text:p>0.0508474576</text:p>
          </table:table-cell>
          <table:table-cell office:value-type="float" office:value="0.220338983051">
            <text:p>0.2203389831</text:p>
          </table:table-cell>
          <table:table-cell office:value-type="float" office:value="0.440677966102">
            <text:p>0.4406779661</text:p>
          </table:table-cell>
          <table:table-cell office:value-type="float" office:value="0.796610169492">
            <text:p>0.7966101695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0338983050847">
            <text:p>0.0338983051</text:p>
          </table:table-cell>
          <table:table-cell office:value-type="float" office:value="0.220338983051">
            <text:p>0.2203389831</text:p>
          </table:table-cell>
          <table:table-cell office:value-type="float" office:value="0.610169491525">
            <text:p>0.6101694915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0677966101695">
            <text:p>0.0677966102</text:p>
          </table:table-cell>
          <table:table-cell office:value-type="float" office:value="0.271186440678">
            <text:p>0.2711864407</text:p>
          </table:table-cell>
          <table:table-cell office:value-type="float" office:value="0.508474576271">
            <text:p>0.5084745763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135593220339">
            <text:p>0.1355932203</text:p>
          </table:table-cell>
          <table:table-cell office:value-type="float" office:value="0.305084745763">
            <text:p>0.3050847458</text:p>
          </table:table-cell>
          <table:table-cell office:value-type="float" office:value="0.525423728814">
            <text:p>0.5254237288</text:p>
          </table:table-cell>
          <table:table-cell office:value-type="float" office:value="0.779661016949">
            <text:p>0.779661016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18644067797">
            <text:p>0.1186440678</text:p>
          </table:table-cell>
          <table:table-cell office:value-type="float" office:value="0.305084745763">
            <text:p>0.3050847458</text:p>
          </table:table-cell>
          <table:table-cell office:value-type="float" office:value="0.525423728814">
            <text:p>0.5254237288</text:p>
          </table:table-cell>
          <table:table-cell office:value-type="float" office:value="0.694915254237">
            <text:p>0.6949152542</text:p>
          </table:table-cell>
          <table:table-cell office:value-type="float" office:value="0.830508474576">
            <text:p>0.8305084746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18644067797">
            <text:p>0.1186440678</text:p>
          </table:table-cell>
          <table:table-cell office:value-type="float" office:value="0.203389830508">
            <text:p>0.2033898305</text:p>
          </table:table-cell>
          <table:table-cell office:value-type="float" office:value="0.372881355932">
            <text:p>0.3728813559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169491525424">
            <text:p>0.0169491525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559322033898">
            <text:p>0.559322033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169491525424">
            <text:p>0.0169491525</text:p>
          </table:table-cell>
          <table:table-cell office:value-type="float" office:value="0.152542372881">
            <text:p>0.1525423729</text:p>
          </table:table-cell>
          <table:table-cell office:value-type="float" office:value="0.542372881356">
            <text:p>0.5423728814</text:p>
          </table:table-cell>
          <table:table-cell office:value-type="float" office:value="0.745762711864">
            <text:p>0.7457627119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406779661017">
            <text:p>0.406779661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101694915254">
            <text:p>0.1016949153</text:p>
          </table:table-cell>
          <table:table-cell office:value-type="float" office:value="0.135593220339">
            <text:p>0.1355932203</text:p>
          </table:table-cell>
          <table:table-cell office:value-type="float" office:value="0.271186440678">
            <text:p>0.2711864407</text:p>
          </table:table-cell>
          <table:table-cell office:value-type="float" office:value="0.627118644068">
            <text:p>0.6271186441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237288135593">
            <text:p>0.2372881356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52542372881">
            <text:p>0.1525423729</text:p>
          </table:table-cell>
          <table:table-cell office:value-type="float" office:value="0.627118644068">
            <text:p>0.6271186441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338983050847">
            <text:p>0.0338983051</text:p>
          </table:table-cell>
          <table:table-cell office:value-type="float" office:value="0.0508474576271">
            <text:p>0.0508474576</text:p>
          </table:table-cell>
          <table:table-cell office:value-type="float" office:value="0.203389830508">
            <text:p>0.2033898305</text:p>
          </table:table-cell>
          <table:table-cell office:value-type="float" office:value="0.474576271186">
            <text:p>0.474576271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0847457627119">
            <text:p>0.0847457627</text:p>
          </table:table-cell>
          <table:table-cell office:value-type="float" office:value="0.237288135593">
            <text:p>0.2372881356</text:p>
          </table:table-cell>
          <table:table-cell office:value-type="float" office:value="0.423728813559">
            <text:p>0.4237288136</text:p>
          </table:table-cell>
          <table:table-cell office:value-type="float" office:value="0.728813559322">
            <text:p>0.7288135593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338983050847">
            <text:p>0.0338983051</text:p>
          </table:table-cell>
          <table:table-cell office:value-type="float" office:value="0.0508474576271">
            <text:p>0.0508474576</text:p>
          </table:table-cell>
          <table:table-cell office:value-type="float" office:value="0.101694915254">
            <text:p>0.1016949153</text:p>
          </table:table-cell>
          <table:table-cell office:value-type="float" office:value="0.474576271186">
            <text:p>0.4745762712</text:p>
          </table:table-cell>
          <table:table-cell office:value-type="float" office:value="0.847457627119">
            <text:p>0.8474576271</text:p>
          </table:table-cell>
          <table:table-cell table:number-columns-repeated="17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307692307692">
            <text:p>0.3076923077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46153846154">
            <text:p>0.3461538462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46153846154">
            <text:p>0.3461538462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384615384615">
            <text:p>0.3846153846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table:number-columns-repeated="2" office:value-type="float" office:value="0">
            <text:p>0</text:p>
          </table:table-cell>
          <table:table-cell office:value-type="float" office:value="0.384615384615">
            <text:p>0.3846153846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">
            <text:p>0</text:p>
          </table:table-cell>
          <table:table-cell office:value-type="float" office:value="0.269230769231">
            <text:p>0.2692307692</text:p>
          </table:table-cell>
          <table:table-cell office:value-type="float" office:value="0.307692307692">
            <text:p>0.3076923077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615384615385">
            <text:p>0.6153846154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423076923077">
            <text:p>0.4230769231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office:value-type="float" office:value="0.769230769231">
            <text:p>0.7692307692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615384615385">
            <text:p>0.6153846154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769230769231">
            <text:p>0.7692307692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769230769231">
            <text:p>0.7692307692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461538461538">
            <text:p>0.4615384615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5">
            <text:p>0.5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615384615385">
            <text:p>0.6153846154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615384615385">
            <text:p>0.6153846154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15384615385">
            <text:p>0.1153846154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615384615385">
            <text:p>0.6153846154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5">
            <text:p>0.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office:value-type="float" office:value="0.576923076923">
            <text:p>0.5769230769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office:value-type="float" office:value="0.615384615385">
            <text:p>0.6153846154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769230769231">
            <text:p>0.7692307692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423076923077">
            <text:p>0.4230769231</text:p>
          </table:table-cell>
          <table:table-cell office:value-type="float" office:value="0.730769230769">
            <text:p>0.730769230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table:number-columns-repeated="2" office:value-type="float" office:value="0">
            <text:p>0</text:p>
          </table:table-cell>
          <table:table-cell office:value-type="float" office:value="0.307692307692">
            <text:p>0.3076923077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769230769231">
            <text:p>0.7692307692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115384615385">
            <text:p>0.1153846154</text:p>
          </table:table-cell>
          <table:table-cell office:value-type="float" office:value="0.153846153846">
            <text:p>0.1538461538</text:p>
          </table:table-cell>
          <table:table-cell office:value-type="float" office:value="0.192307692308">
            <text:p>0.1923076923</text:p>
          </table:table-cell>
          <table:table-cell office:value-type="float" office:value="0.5">
            <text:p>0.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table:number-columns-repeated="2"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office:value-type="float" office:value="0.653846153846">
            <text:p>0.6538461538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423076923077">
            <text:p>0.4230769231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692307692308">
            <text:p>0.6923076923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423076923077">
            <text:p>0.4230769231</text:p>
          </table:table-cell>
          <table:table-cell office:value-type="float" office:value="0.807692307692">
            <text:p>0.8076923077</text:p>
          </table:table-cell>
          <table:table-cell table:number-columns-repeated="17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CP_BFKV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B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BT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DARS</text:p>
          </table:table-cell>
          <table:table-cell office:value-type="float" office:value="0.181818181818">
            <text:p>0.1818181818</text:p>
          </table:table-cell>
          <table:table-cell table:number-columns-repeated="14"/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JP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J3h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J2h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SBM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M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RO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WENG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BFKV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SJKG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BL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CP_TD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TEl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E3DC_MIN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AP_DCOMPLEX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DFIRE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RMFCEN1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RMFCEN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ES3DC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GK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TSC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HLPL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MJ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DOPE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MJ3h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AP_DARS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MJPL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M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MSBM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Q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Qm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Qp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Z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E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E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SJKG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3">
          <table:table-cell office:value-type="string">
            <text:p>CP_E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SKOa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3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SKOb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CP_E3D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SKOIP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CP_ZPAIR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TB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TD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CP_ZS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TEl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3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TEs</text:p>
          </table:table-cell>
          <table:table-cell office:value-type="float" office:value="0.0909090909091">
            <text:p>0.0909090909</text:p>
          </table:table-cell>
          <table:table-cell table:number-columns-repeated="14"/>
        </table:table-row>
        <table:table-row table:style-name="ro2">
          <table:table-cell office:value-type="string">
            <text:p>CP_EPAIR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E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ES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CP_E3D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PIS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SDOCK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DESOLV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VDW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PYDOCK_TOT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OD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GOAP_ALL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SDOCK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GOAP_DF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21951219512">
            <text:p>0.1219512195</text:p>
          </table:table-cell>
          <table:table-cell office:value-type="float" office:value="0.146341463415">
            <text:p>0.1463414634</text:p>
          </table:table-cell>
          <table:table-cell office:value-type="float" office:value="0.268292682927">
            <text:p>0.2682926829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268292682927">
            <text:p>0.2682926829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487804878049">
            <text:p>0.48780487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975609756098">
            <text:p>0.0975609756</text:p>
          </table:table-cell>
          <table:table-cell office:value-type="float" office:value="0.146341463415">
            <text:p>0.1463414634</text:p>
          </table:table-cell>
          <table:table-cell office:value-type="float" office:value="0.439024390244">
            <text:p>0.4390243902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731707317073">
            <text:p>0.0731707317</text:p>
          </table:table-cell>
          <table:table-cell office:value-type="float" office:value="0.146341463415">
            <text:p>0.1463414634</text:p>
          </table:table-cell>
          <table:table-cell office:value-type="float" office:value="0.365853658537">
            <text:p>0.3658536585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439024390244">
            <text:p>0.4390243902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365853658537">
            <text:p>0.3658536585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341463414634">
            <text:p>0.3414634146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731707317073">
            <text:p>0.0731707317</text:p>
          </table:table-cell>
          <table:table-cell office:value-type="float" office:value="0.0975609756098">
            <text:p>0.0975609756</text:p>
          </table:table-cell>
          <table:table-cell office:value-type="float" office:value="0.365853658537">
            <text:p>0.3658536585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536585365854">
            <text:p>0.5365853659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121951219512">
            <text:p>0.1219512195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">
            <text:p>0</text:p>
          </table:table-cell>
          <table:table-cell office:value-type="float" office:value="0.170731707317">
            <text:p>0.1707317073</text:p>
          </table:table-cell>
          <table:table-cell office:value-type="float" office:value="0.365853658537">
            <text:p>0.3658536585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243902439024">
            <text:p>0.0243902439</text:p>
          </table:table-cell>
          <table:table-cell office:value-type="float" office:value="0.0487804878049">
            <text:p>0.0487804878</text:p>
          </table:table-cell>
          <table:table-cell office:value-type="float" office:value="0.292682926829">
            <text:p>0.292682926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0975609756098">
            <text:p>0.0975609756</text:p>
          </table:table-cell>
          <table:table-cell office:value-type="float" office:value="0.292682926829">
            <text:p>0.2926829268</text:p>
          </table:table-cell>
          <table:table-cell office:value-type="float" office:value="0.414634146341">
            <text:p>0.4146341463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292682926829">
            <text:p>0.292682926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341463414634">
            <text:p>0.3414634146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office:value-type="float" office:value="0.463414634146">
            <text:p>0.4634146341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390243902439">
            <text:p>0.3902439024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317073170732">
            <text:p>0.3170731707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487804878049">
            <text:p>0.487804878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463414634146">
            <text:p>0.4634146341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63414634146">
            <text:p>0.4634146341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585365853659">
            <text:p>0.5853658537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243902439024">
            <text:p>0.0243902439</text:p>
          </table:table-cell>
          <table:table-cell office:value-type="float" office:value="0.268292682927">
            <text:p>0.2682926829</text:p>
          </table:table-cell>
          <table:table-cell office:value-type="float" office:value="0.341463414634">
            <text:p>0.3414634146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0487804878049">
            <text:p>0.0487804878</text:p>
          </table:table-cell>
          <table:table-cell office:value-type="float" office:value="0.268292682927">
            <text:p>0.2682926829</text:p>
          </table:table-cell>
          <table:table-cell office:value-type="float" office:value="0.439024390244">
            <text:p>0.4390243902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219512195122">
            <text:p>0.2195121951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office:value-type="float" office:value="0.536585365854">
            <text:p>0.5365853659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41463414634">
            <text:p>0.3414634146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512195121951">
            <text:p>0.51219512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365853658537">
            <text:p>0.3658536585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243902439024">
            <text:p>0.0243902439</text:p>
          </table:table-cell>
          <table:table-cell office:value-type="float" office:value="0.0487804878049">
            <text:p>0.0487804878</text:p>
          </table:table-cell>
          <table:table-cell office:value-type="float" office:value="0.243902439024">
            <text:p>0.243902439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487804878049">
            <text:p>0.487804878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463414634146">
            <text:p>0.4634146341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43902439024">
            <text:p>0.243902439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292682926829">
            <text:p>0.292682926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146341463415">
            <text:p>0.1463414634</text:p>
          </table:table-cell>
          <table:table-cell office:value-type="float" office:value="0.487804878049">
            <text:p>0.487804878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219512195122">
            <text:p>0.2195121951</text:p>
          </table:table-cell>
          <table:table-cell office:value-type="float" office:value="0.390243902439">
            <text:p>0.3902439024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268292682927">
            <text:p>0.2682926829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0487804878049">
            <text:p>0.0487804878</text:p>
          </table:table-cell>
          <table:table-cell office:value-type="float" office:value="0.243902439024">
            <text:p>0.243902439</text:p>
          </table:table-cell>
          <table:table-cell office:value-type="float" office:value="0.487804878049">
            <text:p>0.487804878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487804878049">
            <text:p>0.48780487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390243902439">
            <text:p>0.3902439024</text:p>
          </table:table-cell>
          <table:table-cell office:value-type="float" office:value="0.682926829268">
            <text:p>0.6829268293</text:p>
          </table:table-cell>
          <table:table-cell office:value-type="float" office:value="0.780487804878">
            <text:p>0.7804878049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414634146341">
            <text:p>0.4146341463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243902439024">
            <text:p>0.0243902439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46341463415">
            <text:p>0.1463414634</text:p>
          </table:table-cell>
          <table:table-cell office:value-type="float" office:value="0.292682926829">
            <text:p>0.2926829268</text:p>
          </table:table-cell>
          <table:table-cell office:value-type="float" office:value="0.390243902439">
            <text:p>0.3902439024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536585365854">
            <text:p>0.5365853659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487804878049">
            <text:p>0.0487804878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512195121951">
            <text:p>0.51219512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512195121951">
            <text:p>0.512195122</text:p>
          </table:table-cell>
          <table:table-cell office:value-type="float" office:value="0.829268292683">
            <text:p>0.8292682927</text:p>
          </table:table-cell>
          <table:table-cell table:number-columns-repeated="17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19"/>
        </table:table-row>
        <table:table-row table:style-name="ro3">
          <table:table-cell table:number-columns-repeated="8"/>
          <table:table-cell office:value-type="string">
            <text:p>strong</text:p>
          </table:table-cell>
          <table:table-cell office:value-type="string">
            <text:p>medium</text:p>
          </table:table-cell>
          <table:table-cell office:value-type="string">
            <text:p>weak</text:p>
          </table:table-cell>
          <table:table-cell table:number-columns-repeated="12"/>
        </table:table-row>
        <table:table-row table:style-name="ro2">
          <table:table-cell office:value-type="string">
            <text:p>CP_BFKV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WENG</text:p>
          </table:table-cell>
          <table:table-cell office:value-type="float" office:value="0.0714285714286">
            <text:p>0.0714285714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CP_BL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3DC_CB</text:p>
          </table:table-cell>
          <table:table-cell office:value-type="float" office:value="0.0357142857143">
            <text:p>0.035714285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BT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GKS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3DC_CB</text:p>
          </table:table-cell>
          <table:table-cell office:value-type="float" office:value="0.0714285714286">
            <text:p>0.0714285714</text:p>
          </table:table-cell>
          <table:table-cell office:value-type="float" office:value="0.0243902439024">
            <text:p>0.0243902439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392857142857">
            <text:p>0.3928571429</text:p>
          </table:table-cell>
          <table:table-cell office:value-type="float" office:value="0.678571428571">
            <text:p>0.6785714286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MJPL</text:p>
          </table:table-cell>
          <table:table-cell office:value-type="float" office:value="0.0357142857143">
            <text:p>0.0357142857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2">
          <table:table-cell office:value-type="string">
            <text:p>CP_MJ3h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GOAP_ALL</text:p>
          </table:table-cell>
          <table:table-cell office:value-type="float" office:value="0.0357142857143">
            <text:p>0.0357142857</text:p>
          </table:table-cell>
          <table:table-cell office:value-type="float" office:value="0.0243902439024">
            <text:p>0.0243902439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MJ2h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SBM</text:p>
          </table:table-cell>
          <table:table-cell office:value-type="float" office:value="0.392857142857">
            <text:p>0.3928571429</text:p>
          </table:table-cell>
          <table:table-cell office:value-type="float" office:value="0.0487804878049">
            <text:p>0.0487804878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3">
          <table:table-cell office:value-type="string">
            <text:p>CP_MJ1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Es</text:p>
          </table:table-cell>
          <table:table-cell office:value-type="float" office:value="0.214285714286">
            <text:p>0.2142857143</text:p>
          </table:table-cell>
          <table:table-cell office:value-type="float" office:value="0.0487804878049">
            <text:p>0.0487804878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MJ2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PAIR_CB</text:p>
          </table:table-cell>
          <table:table-cell office:value-type="float" office:value="0.0714285714286">
            <text:p>0.0714285714</text:p>
          </table:table-cell>
          <table:table-cell office:value-type="float" office:value="0.0487804878049">
            <text:p>0.0487804878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MSBM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M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J1</text:p>
          </table:table-cell>
          <table:table-cell office:value-type="float" office:value="0.0357142857143">
            <text:p>0.0357142857</text:p>
          </table:table-cell>
          <table:table-cell office:value-type="float" office:value="0.0731707317073">
            <text:p>0.0731707317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Qa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OPE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3">
          <table:table-cell office:value-type="string">
            <text:p>CP_Qm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MPS</text:p>
          </table:table-cell>
          <table:table-cell office:value-type="float" office:value="0.285714285714">
            <text:p>0.2857142857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3">
          <table:table-cell office:value-type="string">
            <text:p>CP_Qp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DESOLV</text:p>
          </table:table-cell>
          <table:table-cell office:value-type="float" office:value="0.142857142857">
            <text:p>0.1428571429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J2</text:p>
          </table:table-cell>
          <table:table-cell office:value-type="float" office:value="0.214285714286">
            <text:p>0.2142857143</text:p>
          </table:table-cell>
          <table:table-cell office:value-type="float" office:value="0.0975609756098">
            <text:p>0.0975609756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3">
          <table:table-cell office:value-type="string">
            <text:p>CP_SKOb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642857142857">
            <text:p>0.6428571429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S</text:p>
          </table:table-cell>
          <table:table-cell office:value-type="float" office:value="0.142857142857">
            <text:p>0.1428571429</text:p>
          </table:table-cell>
          <table:table-cell office:value-type="float" office:value="0.0975609756098">
            <text:p>0.0975609756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Qa</text:p>
          </table:table-cell>
          <table:table-cell office:value-type="float" office:value="0.107142857143">
            <text:p>0.1071428571</text:p>
          </table:table-cell>
          <table:table-cell office:value-type="float" office:value="0.0975609756098">
            <text:p>0.0975609756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2">
          <table:table-cell office:value-type="string">
            <text:p>CP_SJKG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VD</text:p>
          </table:table-cell>
          <table:table-cell office:value-type="float" office:value="0.25">
            <text:p>0.25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TD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office:value-type="float" office:value="0.607142857143">
            <text:p>0.6071428571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ARS</text:p>
          </table:table-cell>
          <table:table-cell office:value-type="float" office:value="0.178571428571">
            <text:p>0.1785714286</text:p>
          </table:table-cell>
          <table:table-cell office:value-type="float" office:value="0.0975609756098">
            <text:p>0.0975609756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TEl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PAIR_MIN</text:p>
          </table:table-cell>
          <table:table-cell office:value-type="float" office:value="0.0357142857143">
            <text:p>0.0357142857</text:p>
          </table:table-cell>
          <table:table-cell office:value-type="float" office:value="0.0975609756098">
            <text:p>0.0975609756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3">
          <table:table-cell office:value-type="string">
            <text:p>CP_TEs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TS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3DC_MIN</text:p>
          </table:table-cell>
          <table:table-cell office:value-type="float" office:value="0.0714285714286">
            <text:p>0.0714285714</text:p>
          </table:table-cell>
          <table:table-cell office:value-type="float" office:value="0.0975609756098">
            <text:p>0.0975609756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VD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BL</text:p>
          </table:table-cell>
          <table:table-cell office:value-type="float" office:value="0.214285714286">
            <text:p>0.2142857143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SKOIP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Qm</text:p>
          </table:table-cell>
          <table:table-cell office:value-type="float" office:value="0.214285714286">
            <text:p>0.2142857143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AP_DCOMPLEX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SKOb</text:p>
          </table:table-cell>
          <table:table-cell office:value-type="float" office:value="0.25">
            <text:p>0.25</text:p>
          </table:table-cell>
          <table:table-cell office:value-type="float" office:value="0.121951219512">
            <text:p>0.1219512195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AP_dDFIRE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SKOa</text:p>
          </table:table-cell>
          <table:table-cell office:value-type="float" office:value="0.178571428571">
            <text:p>0.1785714286</text:p>
          </table:table-cell>
          <table:table-cell office:value-type="float" office:value="0.121951219512">
            <text:p>0.1219512195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AP_DFIRE2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SJKG</text:p>
          </table:table-cell>
          <table:table-cell office:value-type="float" office:value="0.142857142857">
            <text:p>0.1428571429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RMFCEN1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office:value-type="float" office:value="0.642857142857">
            <text:p>0.6428571429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OPE_HR</text:p>
          </table:table-cell>
          <table:table-cell office:value-type="float" office:value="0.178571428571">
            <text:p>0.1785714286</text:p>
          </table:table-cell>
          <table:table-cell office:value-type="float" office:value="0.121951219512">
            <text:p>0.1219512195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RMFCEN2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URS</text:p>
          </table:table-cell>
          <table:table-cell office:value-type="float" office:value="0.285714285714">
            <text:p>0.2857142857</text:p>
          </table:table-cell>
          <table:table-cell office:value-type="float" office:value="0.121951219512">
            <text:p>0.1219512195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2">
          <table:table-cell office:value-type="string">
            <text:p>CP_RMFCA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LOCAL_CB</text:p>
          </table:table-cell>
          <table:table-cell office:value-type="float" office:value="0.178571428571">
            <text:p>0.1785714286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TB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3D_CB</text:p>
          </table:table-cell>
          <table:table-cell office:value-type="float" office:value="0.142857142857">
            <text:p>0.1428571429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TSC</text:p>
          </table:table-cell>
          <table:table-cell office:value-type="float" office:value="0.285714285714">
            <text:p>0.2857142857</text:p>
          </table:table-cell>
          <table:table-cell office:value-type="float" office:value="0.392857142857">
            <text:p>0.3928571429</text:p>
          </table:table-cell>
          <table:table-cell office:value-type="float" office:value="0.714285714286">
            <text:p>0.7142857143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BFKV</text:p>
          </table:table-cell>
          <table:table-cell office:value-type="float" office:value="0.178571428571">
            <text:p>0.1785714286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T1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642857142857">
            <text:p>0.6428571429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GKS</text:p>
          </table:table-cell>
          <table:table-cell office:value-type="float" office:value="0.0714285714286">
            <text:p>0.0714285714</text:p>
          </table:table-cell>
          <table:table-cell office:value-type="float" office:value="0.146341463415">
            <text:p>0.146341463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AP_T2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JPL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J3h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AP_DOPE_HR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RO</text:p>
          </table:table-cell>
          <table:table-cell office:value-type="float" office:value="0.0357142857143">
            <text:p>0.0357142857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AP_DARS</text:p>
          </table:table-cell>
          <table:table-cell table:number-columns-repeated="2"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RMFCEN1</text:p>
          </table:table-cell>
          <table:table-cell office:value-type="float" office:value="0.464285714286">
            <text:p>0.4642857143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S3DC_CB</text:p>
          </table:table-cell>
          <table:table-cell office:value-type="float" office:value="0.142857142857">
            <text:p>0.1428571429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AP_MPS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PAIR_CB</text:p>
          </table:table-cell>
          <table:table-cell office:value-type="float" office:value="0.214285714286">
            <text:p>0.2142857143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AP_WENG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ZS3DC_MIN</text:p>
          </table:table-cell>
          <table:table-cell office:value-type="float" office:value="0.142857142857">
            <text:p>0.1428571429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DECK</text:p>
          </table:table-cell>
          <table:table-cell office:value-type="float" office:value="0.25">
            <text:p>0.25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S3DC_MIN</text:p>
          </table:table-cell>
          <table:table-cell office:value-type="float" office:value="0.178571428571">
            <text:p>0.1785714286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ODA</text:p>
          </table:table-cell>
          <table:table-cell office:value-type="float" office:value="0.214285714286">
            <text:p>0.2142857143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BT</text:p>
          </table:table-cell>
          <table:table-cell office:value-type="float" office:value="0.214285714286">
            <text:p>0.2142857143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ZS3DC_C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892857142857">
            <text:p>0.8928571429</text:p>
          </table:table-cell>
          <table:table-cell/>
          <table:table-cell office:value-type="string">
            <text:p>CP_Qp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Z3DC_CB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El</text:p>
          </table:table-cell>
          <table:table-cell office:value-type="float" office:value="0.285714285714">
            <text:p>0.2857142857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EPAIR_CB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FIRE2</text:p>
          </table:table-cell>
          <table:table-cell office:value-type="float" office:value="0.214285714286">
            <text:p>0.2142857143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ELOCAL_CB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428571428571">
            <text:p>0.4285714286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calRW</text:p>
          </table:table-cell>
          <table:table-cell office:value-type="float" office:value="0.392857142857">
            <text:p>0.3928571429</text:p>
          </table:table-cell>
          <table:table-cell office:value-type="float" office:value="0.170731707317">
            <text:p>0.1707317073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ES3DC_C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VDW</text:p>
          </table:table-cell>
          <table:table-cell office:value-type="float" office:value="0.25">
            <text:p>0.25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HLPL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E3D_CB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MJ2h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92857142857">
            <text:p>0.3928571429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D</text:p>
          </table:table-cell>
          <table:table-cell office:value-type="float" office:value="0.428571428571">
            <text:p>0.4285714286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SKOIP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ZS3DC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35714285714">
            <text:p>0.5357142857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RMFCEN2</text:p>
          </table:table-cell>
          <table:table-cell office:value-type="float" office:value="0.357142857143">
            <text:p>0.3571428571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RMFCA</text:p>
          </table:table-cell>
          <table:table-cell office:value-type="float" office:value="0.214285714286">
            <text:p>0.2142857143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EPAIR_MIN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ELE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3">
          <table:table-cell office:value-type="string">
            <text:p>CP_ELOCAL_MIN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GOAP_DF</text:p>
          </table:table-cell>
          <table:table-cell office:value-type="float" office:value="0.178571428571">
            <text:p>0.1785714286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3"/>
          <table:table-cell/>
          <table:table-cell office:value-type="string">
            <text:p>strong</text:p>
          </table:table-cell>
          <table:table-cell office:value-type="string">
            <text:p>medium</text:p>
          </table:table-cell>
          <table:table-cell office:value-type="string">
            <text:p>weak</text:p>
          </table:table-cell>
          <table:table-cell table:number-columns-repeated="5"/>
        </table:table-row>
        <table:table-row table:style-name="ro3">
          <table:table-cell office:value-type="string">
            <text:p>CP_ES3DC_MIN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B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string">
            <text:p>CP_Qp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office:value-type="string">
            <text:p>CP_E3DC_MIN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35714285714">
            <text:p>0.5357142857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DECK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SDOCK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office:value-type="string">
            <text:p>CP_E3D_MIN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S3DC_CB</text:p>
          </table:table-cell>
          <table:table-cell office:value-type="float" office:value="0.142857142857">
            <text:p>0.1428571429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CP_HLPL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PAIR_MIN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1">
            <text:p>0.1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.392857142857">
            <text:p>0.3928571429</text:p>
          </table:table-cell>
          <table:table-cell office:value-type="float" office:value="0.243902439024">
            <text:p>0.243902439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3">
          <table:table-cell office:value-type="string">
            <text:p>AP_calRWp</text:p>
          </table:table-cell>
          <table:table-cell office:value-type="float" office:value="0.0357142857143">
            <text:p>0.0357142857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LOCAL_MIN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string">
            <text:p>AP_T1</text:p>
          </table:table-cell>
          <table:table-cell office:value-type="float" office:value="0.321428571429">
            <text:p>0.3214285714</text:p>
          </table:table-cell>
          <table:table-cell office:value-type="float" office:value="0.268292682927">
            <text:p>0.2682926829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>
          <table:table-cell office:value-type="string">
            <text:p>AP_PISA</text:p>
          </table:table-cell>
          <table:table-cell office:value-type="float" office:value="0.357142857143">
            <text:p>0.3571428571</text:p>
          </table:table-cell>
          <table:table-cell office:value-type="float" office:value="0.535714285714">
            <text:p>0.5357142857</text:p>
          </table:table-cell>
          <table:table-cell office:value-type="float" office:value="0.75">
            <text:p>0.75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3DC_MIN</text:p>
          </table:table-cell>
          <table:table-cell office:value-type="float" office:value="0.142857142857">
            <text:p>0.1428571429</text:p>
          </table:table-cell>
          <table:table-cell office:value-type="float" office:value="0.219512195122">
            <text:p>0.2195121951</text:p>
          </table:table-cell>
          <table:table-cell office:value-type="float" office:value="0.05">
            <text:p>0.05</text:p>
          </table:table-cell>
          <table:table-cell table:number-columns-repeated="3"/>
          <table:table-cell office:value-type="string">
            <text:p>AP_T2</text:p>
          </table:table-cell>
          <table:table-cell office:value-type="float" office:value="0.285714285714">
            <text:p>0.2857142857</text:p>
          </table:table-cell>
          <table:table-cell office:value-type="float" office:value="0.268292682927">
            <text:p>0.2682926829</text:p>
          </table:table-cell>
          <table:table-cell office:value-type="float" office:value="0.25">
            <text:p>0.25</text:p>
          </table:table-cell>
          <table:table-cell table:number-columns-repeated="5"/>
        </table:table-row>
        <table:table-row table:style-name="ro2">
          <table:table-cell office:value-type="string">
            <text:p>SDOCK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E3D_MIN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string">
            <text:p>AP_PISA</text:p>
          </table:table-cell>
          <table:table-cell office:value-type="float" office:value="0.535714285714">
            <text:p>0.5357142857</text:p>
          </table:table-cell>
          <table:table-cell office:value-type="float" office:value="0.268292682927">
            <text:p>0.2682926829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2">
          <table:table-cell office:value-type="string">
            <text:p>ELE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SDOCK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string">
            <text:p>PYDOCK_TOT</text:p>
          </table:table-cell>
          <table:table-cell office:value-type="float" office:value="0.25">
            <text:p>0.25</text:p>
          </table:table-cell>
          <table:table-cell office:value-type="float" office:value="0.292682926829">
            <text:p>0.2926829268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office:value-type="string">
            <text:p>DESOLV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SC</text:p>
          </table:table-cell>
          <table:table-cell office:value-type="float" office:value="0.392857142857">
            <text:p>0.3928571429</text:p>
          </table:table-cell>
          <table:table-cell office:value-type="float" office:value="0.243902439024">
            <text:p>0.243902439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VDW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calRWp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35">
            <text:p>0.35</text:p>
          </table:table-cell>
          <table:table-cell table:number-columns-repeated="12"/>
        </table:table-row>
        <table:table-row table:style-name="ro2">
          <table:table-cell office:value-type="string">
            <text:p>PYDOCK_TOT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COMPLEX</text:p>
          </table:table-cell>
          <table:table-cell office:value-type="float" office:value="0.25">
            <text:p>0.25</text:p>
          </table:table-cell>
          <table:table-cell office:value-type="float" office:value="0.268292682927">
            <text:p>0.2682926829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3">
          <table:table-cell office:value-type="string">
            <text:p>ODA</text:p>
          </table:table-cell>
          <table:table-cell office:value-type="float" office:value="0.178571428571">
            <text:p>0.1785714286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DFIRE</text:p>
          </table:table-cell>
          <table:table-cell office:value-type="float" office:value="0.25">
            <text:p>0.25</text:p>
          </table:table-cell>
          <table:table-cell office:value-type="float" office:value="0.268292682927">
            <text:p>0.2682926829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T1</text:p>
          </table:table-cell>
          <table:table-cell office:value-type="float" office:value="0.321428571429">
            <text:p>0.3214285714</text:p>
          </table:table-cell>
          <table:table-cell office:value-type="float" office:value="0.268292682927">
            <text:p>0.2682926829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571428571429">
            <text:p>0.57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T2</text:p>
          </table:table-cell>
          <table:table-cell office:value-type="float" office:value="0.285714285714">
            <text:p>0.2857142857</text:p>
          </table:table-cell>
          <table:table-cell office:value-type="float" office:value="0.268292682927">
            <text:p>0.2682926829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464285714286">
            <text:p>0.46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PISA</text:p>
          </table:table-cell>
          <table:table-cell office:value-type="float" office:value="0.535714285714">
            <text:p>0.5357142857</text:p>
          </table:table-cell>
          <table:table-cell office:value-type="float" office:value="0.268292682927">
            <text:p>0.2682926829</text:p>
          </table:table-cell>
          <table:table-cell office:value-type="float" office:value="0.3">
            <text:p>0.3</text:p>
          </table:table-cell>
          <table:table-cell table:number-columns-repeated="12"/>
        </table:table-row>
        <table:table-row table:style-name="ro2">
          <table:table-cell office:value-type="string">
            <text:p>AP_GOAP_DF</text:p>
          </table:table-cell>
          <table:table-cell office:value-type="float" office:value="0.142857142857">
            <text:p>0.1428571429</text:p>
          </table:table-cell>
          <table:table-cell office:value-type="float" office:value="0.178571428571">
            <text:p>0.1785714286</text:p>
          </table:table-cell>
          <table:table-cell office:value-type="float" office:value="0.607142857143">
            <text:p>0.6071428571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S</text:p>
          </table:table-cell>
          <table:table-cell office:value-type="float" office:value="0.357142857143">
            <text:p>0.3571428571</text:p>
          </table:table-cell>
          <table:table-cell office:value-type="float" office:value="0.292682926829">
            <text:p>0.2926829268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64285714286">
            <text:p>0.46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PYDOCK_TOT</text:p>
          </table:table-cell>
          <table:table-cell office:value-type="float" office:value="0.25">
            <text:p>0.25</text:p>
          </table:table-cell>
          <table:table-cell office:value-type="float" office:value="0.292682926829">
            <text:p>0.2926829268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983606557377">
            <text:p>0.0983606557</text:p>
          </table:table-cell>
          <table:table-cell office:value-type="float" office:value="0.147540983607">
            <text:p>0.1475409836</text:p>
          </table:table-cell>
          <table:table-cell office:value-type="float" office:value="0.295081967213">
            <text:p>0.2950819672</text:p>
          </table:table-cell>
          <table:table-cell office:value-type="float" office:value="0.55737704918">
            <text:p>0.557377049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377049180328">
            <text:p>0.3770491803</text:p>
          </table:table-cell>
          <table:table-cell office:value-type="float" office:value="0.672131147541">
            <text:p>0.6721311475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11475409836">
            <text:p>0.3114754098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393442622951">
            <text:p>0.393442623</text:p>
          </table:table-cell>
          <table:table-cell office:value-type="float" office:value="0.672131147541">
            <text:p>0.6721311475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44262295082">
            <text:p>0.4426229508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409836065574">
            <text:p>0.4098360656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819672131148">
            <text:p>0.0819672131</text:p>
          </table:table-cell>
          <table:table-cell office:value-type="float" office:value="0.180327868852">
            <text:p>0.1803278689</text:p>
          </table:table-cell>
          <table:table-cell office:value-type="float" office:value="0.360655737705">
            <text:p>0.3606557377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26229508197">
            <text:p>0.4262295082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229508196721">
            <text:p>0.2295081967</text:p>
          </table:table-cell>
          <table:table-cell office:value-type="float" office:value="0.606557377049">
            <text:p>0.60655737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344262295082">
            <text:p>0.3442622951</text:p>
          </table:table-cell>
          <table:table-cell office:value-type="float" office:value="0.688524590164">
            <text:p>0.688524590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311475409836">
            <text:p>0.3114754098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491803278689">
            <text:p>0.0491803279</text:p>
          </table:table-cell>
          <table:table-cell office:value-type="float" office:value="0.114754098361">
            <text:p>0.1147540984</text:p>
          </table:table-cell>
          <table:table-cell office:value-type="float" office:value="0.344262295082">
            <text:p>0.3442622951</text:p>
          </table:table-cell>
          <table:table-cell office:value-type="float" office:value="0.688524590164">
            <text:p>0.688524590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327868852459">
            <text:p>0.0327868852</text:p>
          </table:table-cell>
          <table:table-cell office:value-type="float" office:value="0.0819672131148">
            <text:p>0.0819672131</text:p>
          </table:table-cell>
          <table:table-cell office:value-type="float" office:value="0.245901639344">
            <text:p>0.2459016393</text:p>
          </table:table-cell>
          <table:table-cell office:value-type="float" office:value="0.540983606557">
            <text:p>0.5409836066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295081967213">
            <text:p>0.2950819672</text:p>
          </table:table-cell>
          <table:table-cell office:value-type="float" office:value="0.573770491803">
            <text:p>0.5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93442622951">
            <text:p>0.393442623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16393442623">
            <text:p>0.0163934426</text:p>
          </table:table-cell>
          <table:table-cell office:value-type="float" office:value="0.16393442623">
            <text:p>0.1639344262</text:p>
          </table:table-cell>
          <table:table-cell office:value-type="float" office:value="0.311475409836">
            <text:p>0.3114754098</text:p>
          </table:table-cell>
          <table:table-cell office:value-type="float" office:value="0.573770491803">
            <text:p>0.5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office:value-type="float" office:value="0.590163934426">
            <text:p>0.5901639344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262295081967">
            <text:p>0.262295082</text:p>
          </table:table-cell>
          <table:table-cell office:value-type="float" office:value="0.573770491803">
            <text:p>0.5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262295081967">
            <text:p>0.262295082</text:p>
          </table:table-cell>
          <table:table-cell office:value-type="float" office:value="0.55737704918">
            <text:p>0.557377049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0819672131148">
            <text:p>0.0819672131</text:p>
          </table:table-cell>
          <table:table-cell office:value-type="float" office:value="0.180327868852">
            <text:p>0.1803278689</text:p>
          </table:table-cell>
          <table:table-cell office:value-type="float" office:value="0.377049180328">
            <text:p>0.3770491803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016393442623">
            <text:p>0.0163934426</text:p>
          </table:table-cell>
          <table:table-cell office:value-type="float" office:value="0.16393442623">
            <text:p>0.1639344262</text:p>
          </table:table-cell>
          <table:table-cell office:value-type="float" office:value="0.393442622951">
            <text:p>0.393442623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295081967213">
            <text:p>0.2950819672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0655737704918">
            <text:p>0.0655737705</text:p>
          </table:table-cell>
          <table:table-cell office:value-type="float" office:value="0.229508196721">
            <text:p>0.2295081967</text:p>
          </table:table-cell>
          <table:table-cell office:value-type="float" office:value="0.393442622951">
            <text:p>0.393442623</text:p>
          </table:table-cell>
          <table:table-cell office:value-type="float" office:value="0.688524590164">
            <text:p>0.688524590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27868852459">
            <text:p>0.2786885246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983606557377">
            <text:p>0.0983606557</text:p>
          </table:table-cell>
          <table:table-cell office:value-type="float" office:value="0.196721311475">
            <text:p>0.1967213115</text:p>
          </table:table-cell>
          <table:table-cell office:value-type="float" office:value="0.327868852459">
            <text:p>0.3278688525</text:p>
          </table:table-cell>
          <table:table-cell office:value-type="float" office:value="0.590163934426">
            <text:p>0.5901639344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14754098361">
            <text:p>0.1147540984</text:p>
          </table:table-cell>
          <table:table-cell office:value-type="float" office:value="0.262295081967">
            <text:p>0.262295082</text:p>
          </table:table-cell>
          <table:table-cell office:value-type="float" office:value="0.426229508197">
            <text:p>0.4262295082</text:p>
          </table:table-cell>
          <table:table-cell office:value-type="float" office:value="0.72131147541">
            <text:p>0.7213114754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0819672131148">
            <text:p>0.0819672131</text:p>
          </table:table-cell>
          <table:table-cell office:value-type="float" office:value="0.245901639344">
            <text:p>0.2459016393</text:p>
          </table:table-cell>
          <table:table-cell office:value-type="float" office:value="0.377049180328">
            <text:p>0.3770491803</text:p>
          </table:table-cell>
          <table:table-cell office:value-type="float" office:value="0.606557377049">
            <text:p>0.60655737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44262295082">
            <text:p>0.3442622951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459016393443">
            <text:p>0.4590163934</text:p>
          </table:table-cell>
          <table:table-cell office:value-type="float" office:value="0.737704918033">
            <text:p>0.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409836065574">
            <text:p>0.4098360656</text:p>
          </table:table-cell>
          <table:table-cell office:value-type="float" office:value="0.704918032787">
            <text:p>0.704918032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393442622951">
            <text:p>0.393442623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983606557377">
            <text:p>0.0983606557</text:p>
          </table:table-cell>
          <table:table-cell office:value-type="float" office:value="0.196721311475">
            <text:p>0.1967213115</text:p>
          </table:table-cell>
          <table:table-cell office:value-type="float" office:value="0.409836065574">
            <text:p>0.4098360656</text:p>
          </table:table-cell>
          <table:table-cell office:value-type="float" office:value="0.672131147541">
            <text:p>0.6721311475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0819672131148">
            <text:p>0.0819672131</text:p>
          </table:table-cell>
          <table:table-cell office:value-type="float" office:value="0.229508196721">
            <text:p>0.2295081967</text:p>
          </table:table-cell>
          <table:table-cell office:value-type="float" office:value="0.55737704918">
            <text:p>0.5573770492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327868852459">
            <text:p>0.0327868852</text:p>
          </table:table-cell>
          <table:table-cell office:value-type="float" office:value="0.245901639344">
            <text:p>0.2459016393</text:p>
          </table:table-cell>
          <table:table-cell office:value-type="float" office:value="0.360655737705">
            <text:p>0.3606557377</text:p>
          </table:table-cell>
          <table:table-cell office:value-type="float" office:value="0.72131147541">
            <text:p>0.7213114754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0327868852459">
            <text:p>0.0327868852</text:p>
          </table:table-cell>
          <table:table-cell office:value-type="float" office:value="0.262295081967">
            <text:p>0.262295082</text:p>
          </table:table-cell>
          <table:table-cell office:value-type="float" office:value="0.44262295082">
            <text:p>0.4426229508</text:p>
          </table:table-cell>
          <table:table-cell office:value-type="float" office:value="0.72131147541">
            <text:p>0.7213114754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27868852459">
            <text:p>0.2786885246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229508196721">
            <text:p>0.2295081967</text:p>
          </table:table-cell>
          <table:table-cell office:value-type="float" office:value="0.688524590164">
            <text:p>0.688524590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655737704918">
            <text:p>0.0655737705</text:p>
          </table:table-cell>
          <table:table-cell office:value-type="float" office:value="0.114754098361">
            <text:p>0.1147540984</text:p>
          </table:table-cell>
          <table:table-cell office:value-type="float" office:value="0.262295081967">
            <text:p>0.262295082</text:p>
          </table:table-cell>
          <table:table-cell office:value-type="float" office:value="0.491803278689">
            <text:p>0.491803278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491803278689">
            <text:p>0.0491803279</text:p>
          </table:table-cell>
          <table:table-cell office:value-type="float" office:value="0.0983606557377">
            <text:p>0.0983606557</text:p>
          </table:table-cell>
          <table:table-cell office:value-type="float" office:value="0.295081967213">
            <text:p>0.2950819672</text:p>
          </table:table-cell>
          <table:table-cell office:value-type="float" office:value="0.606557377049">
            <text:p>0.60655737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295081967213">
            <text:p>0.2950819672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47540983607">
            <text:p>0.1475409836</text:p>
          </table:table-cell>
          <table:table-cell office:value-type="float" office:value="0.491803278689">
            <text:p>0.491803278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0983606557377">
            <text:p>0.0983606557</text:p>
          </table:table-cell>
          <table:table-cell office:value-type="float" office:value="0.213114754098">
            <text:p>0.2131147541</text:p>
          </table:table-cell>
          <table:table-cell office:value-type="float" office:value="0.344262295082">
            <text:p>0.3442622951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475409836066">
            <text:p>0.4754098361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524590163934">
            <text:p>0.524590163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459016393443">
            <text:p>0.4590163934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524590163934">
            <text:p>0.524590163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262295081967">
            <text:p>0.262295082</text:p>
          </table:table-cell>
          <table:table-cell office:value-type="float" office:value="0.573770491803">
            <text:p>0.5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27868852459">
            <text:p>0.2786885246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327868852459">
            <text:p>0.0327868852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295081967213">
            <text:p>0.2950819672</text:p>
          </table:table-cell>
          <table:table-cell office:value-type="float" office:value="0.540983606557">
            <text:p>0.5409836066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27868852459">
            <text:p>0.2786885246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245901639344">
            <text:p>0.2459016393</text:p>
          </table:table-cell>
          <table:table-cell office:value-type="float" office:value="0.590163934426">
            <text:p>0.5901639344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983606557377">
            <text:p>0.0983606557</text:p>
          </table:table-cell>
          <table:table-cell office:value-type="float" office:value="0.213114754098">
            <text:p>0.2131147541</text:p>
          </table:table-cell>
          <table:table-cell office:value-type="float" office:value="0.524590163934">
            <text:p>0.524590163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295081967213">
            <text:p>0.2950819672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14754098361">
            <text:p>0.1147540984</text:p>
          </table:table-cell>
          <table:table-cell office:value-type="float" office:value="0.229508196721">
            <text:p>0.2295081967</text:p>
          </table:table-cell>
          <table:table-cell office:value-type="float" office:value="0.540983606557">
            <text:p>0.5409836066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377049180328">
            <text:p>0.3770491803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16393442623">
            <text:p>0.0163934426</text:p>
          </table:table-cell>
          <table:table-cell office:value-type="float" office:value="0.196721311475">
            <text:p>0.1967213115</text:p>
          </table:table-cell>
          <table:table-cell office:value-type="float" office:value="0.377049180328">
            <text:p>0.3770491803</text:p>
          </table:table-cell>
          <table:table-cell office:value-type="float" office:value="0.672131147541">
            <text:p>0.6721311475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311475409836">
            <text:p>0.3114754098</text:p>
          </table:table-cell>
          <table:table-cell office:value-type="float" office:value="0.655737704918">
            <text:p>0.6557377049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655737704918">
            <text:p>0.0655737705</text:p>
          </table:table-cell>
          <table:table-cell office:value-type="float" office:value="0.16393442623">
            <text:p>0.1639344262</text:p>
          </table:table-cell>
          <table:table-cell office:value-type="float" office:value="0.262295081967">
            <text:p>0.262295082</text:p>
          </table:table-cell>
          <table:table-cell office:value-type="float" office:value="0.639344262295">
            <text:p>0.639344262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393442622951">
            <text:p>0.393442623</text:p>
          </table:table-cell>
          <table:table-cell office:value-type="float" office:value="0.688524590164">
            <text:p>0.688524590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0327868852459">
            <text:p>0.0327868852</text:p>
          </table:table-cell>
          <table:table-cell office:value-type="float" office:value="0.196721311475">
            <text:p>0.1967213115</text:p>
          </table:table-cell>
          <table:table-cell office:value-type="float" office:value="0.44262295082">
            <text:p>0.4426229508</text:p>
          </table:table-cell>
          <table:table-cell office:value-type="float" office:value="0.737704918033">
            <text:p>0.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0655737704918">
            <text:p>0.0655737705</text:p>
          </table:table-cell>
          <table:table-cell office:value-type="float" office:value="0.27868852459">
            <text:p>0.2786885246</text:p>
          </table:table-cell>
          <table:table-cell office:value-type="float" office:value="0.491803278689">
            <text:p>0.4918032787</text:p>
          </table:table-cell>
          <table:table-cell office:value-type="float" office:value="0.704918032787">
            <text:p>0.704918032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0983606557377">
            <text:p>0.0983606557</text:p>
          </table:table-cell>
          <table:table-cell office:value-type="float" office:value="0.27868852459">
            <text:p>0.2786885246</text:p>
          </table:table-cell>
          <table:table-cell office:value-type="float" office:value="0.491803278689">
            <text:p>0.4918032787</text:p>
          </table:table-cell>
          <table:table-cell office:value-type="float" office:value="0.672131147541">
            <text:p>0.6721311475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0983606557377">
            <text:p>0.0983606557</text:p>
          </table:table-cell>
          <table:table-cell office:value-type="float" office:value="0.196721311475">
            <text:p>0.1967213115</text:p>
          </table:table-cell>
          <table:table-cell office:value-type="float" office:value="0.377049180328">
            <text:p>0.3770491803</text:p>
          </table:table-cell>
          <table:table-cell office:value-type="float" office:value="0.606557377049">
            <text:p>0.606557377</text:p>
          </table:table-cell>
          <table:table-cell office:value-type="float" office:value="0.754098360656">
            <text:p>0.7540983607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0819672131148">
            <text:p>0.0819672131</text:p>
          </table:table-cell>
          <table:table-cell office:value-type="float" office:value="0.16393442623">
            <text:p>0.1639344262</text:p>
          </table:table-cell>
          <table:table-cell office:value-type="float" office:value="0.377049180328">
            <text:p>0.3770491803</text:p>
          </table:table-cell>
          <table:table-cell office:value-type="float" office:value="0.606557377049">
            <text:p>0.60655737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196721311475">
            <text:p>0.1967213115</text:p>
          </table:table-cell>
          <table:table-cell office:value-type="float" office:value="0.508196721311">
            <text:p>0.508196721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office:value-type="float" office:value="0.672131147541">
            <text:p>0.6721311475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0983606557377">
            <text:p>0.0983606557</text:p>
          </table:table-cell>
          <table:table-cell office:value-type="float" office:value="0.245901639344">
            <text:p>0.2459016393</text:p>
          </table:table-cell>
          <table:table-cell office:value-type="float" office:value="0.377049180328">
            <text:p>0.3770491803</text:p>
          </table:table-cell>
          <table:table-cell office:value-type="float" office:value="0.55737704918">
            <text:p>0.5573770492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295081967213">
            <text:p>0.2950819672</text:p>
          </table:table-cell>
          <table:table-cell office:value-type="float" office:value="0.573770491803">
            <text:p>0.5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213114754098">
            <text:p>0.2131147541</text:p>
          </table:table-cell>
          <table:table-cell office:value-type="float" office:value="0.508196721311">
            <text:p>0.5081967213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573770491803">
            <text:p>0.573770491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16393442623">
            <text:p>0.1639344262</text:p>
          </table:table-cell>
          <table:table-cell office:value-type="float" office:value="0.44262295082">
            <text:p>0.4426229508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295081967213">
            <text:p>0.2950819672</text:p>
          </table:table-cell>
          <table:table-cell office:value-type="float" office:value="0.622950819672">
            <text:p>0.622950819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491803278689">
            <text:p>0.4918032787</text:p>
          </table:table-cell>
          <table:table-cell office:value-type="float" office:value="0.786885245902">
            <text:p>0.7868852459</text:p>
          </table:table-cell>
          <table:table-cell table:number-columns-repeated="17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19"/>
        </table:table-row>
        <table:table-row table:style-name="ro3">
          <table:table-cell table:number-columns-repeated="8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11"/>
        </table:table-row>
        <table:table-row table:style-name="ro2">
          <table:table-cell office:value-type="string">
            <text:p>CP_BFKV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LOCAL_CB</text:p>
          </table:table-cell>
          <table:table-cell table:number-columns-repeated="4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BL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842105263158">
            <text:p>0.842105263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O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BT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LOCAL_MIN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GKS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3DC_MIN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HLPL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421052631579">
            <text:p>0.4210526316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PROPNSTS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MJPL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SIPPER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MJ3h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GOAP_G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MJ2h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WENG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2">
          <table:table-cell office:value-type="string">
            <text:p>CP_MJ1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PAIR_CB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3DC_CB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2">
          <table:table-cell office:value-type="string">
            <text:p>CP_MSBM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2">
          <table:table-cell office:value-type="string">
            <text:p>CP_MS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J1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S3DC_MIN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GKS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3">
          <table:table-cell office:value-type="string">
            <text:p>CP_Qp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421052631579">
            <text:p>0.421052631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J2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S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SJKG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2">
          <table:table-cell office:value-type="string">
            <text:p>CP_SJKG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S3DC_MIN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2">
          <table:table-cell office:value-type="string">
            <text:p>CP_TD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S3DC_CB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.105263157895">
            <text:p>0.1052631579</text:p>
          </table:table-cell>
          <table:table-cell office:value-type="float" office:value="0.421052631579">
            <text:p>0.421052631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Qa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TS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Qm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SKOa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SKOIP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ARS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AP_DCOMPLEX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578947368421">
            <text:p>0.5789473684</text:p>
          </table:table-cell>
          <table:table-cell table:number-columns-repeated="2" office:value-type="float" office:value="0.894736842105">
            <text:p>0.8947368421</text:p>
          </table:table-cell>
          <table:table-cell/>
          <table:table-cell office:value-type="string">
            <text:p>CP_ELOCAL_CB</text:p>
          </table:table-cell>
          <table:table-cell office:value-type="float" office:value="0.157894736842">
            <text:p>0.1578947368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AP_dDFIRE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3D_CB</text:p>
          </table:table-cell>
          <table:table-cell office:value-type="float" office:value="0.157894736842">
            <text:p>0.1578947368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AP_DFIRE2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263157894737">
            <text:p>0.263157894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BFKV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RMFCEN1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BL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RMFCEN2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421052631579">
            <text:p>0.4210526316</text:p>
          </table:table-cell>
          <table:table-cell office:value-type="float" office:value="0.842105263158">
            <text:p>0.842105263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BT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RMFCA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DESOLV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TB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ODA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TSC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Es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SKOb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578947368421">
            <text:p>0.5789473684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PAIR_CB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DOPE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MP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DOPE_HR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OPE_HR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DARS</text:p>
          </table:table-cell>
          <table:table-cell office:value-type="float" office:value="0.0526315789474">
            <text:p>0.0526315789</text:p>
          </table:table-cell>
          <table:table-cell table:number-columns-repeated="2" office:value-type="float" office:value="0.157894736842">
            <text:p>0.1578947368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3DC_MIN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S3DC_CB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MP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VD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COMPLEX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OPE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3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El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3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DFIRE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842105263158">
            <text:p>0.842105263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FIRE2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URS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T2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LOCAL_MIN</text:p>
          </table:table-cell>
          <table:table-cell office:value-type="float" office:value="0.315789473684">
            <text:p>0.3157894737</text:p>
          </table:table-cell>
          <table:table-cell office:value-type="float" office:value="0.375">
            <text:p>0.375</text:p>
          </table:table-cell>
          <table:table-cell office:value-type="float" office:value="0.357142857143">
            <text:p>0.3571428571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ES3DC_CB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PYDOCK_TOT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SBM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SKOIP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421052631579">
            <text:p>0.421052631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T1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PAIR_MIN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ZS3DC_MIN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J3h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MFCA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3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SC</text:p>
          </table:table-cell>
          <table:table-cell office:value-type="float" office:value="0.368421052632">
            <text:p>0.3684210526</text:p>
          </table:table-cell>
          <table:table-cell office:value-type="float" office:value="0.375">
            <text:p>0.37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3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4"/>
        </table:table-row>
        <table:table-row table:style-name="ro3">
          <table:table-cell office:value-type="string">
            <text:p>CP_ELOCAL_MIN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473684210526">
            <text:p>0.4736842105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DECK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2"/>
          <table:table-cell office:value-type="string">
            <text:p>CP_Qp</text:p>
          </table:table-cell>
          <table:table-cell office:value-type="float" office:value="0.315789473684">
            <text:p>0.3157894737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4375">
            <text:p>0.4375</text:p>
          </table:table-cell>
          <table:table-cell table:number-columns-repeated="4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JPL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 table:number-columns-repeated="2"/>
          <table:table-cell office:value-type="string">
            <text:p>SDOCK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4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MFCEN2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 table:number-columns-repeated="2"/>
          <table:table-cell office:value-type="string">
            <text:p>CP_HLPL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571428571429">
            <text:p>0.5714285714</text:p>
          </table:table-cell>
          <table:table-cell office:value-type="float" office:value="0.375">
            <text:p>0.375</text:p>
          </table:table-cell>
          <table:table-cell table:number-columns-repeated="4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HLPL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571428571429">
            <text:p>0.5714285714</text:p>
          </table:table-cell>
          <table:table-cell office:value-type="float" office:value="0.375">
            <text:p>0.375</text:p>
          </table:table-cell>
          <table:table-cell table:number-columns-repeated="2"/>
          <table:table-cell office:value-type="string">
            <text:p>CP_TSC</text:p>
          </table:table-cell>
          <table:table-cell office:value-type="float" office:value="0.368421052632">
            <text:p>0.3684210526</text:p>
          </table:table-cell>
          <table:table-cell office:value-type="float" office:value="0.375">
            <text:p>0.37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4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526315789474">
            <text:p>0.526315789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ELE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 table:number-columns-repeated="2"/>
          <table:table-cell office:value-type="string">
            <text:p>AP_T1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4"/>
        </table:table-row>
        <table:table-row table:style-name="ro3">
          <table:table-cell office:value-type="string">
            <text:p>AP_calRWp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526315789474">
            <text:p>0.526315789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GOAP_DF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2"/>
          <table:table-cell office:value-type="string">
            <text:p>AP_T2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125">
            <text:p>0.3125</text:p>
          </table:table-cell>
          <table:table-cell table:number-columns-repeated="4"/>
        </table:table-row>
        <table:table-row table:style-name="ro2">
          <table:table-cell office:value-type="string">
            <text:p>AP_PISA</text:p>
          </table:table-cell>
          <table:table-cell office:value-type="float" office:value="0.210526315789">
            <text:p>0.2105263158</text:p>
          </table:table-cell>
          <table:table-cell office:value-type="float" office:value="0.263157894737">
            <text:p>0.2631578947</text:p>
          </table:table-cell>
          <table:table-cell office:value-type="float" office:value="0.526315789474">
            <text:p>0.526315789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E3D_MIN</text:p>
          </table:table-cell>
          <table:table-cell office:value-type="float" office:value="0.315789473684">
            <text:p>0.3157894737</text:p>
          </table:table-cell>
          <table:table-cell office:value-type="float" office:value="0.375">
            <text:p>0.37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2"/>
          <table:table-cell office:value-type="string">
            <text:p>AP_PISA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625">
            <text:p>0.5625</text:p>
          </table:table-cell>
          <table:table-cell table:number-columns-repeated="4"/>
        </table:table-row>
        <table:table-row table:style-name="ro2">
          <table:table-cell office:value-type="string">
            <text:p>SDOCK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SDOCK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3">
          <table:table-cell office:value-type="string">
            <text:p>ELE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Qp</text:p>
          </table:table-cell>
          <table:table-cell office:value-type="float" office:value="0.315789473684">
            <text:p>0.3157894737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3">
          <table:table-cell office:value-type="string">
            <text:p>DESOLV</text:p>
          </table:table-cell>
          <table:table-cell table:number-columns-repeated="3" office:value-type="float" office:value="0.0526315789474">
            <text:p>0.0526315789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calRWp</text:p>
          </table:table-cell>
          <table:table-cell office:value-type="float" office:value="0.368421052632">
            <text:p>0.3684210526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VDW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631578947368">
            <text:p>0.6315789474</text:p>
          </table:table-cell>
          <table:table-cell table:number-columns-repeated="2" office:value-type="float" office:value="0.894736842105">
            <text:p>0.8947368421</text:p>
          </table:table-cell>
          <table:table-cell/>
          <table:table-cell office:value-type="string">
            <text:p>VDW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PYDOCK_TOT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B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3">
          <table:table-cell office:value-type="string">
            <text:p>ODA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calRW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MJ2h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D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MFCEN1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AP_GOAP_DF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S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571428571429">
            <text:p>0.5714285714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PISA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0714285714286">
            <text:p>0.0714285714</text:p>
          </table:table-cell>
          <table:table-cell table:number-columns-repeated="2"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625">
            <text:p>0.06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table:number-columns-repeated="2"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25">
            <text:p>0.25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9375">
            <text:p>0.937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------------------------------------------------------------</text:p>
          </table:table-cell>
          <table:table-cell table:number-columns-repeated="22"/>
        </table:table-row>
        <table:table-row table:style-name="ro3">
          <table:table-cell office:value-type="string">
            <text:p>Sender:</text:p>
          </table:table-cell>
          <table:table-cell office:value-type="string">
            <text:p>LSF</text:p>
          </table:table-cell>
          <table:table-cell office:value-type="string">
            <text:p>System</text:p>
          </table:table-cell>
          <table:table-cell office:value-type="string">
            <text:p>&lt;perf@s16r2b69&gt;</text:p>
          </table:table-cell>
          <table:table-cell table:number-columns-repeated="19"/>
        </table:table-row>
        <table:table-row table:style-name="ro3">
          <table:table-cell office:value-type="string">
            <text:p>Subject:</text:p>
          </table:table-cell>
          <table:table-cell office:value-type="string">
            <text:p>Job</text:p>
          </table:table-cell>
          <table:table-cell table:style-name="ce1" office:value-type="string">
            <text:p>233657:</text:p>
          </table:table-cell>
          <table:table-cell office:value-type="string">
            <text:p>&lt;EJE&gt;</text:p>
          </table:table-cell>
          <table:table-cell office:value-type="string">
            <text:p>in</text:p>
          </table:table-cell>
          <table:table-cell office:value-type="string">
            <text:p>cluster</text:p>
          </table:table-cell>
          <table:table-cell office:value-type="string">
            <text:p>&lt;mn3&gt;</text:p>
          </table:table-cell>
          <table:table-cell office:value-type="string">
            <text:p>Done</text:p>
          </table:table-cell>
          <table:table-cell table:number-columns-repeated="15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Job</text:p>
          </table:table-cell>
          <table:table-cell office:value-type="string">
            <text:p>&lt;EJE&gt;</text:p>
          </table:table-cell>
          <table:table-cell office:value-type="string">
            <text:p>was</text:p>
          </table:table-cell>
          <table:table-cell office:value-type="string">
            <text:p>submitted</text:p>
          </table:table-cell>
          <table:table-cell office:value-type="string">
            <text:p>from</text:p>
          </table:table-cell>
          <table:table-cell office:value-type="string">
            <text:p>host</text:p>
          </table:table-cell>
          <table:table-cell office:value-type="string">
            <text:p>&lt;login1&gt;</text:p>
          </table:table-cell>
          <table:table-cell office:value-type="string">
            <text:p>by</text:p>
          </table:table-cell>
          <table:table-cell office:value-type="string">
            <text:p>user</text:p>
          </table:table-cell>
          <table:table-cell office:value-type="string">
            <text:p>&lt;bsc54563&gt;</text:p>
          </table:table-cell>
          <table:table-cell office:value-type="string">
            <text:p>in</text:p>
          </table:table-cell>
          <table:table-cell office:value-type="string">
            <text:p>cluster</text:p>
          </table:table-cell>
          <table:table-cell office:value-type="string">
            <text:p>&lt;mn3&gt;.</text:p>
          </table:table-cell>
          <table:table-cell table:number-columns-repeated="10"/>
        </table:table-row>
        <table:table-row table:style-name="ro3">
          <table:table-cell office:value-type="string">
            <text:p>Job</text:p>
          </table:table-cell>
          <table:table-cell office:value-type="string">
            <text:p>was</text:p>
          </table:table-cell>
          <table:table-cell office:value-type="string">
            <text:p>executed</text:p>
          </table:table-cell>
          <table:table-cell office:value-type="string">
            <text:p>on</text:p>
          </table:table-cell>
          <table:table-cell office:value-type="string">
            <text:p>host(s)</text:p>
          </table:table-cell>
          <table:table-cell office:value-type="string">
            <text:p>&lt;s16r2b69&gt;,</text:p>
          </table:table-cell>
          <table:table-cell office:value-type="string">
            <text:p>in</text:p>
          </table:table-cell>
          <table:table-cell office:value-type="string">
            <text:p>queue</text:p>
          </table:table-cell>
          <table:table-cell office:value-type="string">
            <text:p>&lt;debug&gt;,</text:p>
          </table:table-cell>
          <table:table-cell office:value-type="string">
            <text:p>as</text:p>
          </table:table-cell>
          <table:table-cell office:value-type="string">
            <text:p>user</text:p>
          </table:table-cell>
          <table:table-cell office:value-type="string">
            <text:p>&lt;bsc54563&gt;</text:p>
          </table:table-cell>
          <table:table-cell office:value-type="string">
            <text:p>in</text:p>
          </table:table-cell>
          <table:table-cell office:value-type="string">
            <text:p>cluster</text:p>
          </table:table-cell>
          <table:table-cell office:value-type="string">
            <text:p>&lt;mn3&gt;.</text:p>
          </table:table-cell>
          <table:table-cell table:number-columns-repeated="8"/>
        </table:table-row>
        <table:table-row table:style-name="ro3">
          <table:table-cell office:value-type="string">
            <text:p>&lt;/home/bsc54/bsc54563&gt;</text:p>
          </table:table-cell>
          <table:table-cell office:value-type="string">
            <text:p>was</text:p>
          </table:table-cell>
          <table:table-cell office:value-type="string">
            <text:p>used</text:p>
          </table:table-cell>
          <table:table-cell office:value-type="string">
            <text:p>as</text:p>
          </table:table-cell>
          <table:table-cell office:value-type="string">
            <text:p>the</text:p>
          </table:table-cell>
          <table:table-cell office:value-type="string">
            <text:p>home</text:p>
          </table:table-cell>
          <table:table-cell office:value-type="string">
            <text:p>directory.</text:p>
          </table:table-cell>
          <table:table-cell table:number-columns-repeated="16"/>
        </table:table-row>
        <table:table-row table:style-name="ro3">
          <table:table-cell office:value-type="string">
            <text:p>&lt;/home/bsc54/bsc54563&gt;</text:p>
          </table:table-cell>
          <table:table-cell office:value-type="string">
            <text:p>was</text:p>
          </table:table-cell>
          <table:table-cell office:value-type="string">
            <text:p>used</text:p>
          </table:table-cell>
          <table:table-cell office:value-type="string">
            <text:p>as</text:p>
          </table:table-cell>
          <table:table-cell office:value-type="string">
            <text:p>the</text:p>
          </table:table-cell>
          <table:table-cell office:value-type="string">
            <text:p>working</text:p>
          </table:table-cell>
          <table:table-cell office:value-type="string">
            <text:p>directory.</text:p>
          </table:table-cell>
          <table:table-cell table:number-columns-repeated="16"/>
        </table:table-row>
        <table:table-row table:style-name="ro3">
          <table:table-cell office:value-type="string">
            <text:p>Started</text:p>
          </table:table-cell>
          <table:table-cell office:value-type="string">
            <text:p>at</text:p>
          </table:table-cell>
          <table:table-cell office:value-type="string">
            <text:p>Thu</text:p>
          </table:table-cell>
          <table:table-cell office:value-type="string">
            <text:p>Sep</text:p>
          </table:table-cell>
          <table:table-cell/>
          <table:table-cell office:value-type="float" office:value="4">
            <text:p>4</text:p>
          </table:table-cell>
          <table:table-cell table:style-name="ce1" office:value-type="string">
            <text:p>16:28:06</text:p>
          </table:table-cell>
          <table:table-cell office:value-type="float" office:value="2014">
            <text:p>2014</text:p>
          </table:table-cell>
          <table:table-cell table:number-columns-repeated="15"/>
        </table:table-row>
        <table:table-row table:style-name="ro3">
          <table:table-cell office:value-type="string">
            <text:p>Results</text:p>
          </table:table-cell>
          <table:table-cell office:value-type="string">
            <text:p>reported</text:p>
          </table:table-cell>
          <table:table-cell office:value-type="string">
            <text:p>on</text:p>
          </table:table-cell>
          <table:table-cell office:value-type="string">
            <text:p>Thu</text:p>
          </table:table-cell>
          <table:table-cell office:value-type="string">
            <text:p>Sep</text:p>
          </table:table-cell>
          <table:table-cell/>
          <table:table-cell office:value-type="float" office:value="4">
            <text:p>4</text:p>
          </table:table-cell>
          <table:table-cell table:style-name="ce1" office:value-type="string">
            <text:p>16:45:13</text:p>
          </table:table-cell>
          <table:table-cell office:value-type="float" office:value="2014">
            <text:p>2014</text:p>
          </table:table-cell>
          <table:table-cell table:number-columns-repeated="14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Your</text:p>
          </table:table-cell>
          <table:table-cell office:value-type="string">
            <text:p>job</text:p>
          </table:table-cell>
          <table:table-cell office:value-type="string">
            <text:p>looked</text:p>
          </table:table-cell>
          <table:table-cell office:value-type="string">
            <text:p>like: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------------------------------------------------------------</text:p>
          </table:table-cell>
          <table:table-cell table:number-columns-repeated="22"/>
        </table:table-row>
        <table:table-row table:style-name="ro3">
          <table:table-cell office:value-type="string">
            <text:p>#</text:p>
          </table:table-cell>
          <table:table-cell office:value-type="string">
            <text:p>LSBATCH:</text:p>
          </table:table-cell>
          <table:table-cell office:value-type="string">
            <text:p>User</text:p>
          </table:table-cell>
          <table:table-cell office:value-type="string">
            <text:p>input</text:p>
          </table:table-cell>
          <table:table-cell table:number-columns-repeated="19"/>
        </table:table-row>
        <table:table-row table:style-name="ro3">
          <table:table-cell office:value-type="string">
            <text:p>#BSUB</text:p>
          </table:table-cell>
          <table:table-cell office:value-type="string">
            <text:p>-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o</text:p>
          </table:table-cell>
          <table:table-cell office:value-type="string">
            <text:p>ejecutar_%J.out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e</text:p>
          </table:table-cell>
          <table:table-cell office:value-type="string">
            <text:p>ejecutar_%J.err</text:p>
          </table:table-cell>
          <table:table-cell table:number-columns-repeated="20"/>
        </table:table-row>
        <table:table-row table:style-name="ro2">
          <table:table-cell office:value-type="string">
            <text:p>#BSUB</text:p>
          </table:table-cell>
          <table:table-cell office:value-type="string">
            <text:p>-J</text:p>
          </table:table-cell>
          <table:table-cell office:value-type="string">
            <text:p>EJE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R"span[ptile=2]"</text:p>
          </table:table-cell>
          <table:table-cell table:number-columns-repeated="21"/>
        </table:table-row>
        <table:table-row table:style-name="ro2">
          <table:table-cell office:value-type="string">
            <text:p>#BSUB</text:p>
          </table:table-cell>
          <table:table-cell office:value-type="string">
            <text:p>-W</text:p>
          </table:table-cell>
          <table:table-cell table:style-name="ce1" office:value-type="string">
            <text:p>01:00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q</text:p>
          </table:table-cell>
          <table:table-cell office:value-type="string">
            <text:p>debug</text:p>
          </table:table-cell>
          <table:table-cell table:number-columns-repeated="20"/>
        </table:table-row>
        <table:table-row table:style-name="ro3">
          <table:table-cell office:value-type="string">
            <text:p>#python</text:p>
          </table:table-cell>
          <table:table-cell office:value-type="string">
            <text:p>ejecutar_get_them.py;</text:p>
          </table:table-cell>
          <table:table-cell table:number-columns-repeated="21"/>
        </table:table-row>
        <table:table-row table:style-name="ro3">
          <table:table-cell office:value-type="string">
            <text:p>python</text:p>
          </table:table-cell>
          <table:table-cell office:value-type="string">
            <text:p>ejecutar_get_them.py</text:p>
          </table:table-cell>
          <table:table-cell office:value-type="string">
            <text:p>PDB.LIST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------------------------------------------------------------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Successfully</text:p>
          </table:table-cell>
          <table:table-cell office:value-type="string">
            <text:p>completed.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Resource</text:p>
          </table:table-cell>
          <table:table-cell office:value-type="string">
            <text:p>usage</text:p>
          </table:table-cell>
          <table:table-cell office:value-type="string">
            <text:p>summary: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3">
          <table:table-cell table:number-columns-repeated="4"/>
          <table:table-cell office:value-type="string">
            <text:p>CPU</text:p>
          </table:table-cell>
          <table:table-cell office:value-type="string">
            <text:p>time</text:p>
          </table:table-cell>
          <table:table-cell office:value-type="string">
            <text:p>:</text:p>
          </table:table-cell>
          <table:table-cell table:number-columns-repeated="14"/>
          <table:table-cell office:value-type="float" office:value="144.56">
            <text:p>144.56</text:p>
          </table:table-cell>
          <table:table-cell office:value-type="string">
            <text:p>sec.</text:p>
          </table:table-cell>
        </table:table-row>
        <table:table-row table:style-name="ro3">
          <table:table-cell table:number-columns-repeated="4"/>
          <table:table-cell office:value-type="string">
            <text:p>Max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table:number-columns-repeated="12"/>
          <table:table-cell office:value-type="float" office:value="80">
            <text:p>80</text:p>
          </table:table-cell>
          <table:table-cell office:value-type="string">
            <text:p>MB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Average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table:number-columns-repeated="8"/>
          <table:table-cell office:value-type="float" office:value="55.59">
            <text:p>55.59</text:p>
          </table:table-cell>
          <table:table-cell office:value-type="string">
            <text:p>MB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Total</text:p>
          </table:table-cell>
          <table:table-cell office:value-type="string">
            <text:p>Requested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office:value-type="float" office:value="1812">
            <text:p>1812</text:p>
          </table:table-cell>
          <table:table-cell office:value-type="string">
            <text:p>MB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>
            <text:p>Delta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table:number-columns-repeated="10"/>
          <table:table-cell office:value-type="float" office:value="1732">
            <text:p>1732</text:p>
          </table:table-cell>
          <table:table-cell office:value-type="string">
            <text:p>MB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(Delta:</text:p>
          </table:table-cell>
          <table:table-cell office:value-type="string">
            <text:p>the</text:p>
          </table:table-cell>
          <table:table-cell office:value-type="string">
            <text:p>difference</text:p>
          </table:table-cell>
          <table:table-cell office:value-type="string">
            <text:p>between</text:p>
          </table:table-cell>
          <table:table-cell office:value-type="string">
            <text:p>Total</text:p>
          </table:table-cell>
          <table:table-cell office:value-type="string">
            <text:p>Requested</text:p>
          </table:table-cell>
          <table:table-cell office:value-type="string">
            <text:p>Memory</text:p>
          </table:table-cell>
          <table:table-cell office:value-type="string">
            <text:p>and</text:p>
          </table:table-cell>
          <table:table-cell office:value-type="string">
            <text:p>Max</text:p>
          </table:table-cell>
          <table:table-cell office:value-type="string">
            <text:p>Memory.)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>
            <text:p>Max</text:p>
          </table:table-cell>
          <table:table-cell office:value-type="string">
            <text:p>Processes</text:p>
          </table:table-cell>
          <table:table-cell office:value-type="string">
            <text:p>: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Max</text:p>
          </table:table-cell>
          <table:table-cell office:value-type="string">
            <text:p>Threads</text:p>
          </table:table-cell>
          <table:table-cell office:value-type="string">
            <text:p>:</text:p>
          </table:table-cell>
          <table:table-cell table:number-columns-repeated="11"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The</text:p>
          </table:table-cell>
          <table:table-cell office:value-type="string">
            <text:p>output</text:p>
          </table:table-cell>
          <table:table-cell office:value-type="string">
            <text:p>(if</text:p>
          </table:table-cell>
          <table:table-cell office:value-type="string">
            <text:p>any)</text:p>
          </table:table-cell>
          <table:table-cell office:value-type="string">
            <text:p>is</text:p>
          </table:table-cell>
          <table:table-cell office:value-type="string">
            <text:p>above</text:p>
          </table:table-cell>
          <table:table-cell office:value-type="string">
            <text:p>this</text:p>
          </table:table-cell>
          <table:table-cell office:value-type="string">
            <text:p>job</text:p>
          </table:table-cell>
          <table:table-cell office:value-type="string">
            <text:p>summary.</text:p>
          </table:table-cell>
          <table:table-cell table:number-columns-repeated="14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office:value-type="string">
            <text:p>PS: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Read</text:p>
          </table:table-cell>
          <table:table-cell office:value-type="string">
            <text:p>file</text:p>
          </table:table-cell>
          <table:table-cell office:value-type="string">
            <text:p>&lt;ejecutar_233657.err&gt;</text:p>
          </table:table-cell>
          <table:table-cell office:value-type="string">
            <text:p>for</text:p>
          </table:table-cell>
          <table:table-cell office:value-type="string">
            <text:p>stderr</text:p>
          </table:table-cell>
          <table:table-cell office:value-type="string">
            <text:p>output</text:p>
          </table:table-cell>
          <table:table-cell office:value-type="string">
            <text:p>of</text:p>
          </table:table-cell>
          <table:table-cell office:value-type="string">
            <text:p>this</text:p>
          </table:table-cell>
          <table:table-cell office:value-type="string">
            <text:p>job.</text:p>
          </table:table-cell>
          <table:table-cell table:number-columns-repeated="14"/>
        </table:table-row>
        <table:table-row table:style-name="ro2" table:number-rows-repeated="1047438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Hoja1.H3:Hoja1.K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7:18:51</dc:date>
    <meta:generator>LibreOffice/3.5$Linux_x86 LibreOffice_project/350m1$Build-2</meta:generator>
    <dc:creator>Protein Group</dc:creator>
    <meta:editing-duration>PT16M16S</meta:editing-duration>
    <meta:editing-cycles>9</meta:editing-cycles>
    <meta:document-statistic meta:table-count="1" meta:cell-count="81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8cm" svg:y="0.316cm" chart:style-name="ch2">
          <text:p>Succes Rate Top10 - SDOCK</text:p>
        </chart:title>
        <chart:subtitle svg:x="1.179cm" svg:y="1.075cm" chart:style-name="ch3">
          <text:p>Energy benchmark</text:p>
        </chart:subtitle>
        <chart:legend svg:x="9.728cm" svg:y="1.07cm" style:legend-expansion="custom" chartooo:width="5.832cm" chartooo:height="0.598cm" style:legend-expansion-aspect-ratio="9.75250836120401" chart:style-name="ch4"/>
        <chart:plot-area chart:style-name="ch5" table:cell-range-address="Hoja1.O834:Hoja1.S841" chart:data-source-has-labels="both" svg:x="0.523cm" svg:y="1.985cm" svg:width="14.586cm" svg:height="6.69cm">
          <chartooo:coordinate-region svg:x="1.25cm" svg:y="2.185cm" svg:width="13.859cm" svg:height="5.843cm"/>
          <chart:axis chart:dimension="x" chart:name="primary-x" chart:style-name="ch6" chartooo:axis-type="auto">
            <chartooo:date-scale/>
            <chart:categories table:cell-range-address="Hoja1.O835:Hoja1.O8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P835:Hoja1.P841" chart:label-cell-address="Hoja1.P834:Hoja1.P834" chart:class="chart:bar">
            <chart:data-point chart:repeated="7"/>
          </chart:series>
          <chart:series chart:style-name="ch10" chart:values-cell-range-address="Hoja1.Q835:Hoja1.Q841" chart:label-cell-address="Hoja1.Q834:Hoja1.Q834" chart:class="chart:bar">
            <chart:data-point chart:repeated="7"/>
          </chart:series>
          <chart:series chart:style-name="ch11" chart:values-cell-range-address="Hoja1.R835:Hoja1.R841" chart:label-cell-address="Hoja1.R834:Hoja1.R834" chart:class="chart:bar">
            <chart:data-point chart:repeated="7"/>
          </chart:series>
          <chart:series chart:style-name="ch12" chart:values-cell-range-address="Hoja1.S835:Hoja1.S841" chart:label-cell-address="Hoja1.S834:Hoja1.S8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(-)</text:p>
                <draw:g>
                  <svg:desc>Hoja1.P834:Hoja1.P834</svg:desc>
                </draw:g>
              </table:table-cell>
              <table:table-cell office:value-type="string">
                <text:p>dS(-)</text:p>
                <draw:g>
                  <svg:desc>Hoja1.Q834:Hoja1.Q834</svg:desc>
                </draw:g>
              </table:table-cell>
              <table:table-cell office:value-type="string">
                <text:p>dS(+)</text:p>
                <draw:g>
                  <svg:desc>Hoja1.R834:Hoja1.R834</svg:desc>
                </draw:g>
              </table:table-cell>
              <table:table-cell office:value-type="string">
                <text:p>Koff(low)</text:p>
                <draw:g>
                  <svg:desc>Hoja1.S834:Hoja1.S8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O835:Hoja1.O841</svg:desc>
                </draw:g>
              </table:table-cell>
              <table:table-cell office:value-type="float" office:value="0.315789473684">
                <text:p>0.315789473684</text:p>
                <draw:g>
                  <svg:desc>Hoja1.P835:Hoja1.P841</svg:desc>
                </draw:g>
              </table:table-cell>
              <table:table-cell office:value-type="float" office:value="0.25">
                <text:p>0.25</text:p>
                <draw:g>
                  <svg:desc>Hoja1.Q835:Hoja1.Q841</svg:desc>
                </draw:g>
              </table:table-cell>
              <table:table-cell office:value-type="float" office:value="0.428571428571">
                <text:p>0.428571428571</text:p>
                <draw:g>
                  <svg:desc>Hoja1.R835:Hoja1.R841</svg:desc>
                </draw:g>
              </table:table-cell>
              <table:table-cell office:value-type="float" office:value="0.4375">
                <text:p>0.4375</text:p>
                <draw:g>
                  <svg:desc>Hoja1.S835:Hoja1.S841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315789473684">
                <text:p>0.315789473684</text:p>
              </table:table-cell>
              <table:table-cell office:value-type="float" office:value="0.125">
                <text:p>0.125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68421052632">
                <text:p>0.368421052632</text:p>
              </table:table-cell>
              <table:table-cell office:value-type="float" office:value="0.375">
                <text:p>0.37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5625">
                <text:p>0.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22cm" svg:height="8.976cm" xlink:href=".." xlink:type="simple" chart:class="chart:bar" chart:style-name="ch1">
        <chart:title svg:x="6.854cm" svg:y="0.315cm" chart:style-name="ch2">
          <text:p>Succes rate Top 10 - SDOCK</text:p>
        </chart:title>
        <chart:subtitle svg:x="0.499cm" svg:y="0.942cm" chart:style-name="ch3">
          <text:p>Affinty Benchmark</text:p>
        </chart:subtitle>
        <chart:legend svg:x="13.548cm" svg:y="1.001cm" style:legend-expansion="custom" chartooo:width="5.668cm" chartooo:height="0.596cm" style:legend-expansion-aspect-ratio="9.51006711409396" chart:style-name="ch4"/>
        <chart:plot-area chart:style-name="ch5" table:cell-range-address="Hoja1.O602:Hoja1.R609" chart:data-source-has-labels="both" svg:x="0.624cm" svg:y="1.814cm" svg:width="18.3cm" svg:height="7.034cm">
          <chartooo:coordinate-region svg:x="1.351cm" svg:y="2.014cm" svg:width="17.573cm" svg:height="6.187cm"/>
          <chart:axis chart:dimension="x" chart:name="primary-x" chart:style-name="ch6" chartooo:axis-type="auto">
            <chartooo:date-scale/>
            <chart:categories table:cell-range-address="Hoja1.O603:Hoja1.O60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P603:Hoja1.P609" chart:label-cell-address="Hoja1.P602:Hoja1.P602" chart:class="chart:bar">
            <chart:data-point chart:repeated="7"/>
          </chart:series>
          <chart:series chart:style-name="ch10" chart:values-cell-range-address="Hoja1.Q603:Hoja1.Q609" chart:label-cell-address="Hoja1.Q602:Hoja1.Q602" chart:class="chart:bar">
            <chart:data-point chart:repeated="7"/>
          </chart:series>
          <chart:series chart:style-name="ch11" chart:values-cell-range-address="Hoja1.R603:Hoja1.R609" chart:label-cell-address="Hoja1.R602:Hoja1.R60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1.P602:Hoja1.P602</svg:desc>
                </draw:g>
              </table:table-cell>
              <table:table-cell office:value-type="string">
                <text:p>medium</text:p>
                <draw:g>
                  <svg:desc>Hoja1.Q602:Hoja1.Q602</svg:desc>
                </draw:g>
              </table:table-cell>
              <table:table-cell office:value-type="string">
                <text:p>weak</text:p>
                <draw:g>
                  <svg:desc>Hoja1.R602:Hoja1.R6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O603:Hoja1.O609</svg:desc>
                </draw:g>
              </table:table-cell>
              <table:table-cell office:value-type="float" office:value="0.357142857143">
                <text:p>0.357142857143</text:p>
                <draw:g>
                  <svg:desc>Hoja1.P603:Hoja1.P609</svg:desc>
                </draw:g>
              </table:table-cell>
              <table:table-cell office:value-type="float" office:value="0.170731707317">
                <text:p>0.170731707317</text:p>
                <draw:g>
                  <svg:desc>Hoja1.Q603:Hoja1.Q609</svg:desc>
                </draw:g>
              </table:table-cell>
              <table:table-cell office:value-type="float" office:value="0.15">
                <text:p>0.15</text:p>
                <draw:g>
                  <svg:desc>Hoja1.R603:Hoja1.R609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61cm" svg:height="9cm" xlink:href=".." xlink:type="simple" chart:class="chart:bar" chart:style-name="ch1">
        <chart:title svg:x="6.144cm" svg:y="0.316cm" chart:style-name="ch2">
          <text:p>Succes Rate Top 10 - SDOCK</text:p>
        </chart:title>
        <chart:subtitle svg:x="1.013cm" svg:y="0.851cm" chart:style-name="ch3">
          <text:p>BM4 - flexibility</text:p>
        </chart:subtitle>
        <chart:legend svg:x="14.299cm" svg:y="1.006cm" style:legend-expansion="custom" chartooo:width="3.858cm" chartooo:height="0.598cm" style:legend-expansion-aspect-ratio="6.45150501672241" chart:style-name="ch4"/>
        <chart:plot-area chart:style-name="ch5" table:cell-range-address="Hoja1.O134:Hoja1.T141" chart:data-source-has-labels="both" svg:x="0.999cm" svg:y="1.472cm" svg:width="16.72cm" svg:height="6.926cm">
          <chartooo:coordinate-region svg:x="1.726cm" svg:y="1.671cm" svg:width="15.993cm" svg:height="6.08cm"/>
          <chart:axis chart:dimension="x" chart:name="primary-x" chart:style-name="ch6" chartooo:axis-type="auto">
            <chartooo:date-scale/>
            <chart:categories table:cell-range-address="Hoja1.O135:Hoja1.O1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P135:Hoja1.P141" chart:label-cell-address="Hoja1.P134:Hoja1.P134" chart:class="chart:bar">
            <chart:data-point chart:repeated="7"/>
          </chart:series>
          <chart:series chart:style-name="ch10" chart:values-cell-range-address="Hoja1.Q135:Hoja1.Q141" chart:label-cell-address="Hoja1.Q134:Hoja1.Q134" chart:class="chart:bar">
            <chart:data-point chart:repeated="7"/>
          </chart:series>
          <chart:series chart:style-name="ch11" chart:values-cell-range-address="Hoja1.R135:Hoja1.R141" chart:label-cell-address="Hoja1.R134:Hoja1.R134" chart:class="chart:bar">
            <chart:data-point chart:repeated="7"/>
          </chart:series>
          <chart:series chart:style-name="ch12" chart:values-cell-range-address="Hoja1.S135:Hoja1.S141" chart:label-cell-address="Hoja1.S134:Hoja1.S134" chart:class="chart:bar">
            <chart:data-point chart:repeated="7"/>
          </chart:series>
          <chart:series chart:style-name="ch13" chart:values-cell-range-address="Hoja1.T135:Hoja1.T141" chart:label-cell-address="Hoja1.T134:Hoja1.T1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1.P134:Hoja1.P134</svg:desc>
                </draw:g>
              </table:table-cell>
              <table:table-cell office:value-type="string">
                <text:p>f2</text:p>
                <draw:g>
                  <svg:desc>Hoja1.Q134:Hoja1.Q134</svg:desc>
                </draw:g>
              </table:table-cell>
              <table:table-cell office:value-type="string">
                <text:p>f3</text:p>
                <draw:g>
                  <svg:desc>Hoja1.R134:Hoja1.R134</svg:desc>
                </draw:g>
              </table:table-cell>
              <table:table-cell office:value-type="string">
                <text:p>f4</text:p>
                <draw:g>
                  <svg:desc>Hoja1.S134:Hoja1.S134</svg:desc>
                </draw:g>
              </table:table-cell>
              <table:table-cell office:value-type="string">
                <text:p>f5</text:p>
                <draw:g>
                  <svg:desc>Hoja1.T134:Hoja1.T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O135:Hoja1.O141</svg:desc>
                </draw:g>
              </table:table-cell>
              <table:table-cell office:value-type="float" office:value="0.375">
                <text:p>0.375</text:p>
                <draw:g>
                  <svg:desc>Hoja1.P135:Hoja1.P141</svg:desc>
                </draw:g>
              </table:table-cell>
              <table:table-cell office:value-type="float" office:value="0.321428571429">
                <text:p>0.321428571429</text:p>
                <draw:g>
                  <svg:desc>Hoja1.Q135:Hoja1.Q141</svg:desc>
                </draw:g>
              </table:table-cell>
              <table:table-cell office:value-type="float" office:value="0.237288135593">
                <text:p>0.237288135593</text:p>
                <draw:g>
                  <svg:desc>Hoja1.R135:Hoja1.R141</svg:desc>
                </draw:g>
              </table:table-cell>
              <table:table-cell office:value-type="float" office:value="0.153846153846">
                <text:p>0.153846153846</text:p>
                <draw:g>
                  <svg:desc>Hoja1.S135:Hoja1.S141</svg:desc>
                </draw:g>
              </table:table-cell>
              <table:table-cell office:value-type="float" office:value="0.0909090909091">
                <text:p>0.0909090909091</text:p>
                <draw:g>
                  <svg:desc>Hoja1.T135:Hoja1.T141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39285714286">
                <text:p>0.339285714286</text:p>
              </table:table-cell>
              <table:table-cell office:value-type="float" office:value="0.237288135593">
                <text:p>0.237288135593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.0909090909091">
                <text:p>0.090909090909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39285714286">
                <text:p>0.339285714286</text:p>
              </table:table-cell>
              <table:table-cell office:value-type="float" office:value="0.271186440678">
                <text:p>0.271186440678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192307692308">
                <text:p>0.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5">
                <text:p>0.5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0384615384615">
                <text:p>0.0384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269230769231">
                <text:p>0.269230769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2cm" svg:height="9.009cm" xlink:href=".." xlink:type="simple" chart:class="chart:bar" chart:style-name="ch1">
        <chart:title svg:x="7.01cm" svg:y="0.316cm" chart:style-name="ch2">
          <text:p>Succes rate SDOCK</text:p>
        </chart:title>
        <chart:subtitle svg:x="1.589cm" svg:y="1.076cm" chart:style-name="ch3">
          <text:p>BM4</text:p>
        </chart:subtitle>
        <chart:legend svg:x="12.487cm" svg:y="1.101cm" style:legend-expansion="custom" chartooo:width="5.067cm" chartooo:height="0.598cm" style:legend-expansion-aspect-ratio="8.47324414715719" chart:style-name="ch4"/>
        <chart:plot-area chart:style-name="ch5" table:cell-range-address="Hoja1.O24:Hoja1.R31" chart:data-source-has-labels="both" svg:x="0.253cm" svg:y="1.537cm" svg:width="17.274cm" svg:height="6.865cm">
          <chartooo:coordinate-region svg:x="0.98cm" svg:y="1.736cm" svg:width="16.547cm" svg:height="6.019cm"/>
          <chart:axis chart:dimension="x" chart:name="primary-x" chart:style-name="ch6" chartooo:axis-type="auto">
            <chartooo:date-scale/>
            <chart:categories table:cell-range-address="Hoja1.O25:Hoja1.O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P25:Hoja1.P31" chart:label-cell-address="Hoja1.P24:Hoja1.P24" chart:class="chart:bar">
            <chart:data-point chart:repeated="7"/>
          </chart:series>
          <chart:series chart:style-name="ch10" chart:values-cell-range-address="Hoja1.Q25:Hoja1.Q31" chart:label-cell-address="Hoja1.Q24:Hoja1.Q24" chart:class="chart:bar">
            <chart:data-point chart:repeated="7"/>
          </chart:series>
          <chart:series chart:style-name="ch11" chart:values-cell-range-address="Hoja1.R25:Hoja1.R31" chart:label-cell-address="Hoja1.R24:Hoja1.R2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Hoja1.P24:Hoja1.P24</svg:desc>
                </draw:g>
              </table:table-cell>
              <table:table-cell office:value-type="string">
                <text:p>Top10</text:p>
                <draw:g>
                  <svg:desc>Hoja1.Q24:Hoja1.Q24</svg:desc>
                </draw:g>
              </table:table-cell>
              <table:table-cell office:value-type="string">
                <text:p>Top100</text:p>
                <draw:g>
                  <svg:desc>Hoja1.R24:Hoja1.R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O25:Hoja1.O31</svg:desc>
                </draw:g>
              </table:table-cell>
              <table:table-cell office:value-type="float" office:value="0.0795454545455">
                <text:p>0.0795454545455</text:p>
                <draw:g>
                  <svg:desc>Hoja1.P25:Hoja1.P31</svg:desc>
                </draw:g>
              </table:table-cell>
              <table:table-cell office:value-type="float" office:value="0.261363636364">
                <text:p>0.261363636364</text:p>
                <draw:g>
                  <svg:desc>Hoja1.Q25:Hoja1.Q31</svg:desc>
                </draw:g>
              </table:table-cell>
              <table:table-cell office:value-type="float" office:value="0.511363636364">
                <text:p>0.511363636364</text:p>
                <draw:g>
                  <svg:desc>Hoja1.R25:Hoja1.R31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125">
                <text:p>0.125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94318181818">
                <text:p>0.494318181818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102272727273">
                <text:p>0.102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05681818182">
                <text:p>0.5056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113636363636">
                <text:p>0.113636363636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85227272727">
                <text:p>0.585227272727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0738636363636">
                <text:p>0.0738636363636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88636363636">
                <text:p>0.488636363636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34090909091">
                <text:p>0.534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153409090909">
                <text:p>0.153409090909</text:p>
              </table:table-cell>
              <table:table-cell office:value-type="float" office:value="0.352272727273">
                <text:p>0.352272727273</text:p>
              </table:table-cell>
              <table:table-cell office:value-type="float" office:value="0.551136363636">
                <text:p>0.551136363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